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40">
      <style:table-cell-properties fo:background-color="#ffff00"/>
    </style:style>
    <style:style style:name="ce3" style:family="table-cell" style:parent-style-name="Default" style:data-style-name="N107"/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1"/>
        <table:table-column table:style-name="co1" table:number-columns-repeated="24" table:default-cell-style-name="ce3"/>
        <table:table-row table:style-name="ro1">
          <table:table-cell table:style-name="Default"/>
          <table:table-cell table:style-name="ce2" office:value-type="time" office:time-value="PT00H00M00S">
            <text:p>00:00</text:p>
          </table:table-cell>
          <table:table-cell table:style-name="ce2" office:value-type="time" office:time-value="PT01H00M00S">
            <text:p>01:00</text:p>
          </table:table-cell>
          <table:table-cell table:style-name="ce2" office:value-type="time" office:time-value="PT02H00M00S">
            <text:p>02:00</text:p>
          </table:table-cell>
          <table:table-cell table:style-name="ce2" office:value-type="time" office:time-value="PT03H00M00S">
            <text:p>03:00</text:p>
          </table:table-cell>
          <table:table-cell table:style-name="ce2" office:value-type="time" office:time-value="PT04H00M00S">
            <text:p>04:00</text:p>
          </table:table-cell>
          <table:table-cell table:style-name="ce2" office:value-type="time" office:time-value="PT05H00M00S">
            <text:p>05:00</text:p>
          </table:table-cell>
          <table:table-cell table:style-name="ce2" office:value-type="time" office:time-value="PT06H00M00S">
            <text:p>06:00</text:p>
          </table:table-cell>
          <table:table-cell table:style-name="ce2" office:value-type="time" office:time-value="PT07H00M00S">
            <text:p>07:00</text:p>
          </table:table-cell>
          <table:table-cell table:style-name="ce2" office:value-type="time" office:time-value="PT08H00M00S">
            <text:p>08:00</text:p>
          </table:table-cell>
          <table:table-cell table:style-name="ce2" office:value-type="time" office:time-value="PT09H00M00S">
            <text:p>09:00</text:p>
          </table:table-cell>
          <table:table-cell table:style-name="ce2" office:value-type="time" office:time-value="PT10H00M00S">
            <text:p>10:00</text:p>
          </table:table-cell>
          <table:table-cell table:style-name="ce2" office:value-type="time" office:time-value="PT11H00M00S">
            <text:p>11:00</text:p>
          </table:table-cell>
          <table:table-cell table:style-name="ce2" office:value-type="time" office:time-value="PT12H00M00S">
            <text:p>12:00</text:p>
          </table:table-cell>
          <table:table-cell table:style-name="ce2" office:value-type="time" office:time-value="PT13H00M00S">
            <text:p>13:00</text:p>
          </table:table-cell>
          <table:table-cell table:style-name="ce2" office:value-type="time" office:time-value="PT14H00M00S">
            <text:p>14:00</text:p>
          </table:table-cell>
          <table:table-cell table:style-name="ce2" office:value-type="time" office:time-value="PT15H00M00S">
            <text:p>15:00</text:p>
          </table:table-cell>
          <table:table-cell table:style-name="ce2" office:value-type="time" office:time-value="PT16H00M00S">
            <text:p>16:00</text:p>
          </table:table-cell>
          <table:table-cell table:style-name="ce2" office:value-type="time" office:time-value="PT17H00M00S">
            <text:p>17:00</text:p>
          </table:table-cell>
          <table:table-cell table:style-name="ce2" office:value-type="time" office:time-value="PT18H00M00S">
            <text:p>18:00</text:p>
          </table:table-cell>
          <table:table-cell table:style-name="ce2" office:value-type="time" office:time-value="PT19H00M00S">
            <text:p>19:00</text:p>
          </table:table-cell>
          <table:table-cell table:style-name="ce2" office:value-type="time" office:time-value="PT20H00M00S">
            <text:p>20:00</text:p>
          </table:table-cell>
          <table:table-cell table:style-name="ce2" office:value-type="time" office:time-value="PT21H00M00S">
            <text:p>21:00</text:p>
          </table:table-cell>
          <table:table-cell table:style-name="ce2" office:value-type="time" office:time-value="PT22H00M00S">
            <text:p>22:00</text:p>
          </table:table-cell>
          <table:table-cell table:style-name="ce2" office:value-type="time" office:time-value="PT23H00M00S">
            <text:p>23:00</text:p>
          </table:table-cell>
        </table:table-row>
        <table:table-row table:style-name="ro1">
          <table:table-cell office:value-type="date" office:date-value="2019-06-01">
            <text:p>01.06.19</text:p>
          </table:table-cell>
          <table:table-cell office:value-type="float" office:value="761">
            <text:p>761,0</text:p>
          </table:table-cell>
          <table:table-cell office:value-type="float" office:value="759.5">
            <text:p>759,5</text:p>
          </table:table-cell>
          <table:table-cell office:value-type="float" office:value="759.4">
            <text:p>759,4</text:p>
          </table:table-cell>
          <table:table-cell office:value-type="float" office:value="760.9">
            <text:p>760,9</text:p>
          </table:table-cell>
          <table:table-cell office:value-type="float" office:value="762.5">
            <text:p>762,5</text:p>
          </table:table-cell>
          <table:table-cell office:value-type="float" office:value="760.5">
            <text:p>760,5</text:p>
          </table:table-cell>
          <table:table-cell office:value-type="float" office:value="762.6">
            <text:p>762,6</text:p>
          </table:table-cell>
          <table:table-cell office:value-type="float" office:value="760.5">
            <text:p>760,5</text:p>
          </table:table-cell>
          <table:table-cell office:value-type="float" office:value="760.3">
            <text:p>760,3</text:p>
          </table:table-cell>
          <table:table-cell office:value-type="float" office:value="761.8">
            <text:p>761,8</text:p>
          </table:table-cell>
          <table:table-cell office:value-type="float" office:value="762.3">
            <text:p>762,3</text:p>
          </table:table-cell>
          <table:table-cell office:value-type="float" office:value="761">
            <text:p>761,0</text:p>
          </table:table-cell>
          <table:table-cell office:value-type="float" office:value="761.7">
            <text:p>761,7</text:p>
          </table:table-cell>
          <table:table-cell office:value-type="float" office:value="759">
            <text:p>759,0</text:p>
          </table:table-cell>
          <table:table-cell office:value-type="float" office:value="759.7">
            <text:p>759,7</text:p>
          </table:table-cell>
          <table:table-cell office:value-type="float" office:value="760.9">
            <text:p>760,9</text:p>
          </table:table-cell>
          <table:table-cell office:value-type="float" office:value="762.4">
            <text:p>762,4</text:p>
          </table:table-cell>
          <table:table-cell office:value-type="float" office:value="762.9">
            <text:p>762,9</text:p>
          </table:table-cell>
          <table:table-cell office:value-type="float" office:value="761.9">
            <text:p>761,9</text:p>
          </table:table-cell>
          <table:table-cell office:value-type="float" office:value="759">
            <text:p>759,0</text:p>
          </table:table-cell>
          <table:table-cell office:value-type="float" office:value="758.1">
            <text:p>758,1</text:p>
          </table:table-cell>
          <table:table-cell office:value-type="float" office:value="757.8">
            <text:p>757,8</text:p>
          </table:table-cell>
          <table:table-cell office:value-type="float" office:value="757">
            <text:p>757,0</text:p>
          </table:table-cell>
          <table:table-cell office:value-type="float" office:value="757.2">
            <text:p>757,2</text:p>
          </table:table-cell>
        </table:table-row>
        <table:table-row table:style-name="ro1">
          <table:table-cell office:value-type="date" office:date-value="2019-06-02">
            <text:p>02.06.19</text:p>
          </table:table-cell>
          <table:table-cell office:value-type="float" office:value="756.6">
            <text:p>756,6</text:p>
          </table:table-cell>
          <table:table-cell office:value-type="float" office:value="757.3">
            <text:p>757,3</text:p>
          </table:table-cell>
          <table:table-cell office:value-type="float" office:value="758.2">
            <text:p>758,2</text:p>
          </table:table-cell>
          <table:table-cell office:value-type="float" office:value="759.9">
            <text:p>759,9</text:p>
          </table:table-cell>
          <table:table-cell office:value-type="float" office:value="760.5">
            <text:p>760,5</text:p>
          </table:table-cell>
          <table:table-cell office:value-type="float" office:value="762.8">
            <text:p>762,8</text:p>
          </table:table-cell>
          <table:table-cell office:value-type="float" office:value="760">
            <text:p>760,0</text:p>
          </table:table-cell>
          <table:table-cell office:value-type="float" office:value="760.5">
            <text:p>760,5</text:p>
          </table:table-cell>
          <table:table-cell office:value-type="float" office:value="760.6">
            <text:p>760,6</text:p>
          </table:table-cell>
          <table:table-cell office:value-type="float" office:value="761.9">
            <text:p>761,9</text:p>
          </table:table-cell>
          <table:table-cell office:value-type="float" office:value="761.6">
            <text:p>761,6</text:p>
          </table:table-cell>
          <table:table-cell office:value-type="float" office:value="760">
            <text:p>760,0</text:p>
          </table:table-cell>
          <table:table-cell office:value-type="float" office:value="762.3">
            <text:p>762,3</text:p>
          </table:table-cell>
          <table:table-cell office:value-type="float" office:value="760.6">
            <text:p>760,6</text:p>
          </table:table-cell>
          <table:table-cell office:value-type="float" office:value="758.9">
            <text:p>758,9</text:p>
          </table:table-cell>
          <table:table-cell office:value-type="float" office:value="761.1">
            <text:p>761,1</text:p>
          </table:table-cell>
          <table:table-cell office:value-type="float" office:value="760.3">
            <text:p>760,3</text:p>
          </table:table-cell>
          <table:table-cell office:value-type="float" office:value="760.4">
            <text:p>760,4</text:p>
          </table:table-cell>
          <table:table-cell office:value-type="float" office:value="757.6">
            <text:p>757,6</text:p>
          </table:table-cell>
          <table:table-cell office:value-type="float" office:value="758.4">
            <text:p>758,4</text:p>
          </table:table-cell>
          <table:table-cell office:value-type="float" office:value="757">
            <text:p>757,0</text:p>
          </table:table-cell>
          <table:table-cell office:value-type="float" office:value="754.8">
            <text:p>754,8</text:p>
          </table:table-cell>
          <table:table-cell office:value-type="float" office:value="755.6">
            <text:p>755,6</text:p>
          </table:table-cell>
          <table:table-cell office:value-type="float" office:value="753.8">
            <text:p>753,8</text:p>
          </table:table-cell>
        </table:table-row>
        <table:table-row table:style-name="ro1">
          <table:table-cell office:value-type="date" office:date-value="2019-06-03">
            <text:p>03.06.19</text:p>
          </table:table-cell>
          <table:table-cell office:value-type="float" office:value="757">
            <text:p>757,0</text:p>
          </table:table-cell>
          <table:table-cell office:value-type="float" office:value="757.6">
            <text:p>757,6</text:p>
          </table:table-cell>
          <table:table-cell office:value-type="float" office:value="760.8">
            <text:p>760,8</text:p>
          </table:table-cell>
          <table:table-cell office:value-type="float" office:value="762">
            <text:p>762,0</text:p>
          </table:table-cell>
          <table:table-cell office:value-type="float" office:value="763.5">
            <text:p>763,5</text:p>
          </table:table-cell>
          <table:table-cell office:value-type="float" office:value="760.6">
            <text:p>760,6</text:p>
          </table:table-cell>
          <table:table-cell office:value-type="float" office:value="759.3">
            <text:p>759,3</text:p>
          </table:table-cell>
          <table:table-cell office:value-type="float" office:value="762.3">
            <text:p>762,3</text:p>
          </table:table-cell>
          <table:table-cell office:value-type="float" office:value="763.9">
            <text:p>763,9</text:p>
          </table:table-cell>
          <table:table-cell office:value-type="float" office:value="765.9">
            <text:p>765,9</text:p>
          </table:table-cell>
          <table:table-cell office:value-type="float" office:value="767.7">
            <text:p>767,7</text:p>
          </table:table-cell>
          <table:table-cell office:value-type="float" office:value="769.1">
            <text:p>769,1</text:p>
          </table:table-cell>
          <table:table-cell office:value-type="float" office:value="767.5">
            <text:p>767,5</text:p>
          </table:table-cell>
          <table:table-cell office:value-type="float" office:value="764.2">
            <text:p>764,2</text:p>
          </table:table-cell>
          <table:table-cell office:value-type="float" office:value="764.9">
            <text:p>764,9</text:p>
          </table:table-cell>
          <table:table-cell office:value-type="float" office:value="766.8">
            <text:p>766,8</text:p>
          </table:table-cell>
          <table:table-cell office:value-type="float" office:value="766">
            <text:p>766,0</text:p>
          </table:table-cell>
          <table:table-cell office:value-type="float" office:value="766.4">
            <text:p>766,4</text:p>
          </table:table-cell>
          <table:table-cell office:value-type="float" office:value="764.3">
            <text:p>764,3</text:p>
          </table:table-cell>
          <table:table-cell office:value-type="float" office:value="763">
            <text:p>763,0</text:p>
          </table:table-cell>
          <table:table-cell office:value-type="float" office:value="764.9">
            <text:p>764,9</text:p>
          </table:table-cell>
          <table:table-cell office:value-type="float" office:value="762.9">
            <text:p>762,9</text:p>
          </table:table-cell>
          <table:table-cell office:value-type="float" office:value="763">
            <text:p>763,0</text:p>
          </table:table-cell>
          <table:table-cell office:value-type="float" office:value="761.3">
            <text:p>761,3</text:p>
          </table:table-cell>
        </table:table-row>
        <table:table-row table:style-name="ro1">
          <table:table-cell office:value-type="date" office:date-value="2019-06-04">
            <text:p>04.06.19</text:p>
          </table:table-cell>
          <table:table-cell office:value-type="float" office:value="764">
            <text:p>764,0</text:p>
          </table:table-cell>
          <table:table-cell office:value-type="float" office:value="762.9">
            <text:p>762,9</text:p>
          </table:table-cell>
          <table:table-cell office:value-type="float" office:value="765.1">
            <text:p>765,1</text:p>
          </table:table-cell>
          <table:table-cell office:value-type="float" office:value="767.1">
            <text:p>767,1</text:p>
          </table:table-cell>
          <table:table-cell office:value-type="float" office:value="765.3">
            <text:p>765,3</text:p>
          </table:table-cell>
          <table:table-cell office:value-type="float" office:value="765">
            <text:p>765,0</text:p>
          </table:table-cell>
          <table:table-cell office:value-type="float" office:value="765.2">
            <text:p>765,2</text:p>
          </table:table-cell>
          <table:table-cell office:value-type="float" office:value="765.1">
            <text:p>765,1</text:p>
          </table:table-cell>
          <table:table-cell office:value-type="float" office:value="767">
            <text:p>767,0</text:p>
          </table:table-cell>
          <table:table-cell table:number-columns-repeated="2" office:value-type="float" office:value="766.6">
            <text:p>766,6</text:p>
          </table:table-cell>
          <table:table-cell office:value-type="float" office:value="763">
            <text:p>763,0</text:p>
          </table:table-cell>
          <table:table-cell office:value-type="float" office:value="763.6">
            <text:p>763,6</text:p>
          </table:table-cell>
          <table:table-cell office:value-type="float" office:value="765">
            <text:p>765,0</text:p>
          </table:table-cell>
          <table:table-cell office:value-type="float" office:value="765.3">
            <text:p>765,3</text:p>
          </table:table-cell>
          <table:table-cell office:value-type="float" office:value="767">
            <text:p>767,0</text:p>
          </table:table-cell>
          <table:table-cell office:value-type="float" office:value="766.9">
            <text:p>766,9</text:p>
          </table:table-cell>
          <table:table-cell office:value-type="float" office:value="763.4">
            <text:p>763,4</text:p>
          </table:table-cell>
          <table:table-cell office:value-type="float" office:value="766">
            <text:p>766,0</text:p>
          </table:table-cell>
          <table:table-cell office:value-type="float" office:value="768">
            <text:p>768,0</text:p>
          </table:table-cell>
          <table:table-cell office:value-type="float" office:value="767.1">
            <text:p>767,1</text:p>
          </table:table-cell>
          <table:table-cell office:value-type="float" office:value="765.2">
            <text:p>765,2</text:p>
          </table:table-cell>
          <table:table-cell office:value-type="float" office:value="766.8">
            <text:p>766,8</text:p>
          </table:table-cell>
          <table:table-cell office:value-type="float" office:value="768.9">
            <text:p>768,9</text:p>
          </table:table-cell>
        </table:table-row>
        <table:table-row table:style-name="ro1">
          <table:table-cell office:value-type="date" office:date-value="2019-06-05">
            <text:p>05.06.19</text:p>
          </table:table-cell>
          <table:table-cell office:value-type="float" office:value="768.5">
            <text:p>768,5</text:p>
          </table:table-cell>
          <table:table-cell office:value-type="float" office:value="766">
            <text:p>766,0</text:p>
          </table:table-cell>
          <table:table-cell office:value-type="float" office:value="766.7">
            <text:p>766,7</text:p>
          </table:table-cell>
          <table:table-cell office:value-type="float" office:value="765.2">
            <text:p>765,2</text:p>
          </table:table-cell>
          <table:table-cell office:value-type="float" office:value="765.3">
            <text:p>765,3</text:p>
          </table:table-cell>
          <table:table-cell office:value-type="float" office:value="767.4">
            <text:p>767,4</text:p>
          </table:table-cell>
          <table:table-cell office:value-type="float" office:value="766.1">
            <text:p>766,1</text:p>
          </table:table-cell>
          <table:table-cell office:value-type="float" office:value="768">
            <text:p>768,0</text:p>
          </table:table-cell>
          <table:table-cell office:value-type="float" office:value="767.9">
            <text:p>767,9</text:p>
          </table:table-cell>
          <table:table-cell office:value-type="float" office:value="770">
            <text:p>770,0</text:p>
          </table:table-cell>
          <table:table-cell office:value-type="float" office:value="766.7">
            <text:p>766,7</text:p>
          </table:table-cell>
          <table:table-cell office:value-type="float" office:value="765.4">
            <text:p>765,4</text:p>
          </table:table-cell>
          <table:table-cell office:value-type="float" office:value="763.3">
            <text:p>763,3</text:p>
          </table:table-cell>
          <table:table-cell office:value-type="float" office:value="765.5">
            <text:p>765,5</text:p>
          </table:table-cell>
          <table:table-cell office:value-type="float" office:value="762.4">
            <text:p>762,4</text:p>
          </table:table-cell>
          <table:table-cell office:value-type="float" office:value="762.9">
            <text:p>762,9</text:p>
          </table:table-cell>
          <table:table-cell office:value-type="float" office:value="761.3">
            <text:p>761,3</text:p>
          </table:table-cell>
          <table:table-cell office:value-type="float" office:value="759">
            <text:p>759,0</text:p>
          </table:table-cell>
          <table:table-cell office:value-type="float" office:value="758.2">
            <text:p>758,2</text:p>
          </table:table-cell>
          <table:table-cell office:value-type="float" office:value="757.8">
            <text:p>757,8</text:p>
          </table:table-cell>
          <table:table-cell office:value-type="float" office:value="760.3">
            <text:p>760,3</text:p>
          </table:table-cell>
          <table:table-cell office:value-type="float" office:value="757.4">
            <text:p>757,4</text:p>
          </table:table-cell>
          <table:table-cell office:value-type="float" office:value="757.5">
            <text:p>757,5</text:p>
          </table:table-cell>
          <table:table-cell office:value-type="float" office:value="756.6">
            <text:p>756,6</text:p>
          </table:table-cell>
        </table:table-row>
        <table:table-row table:style-name="ro1">
          <table:table-cell office:value-type="date" office:date-value="2019-06-06">
            <text:p>06.06.19</text:p>
          </table:table-cell>
          <table:table-cell office:value-type="float" office:value="755.6">
            <text:p>755,6</text:p>
          </table:table-cell>
          <table:table-cell table:number-columns-repeated="2" office:value-type="float" office:value="754.9">
            <text:p>754,9</text:p>
          </table:table-cell>
          <table:table-cell office:value-type="float" office:value="755.2">
            <text:p>755,2</text:p>
          </table:table-cell>
          <table:table-cell office:value-type="float" office:value="755">
            <text:p>755,0</text:p>
          </table:table-cell>
          <table:table-cell office:value-type="float" office:value="757.7">
            <text:p>757,7</text:p>
          </table:table-cell>
          <table:table-cell office:value-type="float" office:value="755.6">
            <text:p>755,6</text:p>
          </table:table-cell>
          <table:table-cell office:value-type="float" office:value="758.7">
            <text:p>758,7</text:p>
          </table:table-cell>
          <table:table-cell office:value-type="float" office:value="758.4">
            <text:p>758,4</text:p>
          </table:table-cell>
          <table:table-cell office:value-type="float" office:value="757.1">
            <text:p>757,1</text:p>
          </table:table-cell>
          <table:table-cell office:value-type="float" office:value="756.5">
            <text:p>756,5</text:p>
          </table:table-cell>
          <table:table-cell office:value-type="float" office:value="756.1">
            <text:p>756,1</text:p>
          </table:table-cell>
          <table:table-cell office:value-type="float" office:value="757">
            <text:p>757,0</text:p>
          </table:table-cell>
          <table:table-cell office:value-type="float" office:value="755.4">
            <text:p>755,4</text:p>
          </table:table-cell>
          <table:table-cell office:value-type="float" office:value="756.2">
            <text:p>756,2</text:p>
          </table:table-cell>
          <table:table-cell office:value-type="float" office:value="756.8">
            <text:p>756,8</text:p>
          </table:table-cell>
          <table:table-cell office:value-type="float" office:value="756">
            <text:p>756,0</text:p>
          </table:table-cell>
          <table:table-cell office:value-type="float" office:value="754.3">
            <text:p>754,3</text:p>
          </table:table-cell>
          <table:table-cell office:value-type="float" office:value="757.6">
            <text:p>757,6</text:p>
          </table:table-cell>
          <table:table-cell office:value-type="float" office:value="757.7">
            <text:p>757,7</text:p>
          </table:table-cell>
          <table:table-cell office:value-type="float" office:value="756.7">
            <text:p>756,7</text:p>
          </table:table-cell>
          <table:table-cell office:value-type="float" office:value="756.4">
            <text:p>756,4</text:p>
          </table:table-cell>
          <table:table-cell office:value-type="float" office:value="759.4">
            <text:p>759,4</text:p>
          </table:table-cell>
          <table:table-cell office:value-type="float" office:value="761.6">
            <text:p>761,6</text:p>
          </table:table-cell>
        </table:table-row>
        <table:table-row table:style-name="ro1">
          <table:table-cell office:value-type="date" office:date-value="2019-06-07">
            <text:p>07.06.19</text:p>
          </table:table-cell>
          <table:table-cell office:value-type="float" office:value="759.7">
            <text:p>759,7</text:p>
          </table:table-cell>
          <table:table-cell office:value-type="float" office:value="757.6">
            <text:p>757,6</text:p>
          </table:table-cell>
          <table:table-cell office:value-type="float" office:value="760.2">
            <text:p>760,2</text:p>
          </table:table-cell>
          <table:table-cell office:value-type="float" office:value="763.1">
            <text:p>763,1</text:p>
          </table:table-cell>
          <table:table-cell office:value-type="float" office:value="764.2">
            <text:p>764,2</text:p>
          </table:table-cell>
          <table:table-cell office:value-type="float" office:value="765.7">
            <text:p>765,7</text:p>
          </table:table-cell>
          <table:table-cell office:value-type="float" office:value="765.1">
            <text:p>765,1</text:p>
          </table:table-cell>
          <table:table-cell office:value-type="float" office:value="767">
            <text:p>767,0</text:p>
          </table:table-cell>
          <table:table-cell office:value-type="float" office:value="764.1">
            <text:p>764,1</text:p>
          </table:table-cell>
          <table:table-cell office:value-type="float" office:value="760.8">
            <text:p>760,8</text:p>
          </table:table-cell>
          <table:table-cell office:value-type="float" office:value="760.6">
            <text:p>760,6</text:p>
          </table:table-cell>
          <table:table-cell office:value-type="float" office:value="759.6">
            <text:p>759,6</text:p>
          </table:table-cell>
          <table:table-cell office:value-type="float" office:value="761.1">
            <text:p>761,1</text:p>
          </table:table-cell>
          <table:table-cell office:value-type="float" office:value="759.4">
            <text:p>759,4</text:p>
          </table:table-cell>
          <table:table-cell office:value-type="float" office:value="760.4">
            <text:p>760,4</text:p>
          </table:table-cell>
          <table:table-cell table:number-columns-repeated="2" office:value-type="float" office:value="761.2">
            <text:p>761,2</text:p>
          </table:table-cell>
          <table:table-cell office:value-type="float" office:value="760.5">
            <text:p>760,5</text:p>
          </table:table-cell>
          <table:table-cell office:value-type="float" office:value="762.2">
            <text:p>762,2</text:p>
          </table:table-cell>
          <table:table-cell office:value-type="float" office:value="764.6">
            <text:p>764,6</text:p>
          </table:table-cell>
          <table:table-cell office:value-type="float" office:value="763.4">
            <text:p>763,4</text:p>
          </table:table-cell>
          <table:table-cell office:value-type="float" office:value="760.4">
            <text:p>760,4</text:p>
          </table:table-cell>
          <table:table-cell office:value-type="float" office:value="759.4">
            <text:p>759,4</text:p>
          </table:table-cell>
          <table:table-cell office:value-type="float" office:value="760.1">
            <text:p>760,1</text:p>
          </table:table-cell>
        </table:table-row>
        <table:table-row table:style-name="ro1">
          <table:table-cell office:value-type="date" office:date-value="2019-06-08">
            <text:p>08.06.19</text:p>
          </table:table-cell>
          <table:table-cell office:value-type="float" office:value="761.8">
            <text:p>761,8</text:p>
          </table:table-cell>
          <table:table-cell office:value-type="float" office:value="760.5">
            <text:p>760,5</text:p>
          </table:table-cell>
          <table:table-cell office:value-type="float" office:value="763.2">
            <text:p>763,2</text:p>
          </table:table-cell>
          <table:table-cell office:value-type="float" office:value="763.5">
            <text:p>763,5</text:p>
          </table:table-cell>
          <table:table-cell office:value-type="float" office:value="766.1">
            <text:p>766,1</text:p>
          </table:table-cell>
          <table:table-cell table:number-columns-repeated="2" office:value-type="float" office:value="763.4">
            <text:p>763,4</text:p>
          </table:table-cell>
          <table:table-cell office:value-type="float" office:value="763.7">
            <text:p>763,7</text:p>
          </table:table-cell>
          <table:table-cell office:value-type="float" office:value="766.2">
            <text:p>766,2</text:p>
          </table:table-cell>
          <table:table-cell office:value-type="float" office:value="764.5">
            <text:p>764,5</text:p>
          </table:table-cell>
          <table:table-cell office:value-type="float" office:value="761.1">
            <text:p>761,1</text:p>
          </table:table-cell>
          <table:table-cell office:value-type="float" office:value="763.6">
            <text:p>763,6</text:p>
          </table:table-cell>
          <table:table-cell office:value-type="float" office:value="764.4">
            <text:p>764,4</text:p>
          </table:table-cell>
          <table:table-cell office:value-type="float" office:value="765.7">
            <text:p>765,7</text:p>
          </table:table-cell>
          <table:table-cell office:value-type="float" office:value="767.9">
            <text:p>767,9</text:p>
          </table:table-cell>
          <table:table-cell office:value-type="float" office:value="767.1">
            <text:p>767,1</text:p>
          </table:table-cell>
          <table:table-cell office:value-type="float" office:value="768">
            <text:p>768,0</text:p>
          </table:table-cell>
          <table:table-cell office:value-type="float" office:value="766.5">
            <text:p>766,5</text:p>
          </table:table-cell>
          <table:table-cell office:value-type="float" office:value="762.9">
            <text:p>762,9</text:p>
          </table:table-cell>
          <table:table-cell office:value-type="float" office:value="764.4">
            <text:p>764,4</text:p>
          </table:table-cell>
          <table:table-cell office:value-type="float" office:value="761.5">
            <text:p>761,5</text:p>
          </table:table-cell>
          <table:table-cell office:value-type="float" office:value="762.3">
            <text:p>762,3</text:p>
          </table:table-cell>
          <table:table-cell office:value-type="float" office:value="762.6">
            <text:p>762,6</text:p>
          </table:table-cell>
          <table:table-cell office:value-type="float" office:value="761.7">
            <text:p>761,7</text:p>
          </table:table-cell>
        </table:table-row>
        <table:table-row table:style-name="ro1">
          <table:table-cell office:value-type="date" office:date-value="2019-06-09">
            <text:p>09.06.19</text:p>
          </table:table-cell>
          <table:table-cell office:value-type="float" office:value="760.2">
            <text:p>760,2</text:p>
          </table:table-cell>
          <table:table-cell office:value-type="float" office:value="758">
            <text:p>758,0</text:p>
          </table:table-cell>
          <table:table-cell office:value-type="float" office:value="758.4">
            <text:p>758,4</text:p>
          </table:table-cell>
          <table:table-cell office:value-type="float" office:value="756.9">
            <text:p>756,9</text:p>
          </table:table-cell>
          <table:table-cell office:value-type="float" office:value="754.9">
            <text:p>754,9</text:p>
          </table:table-cell>
          <table:table-cell office:value-type="float" office:value="752.7">
            <text:p>752,7</text:p>
          </table:table-cell>
          <table:table-cell office:value-type="float" office:value="755.7">
            <text:p>755,7</text:p>
          </table:table-cell>
          <table:table-cell office:value-type="float" office:value="753.8">
            <text:p>753,8</text:p>
          </table:table-cell>
          <table:table-cell office:value-type="float" office:value="755.2">
            <text:p>755,2</text:p>
          </table:table-cell>
          <table:table-cell office:value-type="float" office:value="755.8">
            <text:p>755,8</text:p>
          </table:table-cell>
          <table:table-cell office:value-type="float" office:value="757.3">
            <text:p>757,3</text:p>
          </table:table-cell>
          <table:table-cell office:value-type="float" office:value="758.3">
            <text:p>758,3</text:p>
          </table:table-cell>
          <table:table-cell office:value-type="float" office:value="755.7">
            <text:p>755,7</text:p>
          </table:table-cell>
          <table:table-cell office:value-type="float" office:value="758.8">
            <text:p>758,8</text:p>
          </table:table-cell>
          <table:table-cell office:value-type="float" office:value="760.5">
            <text:p>760,5</text:p>
          </table:table-cell>
          <table:table-cell office:value-type="float" office:value="759.8">
            <text:p>759,8</text:p>
          </table:table-cell>
          <table:table-cell table:number-columns-repeated="2" office:value-type="float" office:value="762.5">
            <text:p>762,5</text:p>
          </table:table-cell>
          <table:table-cell office:value-type="float" office:value="759.8">
            <text:p>759,8</text:p>
          </table:table-cell>
          <table:table-cell office:value-type="float" office:value="761.4">
            <text:p>761,4</text:p>
          </table:table-cell>
          <table:table-cell office:value-type="float" office:value="763.3">
            <text:p>763,3</text:p>
          </table:table-cell>
          <table:table-cell office:value-type="float" office:value="760.7">
            <text:p>760,7</text:p>
          </table:table-cell>
          <table:table-cell office:value-type="float" office:value="762.9">
            <text:p>762,9</text:p>
          </table:table-cell>
          <table:table-cell office:value-type="float" office:value="760.6">
            <text:p>760,6</text:p>
          </table:table-cell>
        </table:table-row>
        <table:table-row table:style-name="ro1">
          <table:table-cell office:value-type="date" office:date-value="2019-06-10">
            <text:p>10.06.19</text:p>
          </table:table-cell>
          <table:table-cell office:value-type="float" office:value="758.2">
            <text:p>758,2</text:p>
          </table:table-cell>
          <table:table-cell office:value-type="float" office:value="758">
            <text:p>758,0</text:p>
          </table:table-cell>
          <table:table-cell office:value-type="float" office:value="759.4">
            <text:p>759,4</text:p>
          </table:table-cell>
          <table:table-cell office:value-type="float" office:value="761.5">
            <text:p>761,5</text:p>
          </table:table-cell>
          <table:table-cell office:value-type="float" office:value="761.4">
            <text:p>761,4</text:p>
          </table:table-cell>
          <table:table-cell office:value-type="float" office:value="761.9">
            <text:p>761,9</text:p>
          </table:table-cell>
          <table:table-cell office:value-type="float" office:value="760.5">
            <text:p>760,5</text:p>
          </table:table-cell>
          <table:table-cell office:value-type="float" office:value="762.7">
            <text:p>762,7</text:p>
          </table:table-cell>
          <table:table-cell office:value-type="float" office:value="764.3">
            <text:p>764,3</text:p>
          </table:table-cell>
          <table:table-cell office:value-type="float" office:value="764.5">
            <text:p>764,5</text:p>
          </table:table-cell>
          <table:table-cell office:value-type="float" office:value="761.4">
            <text:p>761,4</text:p>
          </table:table-cell>
          <table:table-cell office:value-type="float" office:value="764.1">
            <text:p>764,1</text:p>
          </table:table-cell>
          <table:table-cell office:value-type="float" office:value="761.6">
            <text:p>761,6</text:p>
          </table:table-cell>
          <table:table-cell office:value-type="float" office:value="760.2">
            <text:p>760,2</text:p>
          </table:table-cell>
          <table:table-cell office:value-type="float" office:value="762.2">
            <text:p>762,2</text:p>
          </table:table-cell>
          <table:table-cell office:value-type="float" office:value="763.3">
            <text:p>763,3</text:p>
          </table:table-cell>
          <table:table-cell office:value-type="float" office:value="763.5">
            <text:p>763,5</text:p>
          </table:table-cell>
          <table:table-cell office:value-type="float" office:value="765.4">
            <text:p>765,4</text:p>
          </table:table-cell>
          <table:table-cell office:value-type="float" office:value="765.6">
            <text:p>765,6</text:p>
          </table:table-cell>
          <table:table-cell office:value-type="float" office:value="767.9">
            <text:p>767,9</text:p>
          </table:table-cell>
          <table:table-cell office:value-type="float" office:value="766.6">
            <text:p>766,6</text:p>
          </table:table-cell>
          <table:table-cell office:value-type="float" office:value="763.7">
            <text:p>763,7</text:p>
          </table:table-cell>
          <table:table-cell office:value-type="float" office:value="766.3">
            <text:p>766,3</text:p>
          </table:table-cell>
          <table:table-cell office:value-type="float" office:value="765.6">
            <text:p>765,6</text:p>
          </table:table-cell>
        </table:table-row>
        <table:table-row table:style-name="ro1">
          <table:table-cell office:value-type="date" office:date-value="2019-06-11">
            <text:p>11.06.19</text:p>
          </table:table-cell>
          <table:table-cell office:value-type="float" office:value="766.3">
            <text:p>766,3</text:p>
          </table:table-cell>
          <table:table-cell office:value-type="float" office:value="765.7">
            <text:p>765,7</text:p>
          </table:table-cell>
          <table:table-cell office:value-type="float" office:value="766.6">
            <text:p>766,6</text:p>
          </table:table-cell>
          <table:table-cell office:value-type="float" office:value="767.7">
            <text:p>767,7</text:p>
          </table:table-cell>
          <table:table-cell office:value-type="float" office:value="769.8">
            <text:p>769,8</text:p>
          </table:table-cell>
          <table:table-cell office:value-type="float" office:value="768.4">
            <text:p>768,4</text:p>
          </table:table-cell>
          <table:table-cell office:value-type="float" office:value="767.1">
            <text:p>767,1</text:p>
          </table:table-cell>
          <table:table-cell office:value-type="float" office:value="768.8">
            <text:p>768,8</text:p>
          </table:table-cell>
          <table:table-cell office:value-type="float" office:value="770.3">
            <text:p>770,3</text:p>
          </table:table-cell>
          <table:table-cell office:value-type="float" office:value="766.3">
            <text:p>766,3</text:p>
          </table:table-cell>
          <table:table-cell office:value-type="float" office:value="768.4">
            <text:p>768,4</text:p>
          </table:table-cell>
          <table:table-cell office:value-type="float" office:value="766.2">
            <text:p>766,2</text:p>
          </table:table-cell>
          <table:table-cell office:value-type="float" office:value="766.1">
            <text:p>766,1</text:p>
          </table:table-cell>
          <table:table-cell office:value-type="float" office:value="768.2">
            <text:p>768,2</text:p>
          </table:table-cell>
          <table:table-cell office:value-type="float" office:value="767.9">
            <text:p>767,9</text:p>
          </table:table-cell>
          <table:table-cell office:value-type="float" office:value="768.8">
            <text:p>768,8</text:p>
          </table:table-cell>
          <table:table-cell office:value-type="float" office:value="767.7">
            <text:p>767,7</text:p>
          </table:table-cell>
          <table:table-cell office:value-type="float" office:value="764.7">
            <text:p>764,7</text:p>
          </table:table-cell>
          <table:table-cell office:value-type="float" office:value="763.1">
            <text:p>763,1</text:p>
          </table:table-cell>
          <table:table-cell office:value-type="float" office:value="765.1">
            <text:p>765,1</text:p>
          </table:table-cell>
          <table:table-cell office:value-type="float" office:value="766.8">
            <text:p>766,8</text:p>
          </table:table-cell>
          <table:table-cell office:value-type="float" office:value="764.2">
            <text:p>764,2</text:p>
          </table:table-cell>
          <table:table-cell office:value-type="float" office:value="764.4">
            <text:p>764,4</text:p>
          </table:table-cell>
          <table:table-cell office:value-type="float" office:value="761.4">
            <text:p>761,4</text:p>
          </table:table-cell>
        </table:table-row>
        <table:table-row table:style-name="ro1">
          <table:table-cell office:value-type="date" office:date-value="2019-06-12">
            <text:p>12.06.19</text:p>
          </table:table-cell>
          <table:table-cell office:value-type="float" office:value="759.1">
            <text:p>759,1</text:p>
          </table:table-cell>
          <table:table-cell office:value-type="float" office:value="762.1">
            <text:p>762,1</text:p>
          </table:table-cell>
          <table:table-cell office:value-type="float" office:value="764.5">
            <text:p>764,5</text:p>
          </table:table-cell>
          <table:table-cell table:number-columns-repeated="2" office:value-type="float" office:value="763.1">
            <text:p>763,1</text:p>
          </table:table-cell>
          <table:table-cell office:value-type="float" office:value="759.8">
            <text:p>759,8</text:p>
          </table:table-cell>
          <table:table-cell office:value-type="float" office:value="758.6">
            <text:p>758,6</text:p>
          </table:table-cell>
          <table:table-cell office:value-type="float" office:value="760.1">
            <text:p>760,1</text:p>
          </table:table-cell>
          <table:table-cell office:value-type="float" office:value="762.7">
            <text:p>762,7</text:p>
          </table:table-cell>
          <table:table-cell office:value-type="float" office:value="760.7">
            <text:p>760,7</text:p>
          </table:table-cell>
          <table:table-cell office:value-type="float" office:value="757.8">
            <text:p>757,8</text:p>
          </table:table-cell>
          <table:table-cell office:value-type="float" office:value="761">
            <text:p>761,0</text:p>
          </table:table-cell>
          <table:table-cell office:value-type="float" office:value="762.3">
            <text:p>762,3</text:p>
          </table:table-cell>
          <table:table-cell office:value-type="float" office:value="762.2">
            <text:p>762,2</text:p>
          </table:table-cell>
          <table:table-cell office:value-type="float" office:value="762.9">
            <text:p>762,9</text:p>
          </table:table-cell>
          <table:table-cell office:value-type="float" office:value="762.4">
            <text:p>762,4</text:p>
          </table:table-cell>
          <table:table-cell office:value-type="float" office:value="759.4">
            <text:p>759,4</text:p>
          </table:table-cell>
          <table:table-cell office:value-type="float" office:value="760.1">
            <text:p>760,1</text:p>
          </table:table-cell>
          <table:table-cell office:value-type="float" office:value="762.4">
            <text:p>762,4</text:p>
          </table:table-cell>
          <table:table-cell office:value-type="float" office:value="760">
            <text:p>760,0</text:p>
          </table:table-cell>
          <table:table-cell office:value-type="float" office:value="760.3">
            <text:p>760,3</text:p>
          </table:table-cell>
          <table:table-cell office:value-type="float" office:value="759.3">
            <text:p>759,3</text:p>
          </table:table-cell>
          <table:table-cell office:value-type="float" office:value="757.2">
            <text:p>757,2</text:p>
          </table:table-cell>
          <table:table-cell office:value-type="float" office:value="757.4">
            <text:p>757,4</text:p>
          </table:table-cell>
        </table:table-row>
        <table:table-row table:style-name="ro1">
          <table:table-cell office:value-type="date" office:date-value="2019-06-13">
            <text:p>13.06.19</text:p>
          </table:table-cell>
          <table:table-cell office:value-type="float" office:value="759.8">
            <text:p>759,8</text:p>
          </table:table-cell>
          <table:table-cell office:value-type="float" office:value="757.4">
            <text:p>757,4</text:p>
          </table:table-cell>
          <table:table-cell office:value-type="float" office:value="755.5">
            <text:p>755,5</text:p>
          </table:table-cell>
          <table:table-cell office:value-type="float" office:value="756.2">
            <text:p>756,2</text:p>
          </table:table-cell>
          <table:table-cell office:value-type="float" office:value="759.3">
            <text:p>759,3</text:p>
          </table:table-cell>
          <table:table-cell office:value-type="float" office:value="756.8">
            <text:p>756,8</text:p>
          </table:table-cell>
          <table:table-cell office:value-type="float" office:value="759.5">
            <text:p>759,5</text:p>
          </table:table-cell>
          <table:table-cell office:value-type="float" office:value="760.5">
            <text:p>760,5</text:p>
          </table:table-cell>
          <table:table-cell office:value-type="float" office:value="763.3">
            <text:p>763,3</text:p>
          </table:table-cell>
          <table:table-cell office:value-type="float" office:value="761.7">
            <text:p>761,7</text:p>
          </table:table-cell>
          <table:table-cell office:value-type="float" office:value="760.9">
            <text:p>760,9</text:p>
          </table:table-cell>
          <table:table-cell office:value-type="float" office:value="763.3">
            <text:p>763,3</text:p>
          </table:table-cell>
          <table:table-cell office:value-type="float" office:value="765">
            <text:p>765,0</text:p>
          </table:table-cell>
          <table:table-cell office:value-type="float" office:value="766.2">
            <text:p>766,2</text:p>
          </table:table-cell>
          <table:table-cell office:value-type="float" office:value="765.7">
            <text:p>765,7</text:p>
          </table:table-cell>
          <table:table-cell office:value-type="float" office:value="763.4">
            <text:p>763,4</text:p>
          </table:table-cell>
          <table:table-cell office:value-type="float" office:value="763.8">
            <text:p>763,8</text:p>
          </table:table-cell>
          <table:table-cell office:value-type="float" office:value="764.6">
            <text:p>764,6</text:p>
          </table:table-cell>
          <table:table-cell office:value-type="float" office:value="762.7">
            <text:p>762,7</text:p>
          </table:table-cell>
          <table:table-cell office:value-type="float" office:value="761.4">
            <text:p>761,4</text:p>
          </table:table-cell>
          <table:table-cell office:value-type="float" office:value="763.9">
            <text:p>763,9</text:p>
          </table:table-cell>
          <table:table-cell office:value-type="float" office:value="762.3">
            <text:p>762,3</text:p>
          </table:table-cell>
          <table:table-cell office:value-type="float" office:value="762.5">
            <text:p>762,5</text:p>
          </table:table-cell>
          <table:table-cell office:value-type="float" office:value="760.9">
            <text:p>760,9</text:p>
          </table:table-cell>
        </table:table-row>
        <table:table-row table:style-name="ro1">
          <table:table-cell office:value-type="date" office:date-value="2019-06-14">
            <text:p>14.06.19</text:p>
          </table:table-cell>
          <table:table-cell office:value-type="float" office:value="759.7">
            <text:p>759,7</text:p>
          </table:table-cell>
          <table:table-cell office:value-type="float" office:value="762.1">
            <text:p>762,1</text:p>
          </table:table-cell>
          <table:table-cell office:value-type="float" office:value="762.9">
            <text:p>762,9</text:p>
          </table:table-cell>
          <table:table-cell office:value-type="float" office:value="759.9">
            <text:p>759,9</text:p>
          </table:table-cell>
          <table:table-cell office:value-type="float" office:value="762.6">
            <text:p>762,6</text:p>
          </table:table-cell>
          <table:table-cell office:value-type="float" office:value="760.2">
            <text:p>760,2</text:p>
          </table:table-cell>
          <table:table-cell office:value-type="float" office:value="763">
            <text:p>763,0</text:p>
          </table:table-cell>
          <table:table-cell office:value-type="float" office:value="765">
            <text:p>765,0</text:p>
          </table:table-cell>
          <table:table-cell office:value-type="float" office:value="764.5">
            <text:p>764,5</text:p>
          </table:table-cell>
          <table:table-cell office:value-type="float" office:value="765.8">
            <text:p>765,8</text:p>
          </table:table-cell>
          <table:table-cell office:value-type="float" office:value="765.4">
            <text:p>765,4</text:p>
          </table:table-cell>
          <table:table-cell office:value-type="float" office:value="762.2">
            <text:p>762,2</text:p>
          </table:table-cell>
          <table:table-cell office:value-type="float" office:value="762.5">
            <text:p>762,5</text:p>
          </table:table-cell>
          <table:table-cell office:value-type="float" office:value="760.1">
            <text:p>760,1</text:p>
          </table:table-cell>
          <table:table-cell office:value-type="float" office:value="762.6">
            <text:p>762,6</text:p>
          </table:table-cell>
          <table:table-cell office:value-type="float" office:value="762.8">
            <text:p>762,8</text:p>
          </table:table-cell>
          <table:table-cell office:value-type="float" office:value="760.3">
            <text:p>760,3</text:p>
          </table:table-cell>
          <table:table-cell office:value-type="float" office:value="758.2">
            <text:p>758,2</text:p>
          </table:table-cell>
          <table:table-cell office:value-type="float" office:value="760">
            <text:p>760,0</text:p>
          </table:table-cell>
          <table:table-cell office:value-type="float" office:value="762.2">
            <text:p>762,2</text:p>
          </table:table-cell>
          <table:table-cell office:value-type="float" office:value="761.2">
            <text:p>761,2</text:p>
          </table:table-cell>
          <table:table-cell office:value-type="float" office:value="759">
            <text:p>759,0</text:p>
          </table:table-cell>
          <table:table-cell office:value-type="float" office:value="760.6">
            <text:p>760,6</text:p>
          </table:table-cell>
          <table:table-cell office:value-type="float" office:value="761.6">
            <text:p>761,6</text:p>
          </table:table-cell>
        </table:table-row>
        <table:table-row table:style-name="ro1">
          <table:table-cell office:value-type="date" office:date-value="2019-06-15">
            <text:p>15.06.19</text:p>
          </table:table-cell>
          <table:table-cell office:value-type="float" office:value="760">
            <text:p>760,0</text:p>
          </table:table-cell>
          <table:table-cell office:value-type="float" office:value="759.3">
            <text:p>759,3</text:p>
          </table:table-cell>
          <table:table-cell office:value-type="float" office:value="758.5">
            <text:p>758,5</text:p>
          </table:table-cell>
          <table:table-cell office:value-type="float" office:value="756.7">
            <text:p>756,7</text:p>
          </table:table-cell>
          <table:table-cell office:value-type="float" office:value="754.6">
            <text:p>754,6</text:p>
          </table:table-cell>
          <table:table-cell office:value-type="float" office:value="757.3">
            <text:p>757,3</text:p>
          </table:table-cell>
          <table:table-cell office:value-type="float" office:value="759.7">
            <text:p>759,7</text:p>
          </table:table-cell>
          <table:table-cell office:value-type="float" office:value="760.1">
            <text:p>760,1</text:p>
          </table:table-cell>
          <table:table-cell office:value-type="float" office:value="761.3">
            <text:p>761,3</text:p>
          </table:table-cell>
          <table:table-cell office:value-type="float" office:value="760.6">
            <text:p>760,6</text:p>
          </table:table-cell>
          <table:table-cell office:value-type="float" office:value="758.2">
            <text:p>758,2</text:p>
          </table:table-cell>
          <table:table-cell office:value-type="float" office:value="759.4">
            <text:p>759,4</text:p>
          </table:table-cell>
          <table:table-cell office:value-type="float" office:value="760.3">
            <text:p>760,3</text:p>
          </table:table-cell>
          <table:table-cell office:value-type="float" office:value="758.4">
            <text:p>758,4</text:p>
          </table:table-cell>
          <table:table-cell office:value-type="float" office:value="761">
            <text:p>761,0</text:p>
          </table:table-cell>
          <table:table-cell office:value-type="float" office:value="761.5">
            <text:p>761,5</text:p>
          </table:table-cell>
          <table:table-cell office:value-type="float" office:value="762.2">
            <text:p>762,2</text:p>
          </table:table-cell>
          <table:table-cell office:value-type="float" office:value="764.1">
            <text:p>764,1</text:p>
          </table:table-cell>
          <table:table-cell office:value-type="float" office:value="764.2">
            <text:p>764,2</text:p>
          </table:table-cell>
          <table:table-cell office:value-type="float" office:value="762.3">
            <text:p>762,3</text:p>
          </table:table-cell>
          <table:table-cell office:value-type="float" office:value="759.4">
            <text:p>759,4</text:p>
          </table:table-cell>
          <table:table-cell office:value-type="float" office:value="761.7">
            <text:p>761,7</text:p>
          </table:table-cell>
          <table:table-cell office:value-type="float" office:value="762.7">
            <text:p>762,7</text:p>
          </table:table-cell>
          <table:table-cell office:value-type="float" office:value="760.2">
            <text:p>760,2</text:p>
          </table:table-cell>
        </table:table-row>
        <table:table-row table:style-name="ro1">
          <table:table-cell office:value-type="date" office:date-value="2019-06-16">
            <text:p>16.06.19</text:p>
          </table:table-cell>
          <table:table-cell office:value-type="float" office:value="757.4">
            <text:p>757,4</text:p>
          </table:table-cell>
          <table:table-cell office:value-type="float" office:value="758.5">
            <text:p>758,5</text:p>
          </table:table-cell>
          <table:table-cell office:value-type="float" office:value="758.9">
            <text:p>758,9</text:p>
          </table:table-cell>
          <table:table-cell office:value-type="float" office:value="759.7">
            <text:p>759,7</text:p>
          </table:table-cell>
          <table:table-cell table:number-columns-repeated="2" office:value-type="float" office:value="759.5">
            <text:p>759,5</text:p>
          </table:table-cell>
          <table:table-cell office:value-type="float" office:value="761">
            <text:p>761,0</text:p>
          </table:table-cell>
          <table:table-cell office:value-type="float" office:value="761.3">
            <text:p>761,3</text:p>
          </table:table-cell>
          <table:table-cell office:value-type="float" office:value="761.7">
            <text:p>761,7</text:p>
          </table:table-cell>
          <table:table-cell office:value-type="float" office:value="760.6">
            <text:p>760,6</text:p>
          </table:table-cell>
          <table:table-cell office:value-type="float" office:value="763">
            <text:p>763,0</text:p>
          </table:table-cell>
          <table:table-cell office:value-type="float" office:value="762.5">
            <text:p>762,5</text:p>
          </table:table-cell>
          <table:table-cell office:value-type="float" office:value="763.9">
            <text:p>763,9</text:p>
          </table:table-cell>
          <table:table-cell office:value-type="float" office:value="762.8">
            <text:p>762,8</text:p>
          </table:table-cell>
          <table:table-cell office:value-type="float" office:value="765">
            <text:p>765,0</text:p>
          </table:table-cell>
          <table:table-cell office:value-type="float" office:value="762.3">
            <text:p>762,3</text:p>
          </table:table-cell>
          <table:table-cell office:value-type="float" office:value="759.2">
            <text:p>759,2</text:p>
          </table:table-cell>
          <table:table-cell office:value-type="float" office:value="757">
            <text:p>757,0</text:p>
          </table:table-cell>
          <table:table-cell office:value-type="float" office:value="757.2">
            <text:p>757,2</text:p>
          </table:table-cell>
          <table:table-cell office:value-type="float" office:value="759.8">
            <text:p>759,8</text:p>
          </table:table-cell>
          <table:table-cell office:value-type="float" office:value="760">
            <text:p>760,0</text:p>
          </table:table-cell>
          <table:table-cell office:value-type="float" office:value="758.2">
            <text:p>758,2</text:p>
          </table:table-cell>
          <table:table-cell office:value-type="float" office:value="756.3">
            <text:p>756,3</text:p>
          </table:table-cell>
          <table:table-cell office:value-type="float" office:value="754.5">
            <text:p>754,5</text:p>
          </table:table-cell>
        </table:table-row>
        <table:table-row table:style-name="ro1">
          <table:table-cell office:value-type="date" office:date-value="2019-06-17">
            <text:p>17.06.19</text:p>
          </table:table-cell>
          <table:table-cell office:value-type="float" office:value="752.4">
            <text:p>752,4</text:p>
          </table:table-cell>
          <table:table-cell office:value-type="float" office:value="754.2">
            <text:p>754,2</text:p>
          </table:table-cell>
          <table:table-cell office:value-type="float" office:value="753.1">
            <text:p>753,1</text:p>
          </table:table-cell>
          <table:table-cell office:value-type="float" office:value="754.7">
            <text:p>754,7</text:p>
          </table:table-cell>
          <table:table-cell office:value-type="float" office:value="757.5">
            <text:p>757,5</text:p>
          </table:table-cell>
          <table:table-cell office:value-type="float" office:value="754.8">
            <text:p>754,8</text:p>
          </table:table-cell>
          <table:table-cell office:value-type="float" office:value="752.8">
            <text:p>752,8</text:p>
          </table:table-cell>
          <table:table-cell office:value-type="float" office:value="755">
            <text:p>755,0</text:p>
          </table:table-cell>
          <table:table-cell office:value-type="float" office:value="754.9">
            <text:p>754,9</text:p>
          </table:table-cell>
          <table:table-cell office:value-type="float" office:value="754.2">
            <text:p>754,2</text:p>
          </table:table-cell>
          <table:table-cell office:value-type="float" office:value="757.5">
            <text:p>757,5</text:p>
          </table:table-cell>
          <table:table-cell office:value-type="float" office:value="755">
            <text:p>755,0</text:p>
          </table:table-cell>
          <table:table-cell office:value-type="float" office:value="756.3">
            <text:p>756,3</text:p>
          </table:table-cell>
          <table:table-cell office:value-type="float" office:value="755.2">
            <text:p>755,2</text:p>
          </table:table-cell>
          <table:table-cell office:value-type="float" office:value="754.5">
            <text:p>754,5</text:p>
          </table:table-cell>
          <table:table-cell office:value-type="float" office:value="752.2">
            <text:p>752,2</text:p>
          </table:table-cell>
          <table:table-cell office:value-type="float" office:value="751.8">
            <text:p>751,8</text:p>
          </table:table-cell>
          <table:table-cell office:value-type="float" office:value="751.1">
            <text:p>751,1</text:p>
          </table:table-cell>
          <table:table-cell office:value-type="float" office:value="752.3">
            <text:p>752,3</text:p>
          </table:table-cell>
          <table:table-cell office:value-type="float" office:value="750.3">
            <text:p>750,3</text:p>
          </table:table-cell>
          <table:table-cell office:value-type="float" office:value="751.4">
            <text:p>751,4</text:p>
          </table:table-cell>
          <table:table-cell office:value-type="float" office:value="750">
            <text:p>750,0</text:p>
          </table:table-cell>
          <table:table-cell office:value-type="float" office:value="749.8">
            <text:p>749,8</text:p>
          </table:table-cell>
          <table:table-cell office:value-type="float" office:value="750.1">
            <text:p>750,1</text:p>
          </table:table-cell>
        </table:table-row>
        <table:table-row table:style-name="ro1">
          <table:table-cell office:value-type="date" office:date-value="2019-06-18">
            <text:p>18.06.19</text:p>
          </table:table-cell>
          <table:table-cell office:value-type="float" office:value="750.4">
            <text:p>750,4</text:p>
          </table:table-cell>
          <table:table-cell office:value-type="float" office:value="748.7">
            <text:p>748,7</text:p>
          </table:table-cell>
          <table:table-cell office:value-type="float" office:value="751.9">
            <text:p>751,9</text:p>
          </table:table-cell>
          <table:table-cell office:value-type="float" office:value="754.2">
            <text:p>754,2</text:p>
          </table:table-cell>
          <table:table-cell office:value-type="float" office:value="753.2">
            <text:p>753,2</text:p>
          </table:table-cell>
          <table:table-cell office:value-type="float" office:value="752.7">
            <text:p>752,7</text:p>
          </table:table-cell>
          <table:table-cell office:value-type="float" office:value="755.1">
            <text:p>755,1</text:p>
          </table:table-cell>
          <table:table-cell office:value-type="float" office:value="753.5">
            <text:p>753,5</text:p>
          </table:table-cell>
          <table:table-cell office:value-type="float" office:value="752.9">
            <text:p>752,9</text:p>
          </table:table-cell>
          <table:table-cell office:value-type="float" office:value="750.8">
            <text:p>750,8</text:p>
          </table:table-cell>
          <table:table-cell office:value-type="float" office:value="753">
            <text:p>753,0</text:p>
          </table:table-cell>
          <table:table-cell office:value-type="float" office:value="754.4">
            <text:p>754,4</text:p>
          </table:table-cell>
          <table:table-cell office:value-type="float" office:value="752.6">
            <text:p>752,6</text:p>
          </table:table-cell>
          <table:table-cell office:value-type="float" office:value="753.2">
            <text:p>753,2</text:p>
          </table:table-cell>
          <table:table-cell office:value-type="float" office:value="755.3">
            <text:p>755,3</text:p>
          </table:table-cell>
          <table:table-cell office:value-type="float" office:value="754.2">
            <text:p>754,2</text:p>
          </table:table-cell>
          <table:table-cell office:value-type="float" office:value="753.6">
            <text:p>753,6</text:p>
          </table:table-cell>
          <table:table-cell office:value-type="float" office:value="751.3">
            <text:p>751,3</text:p>
          </table:table-cell>
          <table:table-cell office:value-type="float" office:value="754.6">
            <text:p>754,6</text:p>
          </table:table-cell>
          <table:table-cell office:value-type="float" office:value="752.3">
            <text:p>752,3</text:p>
          </table:table-cell>
          <table:table-cell office:value-type="float" office:value="753.9">
            <text:p>753,9</text:p>
          </table:table-cell>
          <table:table-cell office:value-type="float" office:value="757.1">
            <text:p>757,1</text:p>
          </table:table-cell>
          <table:table-cell office:value-type="float" office:value="758.1">
            <text:p>758,1</text:p>
          </table:table-cell>
          <table:table-cell office:value-type="float" office:value="756.5">
            <text:p>756,5</text:p>
          </table:table-cell>
        </table:table-row>
        <table:table-row table:style-name="ro1">
          <table:table-cell office:value-type="date" office:date-value="2019-06-19">
            <text:p>19.06.19</text:p>
          </table:table-cell>
          <table:table-cell office:value-type="float" office:value="758.4">
            <text:p>758,4</text:p>
          </table:table-cell>
          <table:table-cell office:value-type="float" office:value="761.3">
            <text:p>761,3</text:p>
          </table:table-cell>
          <table:table-cell office:value-type="float" office:value="759">
            <text:p>759,0</text:p>
          </table:table-cell>
          <table:table-cell office:value-type="float" office:value="760.6">
            <text:p>760,6</text:p>
          </table:table-cell>
          <table:table-cell office:value-type="float" office:value="760">
            <text:p>760,0</text:p>
          </table:table-cell>
          <table:table-cell office:value-type="float" office:value="759.1">
            <text:p>759,1</text:p>
          </table:table-cell>
          <table:table-cell office:value-type="float" office:value="761.2">
            <text:p>761,2</text:p>
          </table:table-cell>
          <table:table-cell office:value-type="float" office:value="763.4">
            <text:p>763,4</text:p>
          </table:table-cell>
          <table:table-cell office:value-type="float" office:value="764.8">
            <text:p>764,8</text:p>
          </table:table-cell>
          <table:table-cell office:value-type="float" office:value="761.5">
            <text:p>761,5</text:p>
          </table:table-cell>
          <table:table-cell office:value-type="float" office:value="759.8">
            <text:p>759,8</text:p>
          </table:table-cell>
          <table:table-cell office:value-type="float" office:value="757.7">
            <text:p>757,7</text:p>
          </table:table-cell>
          <table:table-cell office:value-type="float" office:value="756">
            <text:p>756,0</text:p>
          </table:table-cell>
          <table:table-cell office:value-type="float" office:value="755.7">
            <text:p>755,7</text:p>
          </table:table-cell>
          <table:table-cell office:value-type="float" office:value="756.6">
            <text:p>756,6</text:p>
          </table:table-cell>
          <table:table-cell office:value-type="float" office:value="755.1">
            <text:p>755,1</text:p>
          </table:table-cell>
          <table:table-cell office:value-type="float" office:value="758">
            <text:p>758,0</text:p>
          </table:table-cell>
          <table:table-cell office:value-type="float" office:value="756.8">
            <text:p>756,8</text:p>
          </table:table-cell>
          <table:table-cell office:value-type="float" office:value="755.8">
            <text:p>755,8</text:p>
          </table:table-cell>
          <table:table-cell office:value-type="float" office:value="755.4">
            <text:p>755,4</text:p>
          </table:table-cell>
          <table:table-cell office:value-type="float" office:value="752.9">
            <text:p>752,9</text:p>
          </table:table-cell>
          <table:table-cell office:value-type="float" office:value="752.8">
            <text:p>752,8</text:p>
          </table:table-cell>
          <table:table-cell office:value-type="float" office:value="755">
            <text:p>755,0</text:p>
          </table:table-cell>
          <table:table-cell office:value-type="float" office:value="758.1">
            <text:p>758,1</text:p>
          </table:table-cell>
        </table:table-row>
        <table:table-row table:style-name="ro1">
          <table:table-cell office:value-type="date" office:date-value="2019-06-20">
            <text:p>20.06.19</text:p>
          </table:table-cell>
          <table:table-cell office:value-type="float" office:value="757.6">
            <text:p>757,6</text:p>
          </table:table-cell>
          <table:table-cell office:value-type="float" office:value="760.8">
            <text:p>760,8</text:p>
          </table:table-cell>
          <table:table-cell office:value-type="float" office:value="763.4">
            <text:p>763,4</text:p>
          </table:table-cell>
          <table:table-cell office:value-type="float" office:value="763.8">
            <text:p>763,8</text:p>
          </table:table-cell>
          <table:table-cell office:value-type="float" office:value="762.6">
            <text:p>762,6</text:p>
          </table:table-cell>
          <table:table-cell office:value-type="float" office:value="759.9">
            <text:p>759,9</text:p>
          </table:table-cell>
          <table:table-cell office:value-type="float" office:value="758.4">
            <text:p>758,4</text:p>
          </table:table-cell>
          <table:table-cell office:value-type="float" office:value="761.1">
            <text:p>761,1</text:p>
          </table:table-cell>
          <table:table-cell office:value-type="float" office:value="761">
            <text:p>761,0</text:p>
          </table:table-cell>
          <table:table-cell office:value-type="float" office:value="758.4">
            <text:p>758,4</text:p>
          </table:table-cell>
          <table:table-cell office:value-type="float" office:value="760.6">
            <text:p>760,6</text:p>
          </table:table-cell>
          <table:table-cell office:value-type="float" office:value="762.9">
            <text:p>762,9</text:p>
          </table:table-cell>
          <table:table-cell office:value-type="float" office:value="763">
            <text:p>763,0</text:p>
          </table:table-cell>
          <table:table-cell office:value-type="float" office:value="763.3">
            <text:p>763,3</text:p>
          </table:table-cell>
          <table:table-cell office:value-type="float" office:value="760.3">
            <text:p>760,3</text:p>
          </table:table-cell>
          <table:table-cell office:value-type="float" office:value="762.1">
            <text:p>762,1</text:p>
          </table:table-cell>
          <table:table-cell office:value-type="float" office:value="761.4">
            <text:p>761,4</text:p>
          </table:table-cell>
          <table:table-cell office:value-type="float" office:value="758.6">
            <text:p>758,6</text:p>
          </table:table-cell>
          <table:table-cell office:value-type="float" office:value="761.3">
            <text:p>761,3</text:p>
          </table:table-cell>
          <table:table-cell office:value-type="float" office:value="762">
            <text:p>762,0</text:p>
          </table:table-cell>
          <table:table-cell office:value-type="float" office:value="762.4">
            <text:p>762,4</text:p>
          </table:table-cell>
          <table:table-cell office:value-type="float" office:value="762.9">
            <text:p>762,9</text:p>
          </table:table-cell>
          <table:table-cell office:value-type="float" office:value="760.2">
            <text:p>760,2</text:p>
          </table:table-cell>
          <table:table-cell office:value-type="float" office:value="762.3">
            <text:p>762,3</text:p>
          </table:table-cell>
        </table:table-row>
        <table:table-row table:style-name="ro1">
          <table:table-cell office:value-type="date" office:date-value="2019-06-21">
            <text:p>21.06.19</text:p>
          </table:table-cell>
          <table:table-cell office:value-type="float" office:value="760.3">
            <text:p>760,3</text:p>
          </table:table-cell>
          <table:table-cell office:value-type="float" office:value="757.3">
            <text:p>757,3</text:p>
          </table:table-cell>
          <table:table-cell office:value-type="float" office:value="760.4">
            <text:p>760,4</text:p>
          </table:table-cell>
          <table:table-cell office:value-type="float" office:value="759.1">
            <text:p>759,1</text:p>
          </table:table-cell>
          <table:table-cell office:value-type="float" office:value="758">
            <text:p>758,0</text:p>
          </table:table-cell>
          <table:table-cell office:value-type="float" office:value="760.8">
            <text:p>760,8</text:p>
          </table:table-cell>
          <table:table-cell office:value-type="float" office:value="759">
            <text:p>759,0</text:p>
          </table:table-cell>
          <table:table-cell office:value-type="float" office:value="757.4">
            <text:p>757,4</text:p>
          </table:table-cell>
          <table:table-cell office:value-type="float" office:value="757.2">
            <text:p>757,2</text:p>
          </table:table-cell>
          <table:table-cell office:value-type="float" office:value="760.3">
            <text:p>760,3</text:p>
          </table:table-cell>
          <table:table-cell office:value-type="float" office:value="758.9">
            <text:p>758,9</text:p>
          </table:table-cell>
          <table:table-cell office:value-type="float" office:value="756.2">
            <text:p>756,2</text:p>
          </table:table-cell>
          <table:table-cell office:value-type="float" office:value="756.4">
            <text:p>756,4</text:p>
          </table:table-cell>
          <table:table-cell office:value-type="float" office:value="754">
            <text:p>754,0</text:p>
          </table:table-cell>
          <table:table-cell office:value-type="float" office:value="756.4">
            <text:p>756,4</text:p>
          </table:table-cell>
          <table:table-cell office:value-type="float" office:value="757.7">
            <text:p>757,7</text:p>
          </table:table-cell>
          <table:table-cell office:value-type="float" office:value="758.3">
            <text:p>758,3</text:p>
          </table:table-cell>
          <table:table-cell office:value-type="float" office:value="756.2">
            <text:p>756,2</text:p>
          </table:table-cell>
          <table:table-cell office:value-type="float" office:value="757">
            <text:p>757,0</text:p>
          </table:table-cell>
          <table:table-cell office:value-type="float" office:value="757.7">
            <text:p>757,7</text:p>
          </table:table-cell>
          <table:table-cell office:value-type="float" office:value="755.5">
            <text:p>755,5</text:p>
          </table:table-cell>
          <table:table-cell office:value-type="float" office:value="753.6">
            <text:p>753,6</text:p>
          </table:table-cell>
          <table:table-cell table:number-columns-repeated="2" office:value-type="float" office:value="756.1">
            <text:p>756,1</text:p>
          </table:table-cell>
        </table:table-row>
        <table:table-row table:style-name="ro1">
          <table:table-cell office:value-type="date" office:date-value="2019-06-22">
            <text:p>22.06.19</text:p>
          </table:table-cell>
          <table:table-cell office:value-type="float" office:value="757">
            <text:p>757,0</text:p>
          </table:table-cell>
          <table:table-cell office:value-type="float" office:value="754.7">
            <text:p>754,7</text:p>
          </table:table-cell>
          <table:table-cell office:value-type="float" office:value="753.9">
            <text:p>753,9</text:p>
          </table:table-cell>
          <table:table-cell office:value-type="float" office:value="756.6">
            <text:p>756,6</text:p>
          </table:table-cell>
          <table:table-cell office:value-type="float" office:value="755.4">
            <text:p>755,4</text:p>
          </table:table-cell>
          <table:table-cell office:value-type="float" office:value="757.2">
            <text:p>757,2</text:p>
          </table:table-cell>
          <table:table-cell office:value-type="float" office:value="757.4">
            <text:p>757,4</text:p>
          </table:table-cell>
          <table:table-cell office:value-type="float" office:value="759.1">
            <text:p>759,1</text:p>
          </table:table-cell>
          <table:table-cell office:value-type="float" office:value="760.6">
            <text:p>760,6</text:p>
          </table:table-cell>
          <table:table-cell office:value-type="float" office:value="763.3">
            <text:p>763,3</text:p>
          </table:table-cell>
          <table:table-cell office:value-type="float" office:value="761.1">
            <text:p>761,1</text:p>
          </table:table-cell>
          <table:table-cell office:value-type="float" office:value="763.6">
            <text:p>763,6</text:p>
          </table:table-cell>
          <table:table-cell office:value-type="float" office:value="765.1">
            <text:p>765,1</text:p>
          </table:table-cell>
          <table:table-cell office:value-type="float" office:value="766.9">
            <text:p>766,9</text:p>
          </table:table-cell>
          <table:table-cell office:value-type="float" office:value="765.8">
            <text:p>765,8</text:p>
          </table:table-cell>
          <table:table-cell office:value-type="float" office:value="763.3">
            <text:p>763,3</text:p>
          </table:table-cell>
          <table:table-cell office:value-type="float" office:value="762.3">
            <text:p>762,3</text:p>
          </table:table-cell>
          <table:table-cell office:value-type="float" office:value="764.1">
            <text:p>764,1</text:p>
          </table:table-cell>
          <table:table-cell office:value-type="float" office:value="765.1">
            <text:p>765,1</text:p>
          </table:table-cell>
          <table:table-cell office:value-type="float" office:value="766.3">
            <text:p>766,3</text:p>
          </table:table-cell>
          <table:table-cell office:value-type="float" office:value="765.5">
            <text:p>765,5</text:p>
          </table:table-cell>
          <table:table-cell office:value-type="float" office:value="765.6">
            <text:p>765,6</text:p>
          </table:table-cell>
          <table:table-cell office:value-type="float" office:value="763.7">
            <text:p>763,7</text:p>
          </table:table-cell>
          <table:table-cell office:value-type="float" office:value="763.8">
            <text:p>763,8</text:p>
          </table:table-cell>
        </table:table-row>
        <table:table-row table:style-name="ro1">
          <table:table-cell office:value-type="date" office:date-value="2019-06-23">
            <text:p>23.06.19</text:p>
          </table:table-cell>
          <table:table-cell office:value-type="float" office:value="763.3">
            <text:p>763,3</text:p>
          </table:table-cell>
          <table:table-cell office:value-type="float" office:value="760.9">
            <text:p>760,9</text:p>
          </table:table-cell>
          <table:table-cell office:value-type="float" office:value="759.5">
            <text:p>759,5</text:p>
          </table:table-cell>
          <table:table-cell office:value-type="float" office:value="761.1">
            <text:p>761,1</text:p>
          </table:table-cell>
          <table:table-cell office:value-type="float" office:value="760.4">
            <text:p>760,4</text:p>
          </table:table-cell>
          <table:table-cell table:number-columns-repeated="2" office:value-type="float" office:value="763.3">
            <text:p>763,3</text:p>
          </table:table-cell>
          <table:table-cell office:value-type="float" office:value="763">
            <text:p>763,0</text:p>
          </table:table-cell>
          <table:table-cell office:value-type="float" office:value="764.8">
            <text:p>764,8</text:p>
          </table:table-cell>
          <table:table-cell office:value-type="float" office:value="764">
            <text:p>764,0</text:p>
          </table:table-cell>
          <table:table-cell office:value-type="float" office:value="764.1">
            <text:p>764,1</text:p>
          </table:table-cell>
          <table:table-cell office:value-type="float" office:value="765.3">
            <text:p>765,3</text:p>
          </table:table-cell>
          <table:table-cell office:value-type="float" office:value="765.6">
            <text:p>765,6</text:p>
          </table:table-cell>
          <table:table-cell office:value-type="float" office:value="766.8">
            <text:p>766,8</text:p>
          </table:table-cell>
          <table:table-cell office:value-type="float" office:value="768.7">
            <text:p>768,7</text:p>
          </table:table-cell>
          <table:table-cell office:value-type="float" office:value="768.8">
            <text:p>768,8</text:p>
          </table:table-cell>
          <table:table-cell office:value-type="float" office:value="770.3">
            <text:p>770,3</text:p>
          </table:table-cell>
          <table:table-cell office:value-type="float" office:value="771.4">
            <text:p>771,4</text:p>
          </table:table-cell>
          <table:table-cell office:value-type="float" office:value="772.9">
            <text:p>772,9</text:p>
          </table:table-cell>
          <table:table-cell office:value-type="float" office:value="769.5">
            <text:p>769,5</text:p>
          </table:table-cell>
          <table:table-cell office:value-type="float" office:value="768.7">
            <text:p>768,7</text:p>
          </table:table-cell>
          <table:table-cell office:value-type="float" office:value="766.3">
            <text:p>766,3</text:p>
          </table:table-cell>
          <table:table-cell office:value-type="float" office:value="768.2">
            <text:p>768,2</text:p>
          </table:table-cell>
          <table:table-cell office:value-type="float" office:value="768.1">
            <text:p>768,1</text:p>
          </table:table-cell>
        </table:table-row>
        <table:table-row table:style-name="ro1">
          <table:table-cell office:value-type="date" office:date-value="2019-06-24">
            <text:p>24.06.19</text:p>
          </table:table-cell>
          <table:table-cell office:value-type="float" office:value="765.2">
            <text:p>765,2</text:p>
          </table:table-cell>
          <table:table-cell office:value-type="float" office:value="764.1">
            <text:p>764,1</text:p>
          </table:table-cell>
          <table:table-cell office:value-type="float" office:value="762.3">
            <text:p>762,3</text:p>
          </table:table-cell>
          <table:table-cell office:value-type="float" office:value="761.1">
            <text:p>761,1</text:p>
          </table:table-cell>
          <table:table-cell office:value-type="float" office:value="758.4">
            <text:p>758,4</text:p>
          </table:table-cell>
          <table:table-cell office:value-type="float" office:value="758.3">
            <text:p>758,3</text:p>
          </table:table-cell>
          <table:table-cell office:value-type="float" office:value="756.5">
            <text:p>756,5</text:p>
          </table:table-cell>
          <table:table-cell office:value-type="float" office:value="756.6">
            <text:p>756,6</text:p>
          </table:table-cell>
          <table:table-cell office:value-type="float" office:value="759.9">
            <text:p>759,9</text:p>
          </table:table-cell>
          <table:table-cell office:value-type="float" office:value="758.3">
            <text:p>758,3</text:p>
          </table:table-cell>
          <table:table-cell office:value-type="float" office:value="755.5">
            <text:p>755,5</text:p>
          </table:table-cell>
          <table:table-cell office:value-type="float" office:value="753.5">
            <text:p>753,5</text:p>
          </table:table-cell>
          <table:table-cell office:value-type="float" office:value="752.4">
            <text:p>752,4</text:p>
          </table:table-cell>
          <table:table-cell office:value-type="float" office:value="750.8">
            <text:p>750,8</text:p>
          </table:table-cell>
          <table:table-cell office:value-type="float" office:value="753.2">
            <text:p>753,2</text:p>
          </table:table-cell>
          <table:table-cell office:value-type="float" office:value="755">
            <text:p>755,0</text:p>
          </table:table-cell>
          <table:table-cell office:value-type="float" office:value="754.1">
            <text:p>754,1</text:p>
          </table:table-cell>
          <table:table-cell office:value-type="float" office:value="752.5">
            <text:p>752,5</text:p>
          </table:table-cell>
          <table:table-cell office:value-type="float" office:value="755.5">
            <text:p>755,5</text:p>
          </table:table-cell>
          <table:table-cell office:value-type="float" office:value="758.3">
            <text:p>758,3</text:p>
          </table:table-cell>
          <table:table-cell office:value-type="float" office:value="757.1">
            <text:p>757,1</text:p>
          </table:table-cell>
          <table:table-cell office:value-type="float" office:value="755.2">
            <text:p>755,2</text:p>
          </table:table-cell>
          <table:table-cell office:value-type="float" office:value="755">
            <text:p>755,0</text:p>
          </table:table-cell>
          <table:table-cell office:value-type="float" office:value="757.7">
            <text:p>757,7</text:p>
          </table:table-cell>
        </table:table-row>
        <table:table-row table:style-name="ro1">
          <table:table-cell office:value-type="date" office:date-value="2019-06-25">
            <text:p>25.06.19</text:p>
          </table:table-cell>
          <table:table-cell office:value-type="float" office:value="758.3">
            <text:p>758,3</text:p>
          </table:table-cell>
          <table:table-cell office:value-type="float" office:value="755.5">
            <text:p>755,5</text:p>
          </table:table-cell>
          <table:table-cell office:value-type="float" office:value="757.8">
            <text:p>757,8</text:p>
          </table:table-cell>
          <table:table-cell office:value-type="float" office:value="758.9">
            <text:p>758,9</text:p>
          </table:table-cell>
          <table:table-cell office:value-type="float" office:value="757.5">
            <text:p>757,5</text:p>
          </table:table-cell>
          <table:table-cell office:value-type="float" office:value="755.1">
            <text:p>755,1</text:p>
          </table:table-cell>
          <table:table-cell office:value-type="float" office:value="758">
            <text:p>758,0</text:p>
          </table:table-cell>
          <table:table-cell office:value-type="float" office:value="759.3">
            <text:p>759,3</text:p>
          </table:table-cell>
          <table:table-cell office:value-type="float" office:value="760.2">
            <text:p>760,2</text:p>
          </table:table-cell>
          <table:table-cell office:value-type="float" office:value="759">
            <text:p>759,0</text:p>
          </table:table-cell>
          <table:table-cell office:value-type="float" office:value="760.5">
            <text:p>760,5</text:p>
          </table:table-cell>
          <table:table-cell office:value-type="float" office:value="763.2">
            <text:p>763,2</text:p>
          </table:table-cell>
          <table:table-cell office:value-type="float" office:value="765.7">
            <text:p>765,7</text:p>
          </table:table-cell>
          <table:table-cell office:value-type="float" office:value="764">
            <text:p>764,0</text:p>
          </table:table-cell>
          <table:table-cell office:value-type="float" office:value="765.7">
            <text:p>765,7</text:p>
          </table:table-cell>
          <table:table-cell office:value-type="float" office:value="767.3">
            <text:p>767,3</text:p>
          </table:table-cell>
          <table:table-cell office:value-type="float" office:value="766.4">
            <text:p>766,4</text:p>
          </table:table-cell>
          <table:table-cell office:value-type="float" office:value="767.1">
            <text:p>767,1</text:p>
          </table:table-cell>
          <table:table-cell office:value-type="float" office:value="763.4">
            <text:p>763,4</text:p>
          </table:table-cell>
          <table:table-cell office:value-type="float" office:value="761.4">
            <text:p>761,4</text:p>
          </table:table-cell>
          <table:table-cell office:value-type="float" office:value="760">
            <text:p>760,0</text:p>
          </table:table-cell>
          <table:table-cell office:value-type="float" office:value="760.8">
            <text:p>760,8</text:p>
          </table:table-cell>
          <table:table-cell office:value-type="float" office:value="759.7">
            <text:p>759,7</text:p>
          </table:table-cell>
          <table:table-cell office:value-type="float" office:value="759.8">
            <text:p>759,8</text:p>
          </table:table-cell>
        </table:table-row>
        <table:table-row table:style-name="ro1">
          <table:table-cell office:value-type="date" office:date-value="2019-06-26">
            <text:p>26.06.19</text:p>
          </table:table-cell>
          <table:table-cell office:value-type="float" office:value="760.5">
            <text:p>760,5</text:p>
          </table:table-cell>
          <table:table-cell office:value-type="float" office:value="758.3">
            <text:p>758,3</text:p>
          </table:table-cell>
          <table:table-cell office:value-type="float" office:value="758.9">
            <text:p>758,9</text:p>
          </table:table-cell>
          <table:table-cell office:value-type="float" office:value="756.1">
            <text:p>756,1</text:p>
          </table:table-cell>
          <table:table-cell office:value-type="float" office:value="756.9">
            <text:p>756,9</text:p>
          </table:table-cell>
          <table:table-cell office:value-type="float" office:value="758.6">
            <text:p>758,6</text:p>
          </table:table-cell>
          <table:table-cell office:value-type="float" office:value="760">
            <text:p>760,0</text:p>
          </table:table-cell>
          <table:table-cell office:value-type="float" office:value="757.2">
            <text:p>757,2</text:p>
          </table:table-cell>
          <table:table-cell office:value-type="float" office:value="756.2">
            <text:p>756,2</text:p>
          </table:table-cell>
          <table:table-cell office:value-type="float" office:value="753.6">
            <text:p>753,6</text:p>
          </table:table-cell>
          <table:table-cell office:value-type="float" office:value="753.8">
            <text:p>753,8</text:p>
          </table:table-cell>
          <table:table-cell office:value-type="float" office:value="757.1">
            <text:p>757,1</text:p>
          </table:table-cell>
          <table:table-cell office:value-type="float" office:value="756.8">
            <text:p>756,8</text:p>
          </table:table-cell>
          <table:table-cell office:value-type="float" office:value="754.5">
            <text:p>754,5</text:p>
          </table:table-cell>
          <table:table-cell office:value-type="float" office:value="754.7">
            <text:p>754,7</text:p>
          </table:table-cell>
          <table:table-cell office:value-type="float" office:value="756.4">
            <text:p>756,4</text:p>
          </table:table-cell>
          <table:table-cell office:value-type="float" office:value="754.2">
            <text:p>754,2</text:p>
          </table:table-cell>
          <table:table-cell office:value-type="float" office:value="755.2">
            <text:p>755,2</text:p>
          </table:table-cell>
          <table:table-cell office:value-type="float" office:value="756.4">
            <text:p>756,4</text:p>
          </table:table-cell>
          <table:table-cell table:number-columns-repeated="2" office:value-type="float" office:value="755.6">
            <text:p>755,6</text:p>
          </table:table-cell>
          <table:table-cell office:value-type="float" office:value="756">
            <text:p>756,0</text:p>
          </table:table-cell>
          <table:table-cell office:value-type="float" office:value="757.5">
            <text:p>757,5</text:p>
          </table:table-cell>
          <table:table-cell office:value-type="float" office:value="755">
            <text:p>755,0</text:p>
          </table:table-cell>
        </table:table-row>
        <table:table-row table:style-name="ro1">
          <table:table-cell office:value-type="date" office:date-value="2019-06-27">
            <text:p>27.06.19</text:p>
          </table:table-cell>
          <table:table-cell office:value-type="float" office:value="757.4">
            <text:p>757,4</text:p>
          </table:table-cell>
          <table:table-cell office:value-type="float" office:value="757.9">
            <text:p>757,9</text:p>
          </table:table-cell>
          <table:table-cell office:value-type="float" office:value="758.6">
            <text:p>758,6</text:p>
          </table:table-cell>
          <table:table-cell office:value-type="float" office:value="755.8">
            <text:p>755,8</text:p>
          </table:table-cell>
          <table:table-cell office:value-type="float" office:value="758.6">
            <text:p>758,6</text:p>
          </table:table-cell>
          <table:table-cell office:value-type="float" office:value="758.8">
            <text:p>758,8</text:p>
          </table:table-cell>
          <table:table-cell office:value-type="float" office:value="758.4">
            <text:p>758,4</text:p>
          </table:table-cell>
          <table:table-cell office:value-type="float" office:value="759.5">
            <text:p>759,5</text:p>
          </table:table-cell>
          <table:table-cell office:value-type="float" office:value="759.3">
            <text:p>759,3</text:p>
          </table:table-cell>
          <table:table-cell office:value-type="float" office:value="760.9">
            <text:p>760,9</text:p>
          </table:table-cell>
          <table:table-cell office:value-type="float" office:value="761.4">
            <text:p>761,4</text:p>
          </table:table-cell>
          <table:table-cell office:value-type="float" office:value="759.1">
            <text:p>759,1</text:p>
          </table:table-cell>
          <table:table-cell office:value-type="float" office:value="760.7">
            <text:p>760,7</text:p>
          </table:table-cell>
          <table:table-cell office:value-type="float" office:value="761.5">
            <text:p>761,5</text:p>
          </table:table-cell>
          <table:table-cell office:value-type="float" office:value="761.9">
            <text:p>761,9</text:p>
          </table:table-cell>
          <table:table-cell office:value-type="float" office:value="759.3">
            <text:p>759,3</text:p>
          </table:table-cell>
          <table:table-cell office:value-type="float" office:value="758.7">
            <text:p>758,7</text:p>
          </table:table-cell>
          <table:table-cell office:value-type="float" office:value="760.9">
            <text:p>760,9</text:p>
          </table:table-cell>
          <table:table-cell office:value-type="float" office:value="758.3">
            <text:p>758,3</text:p>
          </table:table-cell>
          <table:table-cell office:value-type="float" office:value="756.1">
            <text:p>756,1</text:p>
          </table:table-cell>
          <table:table-cell office:value-type="float" office:value="756.8">
            <text:p>756,8</text:p>
          </table:table-cell>
          <table:table-cell office:value-type="float" office:value="756.6">
            <text:p>756,6</text:p>
          </table:table-cell>
          <table:table-cell office:value-type="float" office:value="757.2">
            <text:p>757,2</text:p>
          </table:table-cell>
          <table:table-cell office:value-type="float" office:value="759.7">
            <text:p>759,7</text:p>
          </table:table-cell>
        </table:table-row>
        <table:table-row table:style-name="ro1">
          <table:table-cell office:value-type="date" office:date-value="2019-06-28">
            <text:p>28.06.19</text:p>
          </table:table-cell>
          <table:table-cell office:value-type="float" office:value="762.3">
            <text:p>762,3</text:p>
          </table:table-cell>
          <table:table-cell office:value-type="float" office:value="759.5">
            <text:p>759,5</text:p>
          </table:table-cell>
          <table:table-cell office:value-type="float" office:value="760.7">
            <text:p>760,7</text:p>
          </table:table-cell>
          <table:table-cell office:value-type="float" office:value="760.2">
            <text:p>760,2</text:p>
          </table:table-cell>
          <table:table-cell office:value-type="float" office:value="758.7">
            <text:p>758,7</text:p>
          </table:table-cell>
          <table:table-cell office:value-type="float" office:value="759.1">
            <text:p>759,1</text:p>
          </table:table-cell>
          <table:table-cell office:value-type="float" office:value="758.3">
            <text:p>758,3</text:p>
          </table:table-cell>
          <table:table-cell table:number-columns-repeated="2" office:value-type="float" office:value="755.8">
            <text:p>755,8</text:p>
          </table:table-cell>
          <table:table-cell office:value-type="float" office:value="755.4">
            <text:p>755,4</text:p>
          </table:table-cell>
          <table:table-cell office:value-type="float" office:value="753.6">
            <text:p>753,6</text:p>
          </table:table-cell>
          <table:table-cell office:value-type="float" office:value="754.1">
            <text:p>754,1</text:p>
          </table:table-cell>
          <table:table-cell office:value-type="float" office:value="756.8">
            <text:p>756,8</text:p>
          </table:table-cell>
          <table:table-cell office:value-type="float" office:value="755.5">
            <text:p>755,5</text:p>
          </table:table-cell>
          <table:table-cell office:value-type="float" office:value="756.7">
            <text:p>756,7</text:p>
          </table:table-cell>
          <table:table-cell office:value-type="float" office:value="754.2">
            <text:p>754,2</text:p>
          </table:table-cell>
          <table:table-cell office:value-type="float" office:value="756.5">
            <text:p>756,5</text:p>
          </table:table-cell>
          <table:table-cell office:value-type="float" office:value="754.7">
            <text:p>754,7</text:p>
          </table:table-cell>
          <table:table-cell office:value-type="float" office:value="758.1">
            <text:p>758,1</text:p>
          </table:table-cell>
          <table:table-cell office:value-type="float" office:value="757.9">
            <text:p>757,9</text:p>
          </table:table-cell>
          <table:table-cell office:value-type="float" office:value="756.2">
            <text:p>756,2</text:p>
          </table:table-cell>
          <table:table-cell office:value-type="float" office:value="755.6">
            <text:p>755,6</text:p>
          </table:table-cell>
          <table:table-cell office:value-type="float" office:value="755.8">
            <text:p>755,8</text:p>
          </table:table-cell>
          <table:table-cell office:value-type="float" office:value="754.6">
            <text:p>754,6</text:p>
          </table:table-cell>
        </table:table-row>
        <table:table-row table:style-name="ro1">
          <table:table-cell office:value-type="date" office:date-value="2019-06-29">
            <text:p>29.06.19</text:p>
          </table:table-cell>
          <table:table-cell office:value-type="float" office:value="752.1">
            <text:p>752,1</text:p>
          </table:table-cell>
          <table:table-cell office:value-type="float" office:value="753.9">
            <text:p>753,9</text:p>
          </table:table-cell>
          <table:table-cell office:value-type="float" office:value="752.9">
            <text:p>752,9</text:p>
          </table:table-cell>
          <table:table-cell office:value-type="float" office:value="752.6">
            <text:p>752,6</text:p>
          </table:table-cell>
          <table:table-cell office:value-type="float" office:value="751.6">
            <text:p>751,6</text:p>
          </table:table-cell>
          <table:table-cell office:value-type="float" office:value="750.4">
            <text:p>750,4</text:p>
          </table:table-cell>
          <table:table-cell office:value-type="float" office:value="749.5">
            <text:p>749,5</text:p>
          </table:table-cell>
          <table:table-cell office:value-type="float" office:value="748.2">
            <text:p>748,2</text:p>
          </table:table-cell>
          <table:table-cell office:value-type="float" office:value="746.9">
            <text:p>746,9</text:p>
          </table:table-cell>
          <table:table-cell office:value-type="float" office:value="751.1">
            <text:p>751,1</text:p>
          </table:table-cell>
          <table:table-cell office:value-type="float" office:value="749.6">
            <text:p>749,6</text:p>
          </table:table-cell>
          <table:table-cell office:value-type="float" office:value="750.6">
            <text:p>750,6</text:p>
          </table:table-cell>
          <table:table-cell office:value-type="float" office:value="753.2">
            <text:p>753,2</text:p>
          </table:table-cell>
          <table:table-cell office:value-type="float" office:value="756.4">
            <text:p>756,4</text:p>
          </table:table-cell>
          <table:table-cell office:value-type="float" office:value="753.8">
            <text:p>753,8</text:p>
          </table:table-cell>
          <table:table-cell office:value-type="float" office:value="751.7">
            <text:p>751,7</text:p>
          </table:table-cell>
          <table:table-cell office:value-type="float" office:value="750.1">
            <text:p>750,1</text:p>
          </table:table-cell>
          <table:table-cell office:value-type="float" office:value="751.9">
            <text:p>751,9</text:p>
          </table:table-cell>
          <table:table-cell office:value-type="float" office:value="755.6">
            <text:p>755,6</text:p>
          </table:table-cell>
          <table:table-cell office:value-type="float" office:value="755.9">
            <text:p>755,9</text:p>
          </table:table-cell>
          <table:table-cell office:value-type="float" office:value="756.1">
            <text:p>756,1</text:p>
          </table:table-cell>
          <table:table-cell office:value-type="float" office:value="759">
            <text:p>759,0</text:p>
          </table:table-cell>
          <table:table-cell office:value-type="float" office:value="759.2">
            <text:p>759,2</text:p>
          </table:table-cell>
          <table:table-cell office:value-type="float" office:value="760.8">
            <text:p>760,8</text:p>
          </table:table-cell>
        </table:table-row>
        <table:table-row table:style-name="ro1">
          <table:table-cell office:value-type="date" office:date-value="2019-06-30">
            <text:p>30.06.19</text:p>
          </table:table-cell>
          <table:table-cell office:value-type="float" office:value="764.2">
            <text:p>764,2</text:p>
          </table:table-cell>
          <table:table-cell office:value-type="float" office:value="761.7">
            <text:p>761,7</text:p>
          </table:table-cell>
          <table:table-cell office:value-type="float" office:value="763.1">
            <text:p>763,1</text:p>
          </table:table-cell>
          <table:table-cell office:value-type="float" office:value="762.3">
            <text:p>762,3</text:p>
          </table:table-cell>
          <table:table-cell office:value-type="float" office:value="764.5">
            <text:p>764,5</text:p>
          </table:table-cell>
          <table:table-cell office:value-type="float" office:value="764.3">
            <text:p>764,3</text:p>
          </table:table-cell>
          <table:table-cell office:value-type="float" office:value="765.3">
            <text:p>765,3</text:p>
          </table:table-cell>
          <table:table-cell office:value-type="float" office:value="767.4">
            <text:p>767,4</text:p>
          </table:table-cell>
          <table:table-cell office:value-type="float" office:value="767.6">
            <text:p>767,6</text:p>
          </table:table-cell>
          <table:table-cell office:value-type="float" office:value="765.7">
            <text:p>765,7</text:p>
          </table:table-cell>
          <table:table-cell office:value-type="float" office:value="763.9">
            <text:p>763,9</text:p>
          </table:table-cell>
          <table:table-cell office:value-type="float" office:value="761">
            <text:p>761,0</text:p>
          </table:table-cell>
          <table:table-cell office:value-type="float" office:value="762.1">
            <text:p>762,1</text:p>
          </table:table-cell>
          <table:table-cell office:value-type="float" office:value="764.6">
            <text:p>764,6</text:p>
          </table:table-cell>
          <table:table-cell office:value-type="float" office:value="766">
            <text:p>766,0</text:p>
          </table:table-cell>
          <table:table-cell office:value-type="float" office:value="765">
            <text:p>765,0</text:p>
          </table:table-cell>
          <table:table-cell office:value-type="float" office:value="764.8">
            <text:p>764,8</text:p>
          </table:table-cell>
          <table:table-cell office:value-type="float" office:value="765.7">
            <text:p>765,7</text:p>
          </table:table-cell>
          <table:table-cell office:value-type="float" office:value="763.3">
            <text:p>763,3</text:p>
          </table:table-cell>
          <table:table-cell office:value-type="float" office:value="763.9">
            <text:p>763,9</text:p>
          </table:table-cell>
          <table:table-cell office:value-type="float" office:value="764.5">
            <text:p>764,5</text:p>
          </table:table-cell>
          <table:table-cell office:value-type="float" office:value="764.8">
            <text:p>764,8</text:p>
          </table:table-cell>
          <table:table-cell office:value-type="float" office:value="766.2">
            <text:p>766,2</text:p>
          </table:table-cell>
          <table:table-cell office:value-type="float" office:value="767.1">
            <text:p>767,1</text:p>
          </table:table-cell>
        </table:table-row>
        <table:table-row table:style-name="ro1">
          <table:table-cell office:value-type="date" office:date-value="2019-07-01">
            <text:p>01.07.19</text:p>
          </table:table-cell>
          <table:table-cell table:number-columns-repeated="2" office:value-type="float" office:value="769.3">
            <text:p>769,3</text:p>
          </table:table-cell>
          <table:table-cell office:value-type="float" office:value="767.4">
            <text:p>767,4</text:p>
          </table:table-cell>
          <table:table-cell office:value-type="float" office:value="764.4">
            <text:p>764,4</text:p>
          </table:table-cell>
          <table:table-cell office:value-type="float" office:value="761.7">
            <text:p>761,7</text:p>
          </table:table-cell>
          <table:table-cell office:value-type="float" office:value="761.1">
            <text:p>761,1</text:p>
          </table:table-cell>
          <table:table-cell office:value-type="float" office:value="763.3">
            <text:p>763,3</text:p>
          </table:table-cell>
          <table:table-cell office:value-type="float" office:value="763.8">
            <text:p>763,8</text:p>
          </table:table-cell>
          <table:table-cell office:value-type="float" office:value="766.2">
            <text:p>766,2</text:p>
          </table:table-cell>
          <table:table-cell office:value-type="float" office:value="765.4">
            <text:p>765,4</text:p>
          </table:table-cell>
          <table:table-cell office:value-type="float" office:value="764.8">
            <text:p>764,8</text:p>
          </table:table-cell>
          <table:table-cell office:value-type="float" office:value="765.2">
            <text:p>765,2</text:p>
          </table:table-cell>
          <table:table-cell office:value-type="float" office:value="763.8">
            <text:p>763,8</text:p>
          </table:table-cell>
          <table:table-cell office:value-type="float" office:value="760.6">
            <text:p>760,6</text:p>
          </table:table-cell>
          <table:table-cell office:value-type="float" office:value="758.2">
            <text:p>758,2</text:p>
          </table:table-cell>
          <table:table-cell office:value-type="float" office:value="756.3">
            <text:p>756,3</text:p>
          </table:table-cell>
          <table:table-cell office:value-type="float" office:value="759.2">
            <text:p>759,2</text:p>
          </table:table-cell>
          <table:table-cell office:value-type="float" office:value="759.1">
            <text:p>759,1</text:p>
          </table:table-cell>
          <table:table-cell office:value-type="float" office:value="760.6">
            <text:p>760,6</text:p>
          </table:table-cell>
          <table:table-cell office:value-type="float" office:value="760.8">
            <text:p>760,8</text:p>
          </table:table-cell>
          <table:table-cell office:value-type="float" office:value="758.6">
            <text:p>758,6</text:p>
          </table:table-cell>
          <table:table-cell office:value-type="float" office:value="760.9">
            <text:p>760,9</text:p>
          </table:table-cell>
          <table:table-cell office:value-type="float" office:value="760.6">
            <text:p>760,6</text:p>
          </table:table-cell>
          <table:table-cell office:value-type="float" office:value="762.3">
            <text:p>762,3</text:p>
          </table:table-cell>
        </table:table-row>
        <table:table-row table:style-name="ro1">
          <table:table-cell office:value-type="date" office:date-value="2019-07-02">
            <text:p>02.07.19</text:p>
          </table:table-cell>
          <table:table-cell office:value-type="float" office:value="759">
            <text:p>759,0</text:p>
          </table:table-cell>
          <table:table-cell office:value-type="float" office:value="761.4">
            <text:p>761,4</text:p>
          </table:table-cell>
          <table:table-cell office:value-type="float" office:value="758.4">
            <text:p>758,4</text:p>
          </table:table-cell>
          <table:table-cell office:value-type="float" office:value="759.5">
            <text:p>759,5</text:p>
          </table:table-cell>
          <table:table-cell office:value-type="float" office:value="757">
            <text:p>757,0</text:p>
          </table:table-cell>
          <table:table-cell office:value-type="float" office:value="755.1">
            <text:p>755,1</text:p>
          </table:table-cell>
          <table:table-cell office:value-type="float" office:value="755.8">
            <text:p>755,8</text:p>
          </table:table-cell>
          <table:table-cell office:value-type="float" office:value="757">
            <text:p>757,0</text:p>
          </table:table-cell>
          <table:table-cell office:value-type="float" office:value="758.2">
            <text:p>758,2</text:p>
          </table:table-cell>
          <table:table-cell office:value-type="float" office:value="758.9">
            <text:p>758,9</text:p>
          </table:table-cell>
          <table:table-cell office:value-type="float" office:value="759.5">
            <text:p>759,5</text:p>
          </table:table-cell>
          <table:table-cell office:value-type="float" office:value="758.1">
            <text:p>758,1</text:p>
          </table:table-cell>
          <table:table-cell office:value-type="float" office:value="760.3">
            <text:p>760,3</text:p>
          </table:table-cell>
          <table:table-cell office:value-type="float" office:value="761.8">
            <text:p>761,8</text:p>
          </table:table-cell>
          <table:table-cell office:value-type="float" office:value="763.8">
            <text:p>763,8</text:p>
          </table:table-cell>
          <table:table-cell office:value-type="float" office:value="766">
            <text:p>766,0</text:p>
          </table:table-cell>
          <table:table-cell office:value-type="float" office:value="767.2">
            <text:p>767,2</text:p>
          </table:table-cell>
          <table:table-cell office:value-type="float" office:value="767.5">
            <text:p>767,5</text:p>
          </table:table-cell>
          <table:table-cell office:value-type="float" office:value="766.8">
            <text:p>766,8</text:p>
          </table:table-cell>
          <table:table-cell office:value-type="float" office:value="766.6">
            <text:p>766,6</text:p>
          </table:table-cell>
          <table:table-cell office:value-type="float" office:value="764.9">
            <text:p>764,9</text:p>
          </table:table-cell>
          <table:table-cell office:value-type="float" office:value="766.4">
            <text:p>766,4</text:p>
          </table:table-cell>
          <table:table-cell office:value-type="float" office:value="768.1">
            <text:p>768,1</text:p>
          </table:table-cell>
          <table:table-cell office:value-type="float" office:value="766.4">
            <text:p>766,4</text:p>
          </table:table-cell>
        </table:table-row>
        <table:table-row table:style-name="ro1">
          <table:table-cell office:value-type="date" office:date-value="2019-07-03">
            <text:p>03.07.19</text:p>
          </table:table-cell>
          <table:table-cell office:value-type="float" office:value="766">
            <text:p>766,0</text:p>
          </table:table-cell>
          <table:table-cell office:value-type="float" office:value="762.8">
            <text:p>762,8</text:p>
          </table:table-cell>
          <table:table-cell office:value-type="float" office:value="765.1">
            <text:p>765,1</text:p>
          </table:table-cell>
          <table:table-cell office:value-type="float" office:value="764.6">
            <text:p>764,6</text:p>
          </table:table-cell>
          <table:table-cell office:value-type="float" office:value="764.9">
            <text:p>764,9</text:p>
          </table:table-cell>
          <table:table-cell office:value-type="float" office:value="764.1">
            <text:p>764,1</text:p>
          </table:table-cell>
          <table:table-cell office:value-type="float" office:value="765.3">
            <text:p>765,3</text:p>
          </table:table-cell>
          <table:table-cell office:value-type="float" office:value="764.9">
            <text:p>764,9</text:p>
          </table:table-cell>
          <table:table-cell office:value-type="float" office:value="766.4">
            <text:p>766,4</text:p>
          </table:table-cell>
          <table:table-cell office:value-type="float" office:value="766.7">
            <text:p>766,7</text:p>
          </table:table-cell>
          <table:table-cell office:value-type="float" office:value="767">
            <text:p>767,0</text:p>
          </table:table-cell>
          <table:table-cell office:value-type="float" office:value="765.9">
            <text:p>765,9</text:p>
          </table:table-cell>
          <table:table-cell office:value-type="float" office:value="763.7">
            <text:p>763,7</text:p>
          </table:table-cell>
          <table:table-cell office:value-type="float" office:value="761.7">
            <text:p>761,7</text:p>
          </table:table-cell>
          <table:table-cell office:value-type="float" office:value="760.3">
            <text:p>760,3</text:p>
          </table:table-cell>
          <table:table-cell office:value-type="float" office:value="761.9">
            <text:p>761,9</text:p>
          </table:table-cell>
          <table:table-cell office:value-type="float" office:value="763.6">
            <text:p>763,6</text:p>
          </table:table-cell>
          <table:table-cell table:number-columns-repeated="2" office:value-type="float" office:value="761.8">
            <text:p>761,8</text:p>
          </table:table-cell>
          <table:table-cell office:value-type="float" office:value="762.9">
            <text:p>762,9</text:p>
          </table:table-cell>
          <table:table-cell office:value-type="float" office:value="762.1">
            <text:p>762,1</text:p>
          </table:table-cell>
          <table:table-cell office:value-type="float" office:value="761.1">
            <text:p>761,1</text:p>
          </table:table-cell>
          <table:table-cell office:value-type="float" office:value="758">
            <text:p>758,0</text:p>
          </table:table-cell>
          <table:table-cell office:value-type="float" office:value="756.7">
            <text:p>756,7</text:p>
          </table:table-cell>
        </table:table-row>
        <table:table-row table:style-name="ro1">
          <table:table-cell office:value-type="date" office:date-value="2019-07-04">
            <text:p>04.07.19</text:p>
          </table:table-cell>
          <table:table-cell office:value-type="float" office:value="758.5">
            <text:p>758,5</text:p>
          </table:table-cell>
          <table:table-cell office:value-type="float" office:value="756.8">
            <text:p>756,8</text:p>
          </table:table-cell>
          <table:table-cell office:value-type="float" office:value="756.2">
            <text:p>756,2</text:p>
          </table:table-cell>
          <table:table-cell office:value-type="float" office:value="754.2">
            <text:p>754,2</text:p>
          </table:table-cell>
          <table:table-cell office:value-type="float" office:value="756.4">
            <text:p>756,4</text:p>
          </table:table-cell>
          <table:table-cell office:value-type="float" office:value="756">
            <text:p>756,0</text:p>
          </table:table-cell>
          <table:table-cell office:value-type="float" office:value="756.6">
            <text:p>756,6</text:p>
          </table:table-cell>
          <table:table-cell office:value-type="float" office:value="754.9">
            <text:p>754,9</text:p>
          </table:table-cell>
          <table:table-cell office:value-type="float" office:value="752.5">
            <text:p>752,5</text:p>
          </table:table-cell>
          <table:table-cell office:value-type="float" office:value="750.8">
            <text:p>750,8</text:p>
          </table:table-cell>
          <table:table-cell office:value-type="float" office:value="749.1">
            <text:p>749,1</text:p>
          </table:table-cell>
          <table:table-cell office:value-type="float" office:value="752.7">
            <text:p>752,7</text:p>
          </table:table-cell>
          <table:table-cell office:value-type="float" office:value="752.4">
            <text:p>752,4</text:p>
          </table:table-cell>
          <table:table-cell office:value-type="float" office:value="755.5">
            <text:p>755,5</text:p>
          </table:table-cell>
          <table:table-cell table:number-columns-repeated="2" office:value-type="float" office:value="755.3">
            <text:p>755,3</text:p>
          </table:table-cell>
          <table:table-cell office:value-type="float" office:value="758.2">
            <text:p>758,2</text:p>
          </table:table-cell>
          <table:table-cell office:value-type="float" office:value="757.5">
            <text:p>757,5</text:p>
          </table:table-cell>
          <table:table-cell office:value-type="float" office:value="755.4">
            <text:p>755,4</text:p>
          </table:table-cell>
          <table:table-cell office:value-type="float" office:value="753.7">
            <text:p>753,7</text:p>
          </table:table-cell>
          <table:table-cell office:value-type="float" office:value="751.6">
            <text:p>751,6</text:p>
          </table:table-cell>
          <table:table-cell office:value-type="float" office:value="750.1">
            <text:p>750,1</text:p>
          </table:table-cell>
          <table:table-cell office:value-type="float" office:value="753.3">
            <text:p>753,3</text:p>
          </table:table-cell>
          <table:table-cell office:value-type="float" office:value="754.1">
            <text:p>754,1</text:p>
          </table:table-cell>
        </table:table-row>
        <table:table-row table:style-name="ro1">
          <table:table-cell office:value-type="date" office:date-value="2019-07-05">
            <text:p>05.07.19</text:p>
          </table:table-cell>
          <table:table-cell office:value-type="float" office:value="756.2">
            <text:p>756,2</text:p>
          </table:table-cell>
          <table:table-cell office:value-type="float" office:value="755.6">
            <text:p>755,6</text:p>
          </table:table-cell>
          <table:table-cell office:value-type="float" office:value="756.8">
            <text:p>756,8</text:p>
          </table:table-cell>
          <table:table-cell office:value-type="float" office:value="757.7">
            <text:p>757,7</text:p>
          </table:table-cell>
          <table:table-cell office:value-type="float" office:value="755.2">
            <text:p>755,2</text:p>
          </table:table-cell>
          <table:table-cell office:value-type="float" office:value="758.5">
            <text:p>758,5</text:p>
          </table:table-cell>
          <table:table-cell office:value-type="float" office:value="755.7">
            <text:p>755,7</text:p>
          </table:table-cell>
          <table:table-cell office:value-type="float" office:value="758.7">
            <text:p>758,7</text:p>
          </table:table-cell>
          <table:table-cell office:value-type="float" office:value="759.8">
            <text:p>759,8</text:p>
          </table:table-cell>
          <table:table-cell office:value-type="float" office:value="759">
            <text:p>759,0</text:p>
          </table:table-cell>
          <table:table-cell office:value-type="float" office:value="760">
            <text:p>760,0</text:p>
          </table:table-cell>
          <table:table-cell office:value-type="float" office:value="761.2">
            <text:p>761,2</text:p>
          </table:table-cell>
          <table:table-cell office:value-type="float" office:value="763.2">
            <text:p>763,2</text:p>
          </table:table-cell>
          <table:table-cell office:value-type="float" office:value="765.6">
            <text:p>765,6</text:p>
          </table:table-cell>
          <table:table-cell table:number-columns-repeated="2" office:value-type="float" office:value="763.2">
            <text:p>763,2</text:p>
          </table:table-cell>
          <table:table-cell office:value-type="float" office:value="764.7">
            <text:p>764,7</text:p>
          </table:table-cell>
          <table:table-cell office:value-type="float" office:value="765.1">
            <text:p>765,1</text:p>
          </table:table-cell>
          <table:table-cell office:value-type="float" office:value="762.7">
            <text:p>762,7</text:p>
          </table:table-cell>
          <table:table-cell office:value-type="float" office:value="761.2">
            <text:p>761,2</text:p>
          </table:table-cell>
          <table:table-cell office:value-type="float" office:value="763.2">
            <text:p>763,2</text:p>
          </table:table-cell>
          <table:table-cell office:value-type="float" office:value="761.1">
            <text:p>761,1</text:p>
          </table:table-cell>
          <table:table-cell office:value-type="float" office:value="763.7">
            <text:p>763,7</text:p>
          </table:table-cell>
          <table:table-cell office:value-type="float" office:value="761.1">
            <text:p>761,1</text:p>
          </table:table-cell>
        </table:table-row>
        <table:table-row table:style-name="ro1">
          <table:table-cell office:value-type="date" office:date-value="2019-07-06">
            <text:p>06.07.19</text:p>
          </table:table-cell>
          <table:table-cell office:value-type="float" office:value="763.9">
            <text:p>763,9</text:p>
          </table:table-cell>
          <table:table-cell office:value-type="float" office:value="765.3">
            <text:p>765,3</text:p>
          </table:table-cell>
          <table:table-cell office:value-type="float" office:value="766.3">
            <text:p>766,3</text:p>
          </table:table-cell>
          <table:table-cell office:value-type="float" office:value="767.9">
            <text:p>767,9</text:p>
          </table:table-cell>
          <table:table-cell office:value-type="float" office:value="765">
            <text:p>765,0</text:p>
          </table:table-cell>
          <table:table-cell table:number-columns-repeated="2" office:value-type="float" office:value="764.4">
            <text:p>764,4</text:p>
          </table:table-cell>
          <table:table-cell office:value-type="float" office:value="761.1">
            <text:p>761,1</text:p>
          </table:table-cell>
          <table:table-cell office:value-type="float" office:value="763.9">
            <text:p>763,9</text:p>
          </table:table-cell>
          <table:table-cell office:value-type="float" office:value="760.9">
            <text:p>760,9</text:p>
          </table:table-cell>
          <table:table-cell office:value-type="float" office:value="758">
            <text:p>758,0</text:p>
          </table:table-cell>
          <table:table-cell office:value-type="float" office:value="759.3">
            <text:p>759,3</text:p>
          </table:table-cell>
          <table:table-cell office:value-type="float" office:value="761.9">
            <text:p>761,9</text:p>
          </table:table-cell>
          <table:table-cell office:value-type="float" office:value="764.5">
            <text:p>764,5</text:p>
          </table:table-cell>
          <table:table-cell office:value-type="float" office:value="764.7">
            <text:p>764,7</text:p>
          </table:table-cell>
          <table:table-cell office:value-type="float" office:value="763.9">
            <text:p>763,9</text:p>
          </table:table-cell>
          <table:table-cell office:value-type="float" office:value="764.5">
            <text:p>764,5</text:p>
          </table:table-cell>
          <table:table-cell office:value-type="float" office:value="763.4">
            <text:p>763,4</text:p>
          </table:table-cell>
          <table:table-cell office:value-type="float" office:value="766">
            <text:p>766,0</text:p>
          </table:table-cell>
          <table:table-cell office:value-type="float" office:value="766.1">
            <text:p>766,1</text:p>
          </table:table-cell>
          <table:table-cell office:value-type="float" office:value="768.2">
            <text:p>768,2</text:p>
          </table:table-cell>
          <table:table-cell office:value-type="float" office:value="770">
            <text:p>770,0</text:p>
          </table:table-cell>
          <table:table-cell office:value-type="float" office:value="770.3">
            <text:p>770,3</text:p>
          </table:table-cell>
          <table:table-cell office:value-type="float" office:value="770.9">
            <text:p>770,9</text:p>
          </table:table-cell>
        </table:table-row>
        <table:table-row table:style-name="ro1">
          <table:table-cell office:value-type="date" office:date-value="2019-07-07">
            <text:p>07.07.19</text:p>
          </table:table-cell>
          <table:table-cell office:value-type="float" office:value="770.2">
            <text:p>770,2</text:p>
          </table:table-cell>
          <table:table-cell office:value-type="float" office:value="771">
            <text:p>771,0</text:p>
          </table:table-cell>
          <table:table-cell office:value-type="float" office:value="767.1">
            <text:p>767,1</text:p>
          </table:table-cell>
          <table:table-cell office:value-type="float" office:value="765.3">
            <text:p>765,3</text:p>
          </table:table-cell>
          <table:table-cell office:value-type="float" office:value="761.9">
            <text:p>761,9</text:p>
          </table:table-cell>
          <table:table-cell office:value-type="float" office:value="760.6">
            <text:p>760,6</text:p>
          </table:table-cell>
          <table:table-cell office:value-type="float" office:value="758.8">
            <text:p>758,8</text:p>
          </table:table-cell>
          <table:table-cell office:value-type="float" office:value="756.1">
            <text:p>756,1</text:p>
          </table:table-cell>
          <table:table-cell office:value-type="float" office:value="758.3">
            <text:p>758,3</text:p>
          </table:table-cell>
          <table:table-cell office:value-type="float" office:value="757.8">
            <text:p>757,8</text:p>
          </table:table-cell>
          <table:table-cell office:value-type="float" office:value="758.7">
            <text:p>758,7</text:p>
          </table:table-cell>
          <table:table-cell office:value-type="float" office:value="756.2">
            <text:p>756,2</text:p>
          </table:table-cell>
          <table:table-cell office:value-type="float" office:value="757.8">
            <text:p>757,8</text:p>
          </table:table-cell>
          <table:table-cell office:value-type="float" office:value="759.1">
            <text:p>759,1</text:p>
          </table:table-cell>
          <table:table-cell office:value-type="float" office:value="757.5">
            <text:p>757,5</text:p>
          </table:table-cell>
          <table:table-cell office:value-type="float" office:value="756.2">
            <text:p>756,2</text:p>
          </table:table-cell>
          <table:table-cell office:value-type="float" office:value="758.1">
            <text:p>758,1</text:p>
          </table:table-cell>
          <table:table-cell office:value-type="float" office:value="760.9">
            <text:p>760,9</text:p>
          </table:table-cell>
          <table:table-cell office:value-type="float" office:value="759.3">
            <text:p>759,3</text:p>
          </table:table-cell>
          <table:table-cell office:value-type="float" office:value="758.1">
            <text:p>758,1</text:p>
          </table:table-cell>
          <table:table-cell office:value-type="float" office:value="756.7">
            <text:p>756,7</text:p>
          </table:table-cell>
          <table:table-cell office:value-type="float" office:value="755.1">
            <text:p>755,1</text:p>
          </table:table-cell>
          <table:table-cell office:value-type="float" office:value="753.2">
            <text:p>753,2</text:p>
          </table:table-cell>
          <table:table-cell office:value-type="float" office:value="752.3">
            <text:p>752,3</text:p>
          </table:table-cell>
        </table:table-row>
        <table:table-row table:style-name="ro1">
          <table:table-cell office:value-type="date" office:date-value="2019-07-08">
            <text:p>08.07.19</text:p>
          </table:table-cell>
          <table:table-cell office:value-type="float" office:value="752.3">
            <text:p>752,3</text:p>
          </table:table-cell>
          <table:table-cell office:value-type="float" office:value="754">
            <text:p>754,0</text:p>
          </table:table-cell>
          <table:table-cell office:value-type="float" office:value="755.2">
            <text:p>755,2</text:p>
          </table:table-cell>
          <table:table-cell office:value-type="float" office:value="756.2">
            <text:p>756,2</text:p>
          </table:table-cell>
          <table:table-cell office:value-type="float" office:value="753.6">
            <text:p>753,6</text:p>
          </table:table-cell>
          <table:table-cell office:value-type="float" office:value="755">
            <text:p>755,0</text:p>
          </table:table-cell>
          <table:table-cell office:value-type="float" office:value="755.5">
            <text:p>755,5</text:p>
          </table:table-cell>
          <table:table-cell office:value-type="float" office:value="757.4">
            <text:p>757,4</text:p>
          </table:table-cell>
          <table:table-cell office:value-type="float" office:value="757.6">
            <text:p>757,6</text:p>
          </table:table-cell>
          <table:table-cell office:value-type="float" office:value="755.2">
            <text:p>755,2</text:p>
          </table:table-cell>
          <table:table-cell office:value-type="float" office:value="752.7">
            <text:p>752,7</text:p>
          </table:table-cell>
          <table:table-cell office:value-type="float" office:value="752.3">
            <text:p>752,3</text:p>
          </table:table-cell>
          <table:table-cell table:number-columns-repeated="2" office:value-type="float" office:value="753.4">
            <text:p>753,4</text:p>
          </table:table-cell>
          <table:table-cell office:value-type="float" office:value="756.1">
            <text:p>756,1</text:p>
          </table:table-cell>
          <table:table-cell office:value-type="float" office:value="754">
            <text:p>754,0</text:p>
          </table:table-cell>
          <table:table-cell office:value-type="float" office:value="752.1">
            <text:p>752,1</text:p>
          </table:table-cell>
          <table:table-cell office:value-type="float" office:value="753.8">
            <text:p>753,8</text:p>
          </table:table-cell>
          <table:table-cell office:value-type="float" office:value="754.6">
            <text:p>754,6</text:p>
          </table:table-cell>
          <table:table-cell office:value-type="float" office:value="757.4">
            <text:p>757,4</text:p>
          </table:table-cell>
          <table:table-cell office:value-type="float" office:value="758.3">
            <text:p>758,3</text:p>
          </table:table-cell>
          <table:table-cell office:value-type="float" office:value="759.1">
            <text:p>759,1</text:p>
          </table:table-cell>
          <table:table-cell office:value-type="float" office:value="761.9">
            <text:p>761,9</text:p>
          </table:table-cell>
          <table:table-cell office:value-type="float" office:value="758.8">
            <text:p>758,8</text:p>
          </table:table-cell>
        </table:table-row>
        <table:table-row table:style-name="ro1">
          <table:table-cell office:value-type="date" office:date-value="2019-07-09">
            <text:p>09.07.19</text:p>
          </table:table-cell>
          <table:table-cell office:value-type="float" office:value="757.3">
            <text:p>757,3</text:p>
          </table:table-cell>
          <table:table-cell office:value-type="float" office:value="756.7">
            <text:p>756,7</text:p>
          </table:table-cell>
          <table:table-cell office:value-type="float" office:value="757.1">
            <text:p>757,1</text:p>
          </table:table-cell>
          <table:table-cell office:value-type="float" office:value="755.3">
            <text:p>755,3</text:p>
          </table:table-cell>
          <table:table-cell office:value-type="float" office:value="758.2">
            <text:p>758,2</text:p>
          </table:table-cell>
          <table:table-cell office:value-type="float" office:value="758">
            <text:p>758,0</text:p>
          </table:table-cell>
          <table:table-cell office:value-type="float" office:value="755.2">
            <text:p>755,2</text:p>
          </table:table-cell>
          <table:table-cell office:value-type="float" office:value="754.6">
            <text:p>754,6</text:p>
          </table:table-cell>
          <table:table-cell office:value-type="float" office:value="755.7">
            <text:p>755,7</text:p>
          </table:table-cell>
          <table:table-cell office:value-type="float" office:value="757.2">
            <text:p>757,2</text:p>
          </table:table-cell>
          <table:table-cell office:value-type="float" office:value="758.6">
            <text:p>758,6</text:p>
          </table:table-cell>
          <table:table-cell office:value-type="float" office:value="756">
            <text:p>756,0</text:p>
          </table:table-cell>
          <table:table-cell office:value-type="float" office:value="753.5">
            <text:p>753,5</text:p>
          </table:table-cell>
          <table:table-cell office:value-type="float" office:value="755.3">
            <text:p>755,3</text:p>
          </table:table-cell>
          <table:table-cell office:value-type="float" office:value="756.6">
            <text:p>756,6</text:p>
          </table:table-cell>
          <table:table-cell office:value-type="float" office:value="755">
            <text:p>755,0</text:p>
          </table:table-cell>
          <table:table-cell office:value-type="float" office:value="756">
            <text:p>756,0</text:p>
          </table:table-cell>
          <table:table-cell office:value-type="float" office:value="754.7">
            <text:p>754,7</text:p>
          </table:table-cell>
          <table:table-cell office:value-type="float" office:value="757">
            <text:p>757,0</text:p>
          </table:table-cell>
          <table:table-cell office:value-type="float" office:value="756.5">
            <text:p>756,5</text:p>
          </table:table-cell>
          <table:table-cell office:value-type="float" office:value="754.6">
            <text:p>754,6</text:p>
          </table:table-cell>
          <table:table-cell office:value-type="float" office:value="753.2">
            <text:p>753,2</text:p>
          </table:table-cell>
          <table:table-cell office:value-type="float" office:value="755.3">
            <text:p>755,3</text:p>
          </table:table-cell>
          <table:table-cell office:value-type="float" office:value="757.5">
            <text:p>757,5</text:p>
          </table:table-cell>
        </table:table-row>
        <table:table-row table:style-name="ro1">
          <table:table-cell office:value-type="date" office:date-value="2019-07-10">
            <text:p>10.07.19</text:p>
          </table:table-cell>
          <table:table-cell office:value-type="float" office:value="757.9">
            <text:p>757,9</text:p>
          </table:table-cell>
          <table:table-cell office:value-type="float" office:value="755.8">
            <text:p>755,8</text:p>
          </table:table-cell>
          <table:table-cell office:value-type="float" office:value="755.4">
            <text:p>755,4</text:p>
          </table:table-cell>
          <table:table-cell office:value-type="float" office:value="754.2">
            <text:p>754,2</text:p>
          </table:table-cell>
          <table:table-cell office:value-type="float" office:value="756.2">
            <text:p>756,2</text:p>
          </table:table-cell>
          <table:table-cell office:value-type="float" office:value="758.3">
            <text:p>758,3</text:p>
          </table:table-cell>
          <table:table-cell office:value-type="float" office:value="759.6">
            <text:p>759,6</text:p>
          </table:table-cell>
          <table:table-cell office:value-type="float" office:value="761.1">
            <text:p>761,1</text:p>
          </table:table-cell>
          <table:table-cell office:value-type="float" office:value="758.3">
            <text:p>758,3</text:p>
          </table:table-cell>
          <table:table-cell office:value-type="float" office:value="760.1">
            <text:p>760,1</text:p>
          </table:table-cell>
          <table:table-cell office:value-type="float" office:value="758.6">
            <text:p>758,6</text:p>
          </table:table-cell>
          <table:table-cell office:value-type="float" office:value="758.8">
            <text:p>758,8</text:p>
          </table:table-cell>
          <table:table-cell office:value-type="float" office:value="758.9">
            <text:p>758,9</text:p>
          </table:table-cell>
          <table:table-cell office:value-type="float" office:value="760.8">
            <text:p>760,8</text:p>
          </table:table-cell>
          <table:table-cell office:value-type="float" office:value="761.3">
            <text:p>761,3</text:p>
          </table:table-cell>
          <table:table-cell office:value-type="float" office:value="760.9">
            <text:p>760,9</text:p>
          </table:table-cell>
          <table:table-cell office:value-type="float" office:value="762.1">
            <text:p>762,1</text:p>
          </table:table-cell>
          <table:table-cell office:value-type="float" office:value="759.1">
            <text:p>759,1</text:p>
          </table:table-cell>
          <table:table-cell office:value-type="float" office:value="761.7">
            <text:p>761,7</text:p>
          </table:table-cell>
          <table:table-cell office:value-type="float" office:value="762.3">
            <text:p>762,3</text:p>
          </table:table-cell>
          <table:table-cell office:value-type="float" office:value="759.5">
            <text:p>759,5</text:p>
          </table:table-cell>
          <table:table-cell office:value-type="float" office:value="758.5">
            <text:p>758,5</text:p>
          </table:table-cell>
          <table:table-cell office:value-type="float" office:value="761.3">
            <text:p>761,3</text:p>
          </table:table-cell>
          <table:table-cell office:value-type="float" office:value="760.9">
            <text:p>760,9</text:p>
          </table:table-cell>
        </table:table-row>
        <table:table-row table:style-name="ro1">
          <table:table-cell office:value-type="date" office:date-value="2019-07-11">
            <text:p>11.07.19</text:p>
          </table:table-cell>
          <table:table-cell office:value-type="float" office:value="764.1">
            <text:p>764,1</text:p>
          </table:table-cell>
          <table:table-cell office:value-type="float" office:value="762.3">
            <text:p>762,3</text:p>
          </table:table-cell>
          <table:table-cell office:value-type="float" office:value="764.2">
            <text:p>764,2</text:p>
          </table:table-cell>
          <table:table-cell office:value-type="float" office:value="766.2">
            <text:p>766,2</text:p>
          </table:table-cell>
          <table:table-cell office:value-type="float" office:value="765.8">
            <text:p>765,8</text:p>
          </table:table-cell>
          <table:table-cell office:value-type="float" office:value="762.9">
            <text:p>762,9</text:p>
          </table:table-cell>
          <table:table-cell table:number-columns-repeated="2" office:value-type="float" office:value="759.9">
            <text:p>759,9</text:p>
          </table:table-cell>
          <table:table-cell office:value-type="float" office:value="760.2">
            <text:p>760,2</text:p>
          </table:table-cell>
          <table:table-cell office:value-type="float" office:value="758.1">
            <text:p>758,1</text:p>
          </table:table-cell>
          <table:table-cell office:value-type="float" office:value="760.5">
            <text:p>760,5</text:p>
          </table:table-cell>
          <table:table-cell office:value-type="float" office:value="761">
            <text:p>761,0</text:p>
          </table:table-cell>
          <table:table-cell office:value-type="float" office:value="761.2">
            <text:p>761,2</text:p>
          </table:table-cell>
          <table:table-cell office:value-type="float" office:value="762.2">
            <text:p>762,2</text:p>
          </table:table-cell>
          <table:table-cell office:value-type="float" office:value="763.5">
            <text:p>763,5</text:p>
          </table:table-cell>
          <table:table-cell office:value-type="float" office:value="761.5">
            <text:p>761,5</text:p>
          </table:table-cell>
          <table:table-cell office:value-type="float" office:value="763.6">
            <text:p>763,6</text:p>
          </table:table-cell>
          <table:table-cell office:value-type="float" office:value="760.4">
            <text:p>760,4</text:p>
          </table:table-cell>
          <table:table-cell office:value-type="float" office:value="759.4">
            <text:p>759,4</text:p>
          </table:table-cell>
          <table:table-cell office:value-type="float" office:value="757.8">
            <text:p>757,8</text:p>
          </table:table-cell>
          <table:table-cell office:value-type="float" office:value="760.1">
            <text:p>760,1</text:p>
          </table:table-cell>
          <table:table-cell office:value-type="float" office:value="758">
            <text:p>758,0</text:p>
          </table:table-cell>
          <table:table-cell office:value-type="float" office:value="756.2">
            <text:p>756,2</text:p>
          </table:table-cell>
          <table:table-cell office:value-type="float" office:value="757.9">
            <text:p>757,9</text:p>
          </table:table-cell>
        </table:table-row>
        <table:table-row table:style-name="ro1">
          <table:table-cell office:value-type="date" office:date-value="2019-07-12">
            <text:p>12.07.19</text:p>
          </table:table-cell>
          <table:table-cell office:value-type="float" office:value="759.1">
            <text:p>759,1</text:p>
          </table:table-cell>
          <table:table-cell office:value-type="float" office:value="760.1">
            <text:p>760,1</text:p>
          </table:table-cell>
          <table:table-cell office:value-type="float" office:value="760.4">
            <text:p>760,4</text:p>
          </table:table-cell>
          <table:table-cell office:value-type="float" office:value="760.1">
            <text:p>760,1</text:p>
          </table:table-cell>
          <table:table-cell office:value-type="float" office:value="760">
            <text:p>760,0</text:p>
          </table:table-cell>
          <table:table-cell office:value-type="float" office:value="758.7">
            <text:p>758,7</text:p>
          </table:table-cell>
          <table:table-cell office:value-type="float" office:value="759.1">
            <text:p>759,1</text:p>
          </table:table-cell>
          <table:table-cell office:value-type="float" office:value="756.5">
            <text:p>756,5</text:p>
          </table:table-cell>
          <table:table-cell office:value-type="float" office:value="757.9">
            <text:p>757,9</text:p>
          </table:table-cell>
          <table:table-cell office:value-type="float" office:value="758.1">
            <text:p>758,1</text:p>
          </table:table-cell>
          <table:table-cell office:value-type="float" office:value="756.5">
            <text:p>756,5</text:p>
          </table:table-cell>
          <table:table-cell office:value-type="float" office:value="755.5">
            <text:p>755,5</text:p>
          </table:table-cell>
          <table:table-cell office:value-type="float" office:value="757.3">
            <text:p>757,3</text:p>
          </table:table-cell>
          <table:table-cell office:value-type="float" office:value="754.9">
            <text:p>754,9</text:p>
          </table:table-cell>
          <table:table-cell office:value-type="float" office:value="757.7">
            <text:p>757,7</text:p>
          </table:table-cell>
          <table:table-cell office:value-type="float" office:value="755.4">
            <text:p>755,4</text:p>
          </table:table-cell>
          <table:table-cell office:value-type="float" office:value="758.1">
            <text:p>758,1</text:p>
          </table:table-cell>
          <table:table-cell office:value-type="float" office:value="757.2">
            <text:p>757,2</text:p>
          </table:table-cell>
          <table:table-cell office:value-type="float" office:value="754.7">
            <text:p>754,7</text:p>
          </table:table-cell>
          <table:table-cell office:value-type="float" office:value="758.1">
            <text:p>758,1</text:p>
          </table:table-cell>
          <table:table-cell office:value-type="float" office:value="758.6">
            <text:p>758,6</text:p>
          </table:table-cell>
          <table:table-cell office:value-type="float" office:value="756.5">
            <text:p>756,5</text:p>
          </table:table-cell>
          <table:table-cell office:value-type="float" office:value="754.5">
            <text:p>754,5</text:p>
          </table:table-cell>
          <table:table-cell office:value-type="float" office:value="756.8">
            <text:p>756,8</text:p>
          </table:table-cell>
        </table:table-row>
        <table:table-row table:style-name="ro1">
          <table:table-cell office:value-type="date" office:date-value="2019-07-13">
            <text:p>13.07.19</text:p>
          </table:table-cell>
          <table:table-cell office:value-type="float" office:value="754.5">
            <text:p>754,5</text:p>
          </table:table-cell>
          <table:table-cell office:value-type="float" office:value="754">
            <text:p>754,0</text:p>
          </table:table-cell>
          <table:table-cell office:value-type="float" office:value="753">
            <text:p>753,0</text:p>
          </table:table-cell>
          <table:table-cell office:value-type="float" office:value="751.7">
            <text:p>751,7</text:p>
          </table:table-cell>
          <table:table-cell office:value-type="float" office:value="754">
            <text:p>754,0</text:p>
          </table:table-cell>
          <table:table-cell office:value-type="float" office:value="756.6">
            <text:p>756,6</text:p>
          </table:table-cell>
          <table:table-cell office:value-type="float" office:value="757.6">
            <text:p>757,6</text:p>
          </table:table-cell>
          <table:table-cell office:value-type="float" office:value="760.6">
            <text:p>760,6</text:p>
          </table:table-cell>
          <table:table-cell office:value-type="float" office:value="761.1">
            <text:p>761,1</text:p>
          </table:table-cell>
          <table:table-cell office:value-type="float" office:value="761.5">
            <text:p>761,5</text:p>
          </table:table-cell>
          <table:table-cell office:value-type="float" office:value="764">
            <text:p>764,0</text:p>
          </table:table-cell>
          <table:table-cell office:value-type="float" office:value="766.5">
            <text:p>766,5</text:p>
          </table:table-cell>
          <table:table-cell office:value-type="float" office:value="767.7">
            <text:p>767,7</text:p>
          </table:table-cell>
          <table:table-cell office:value-type="float" office:value="764.7">
            <text:p>764,7</text:p>
          </table:table-cell>
          <table:table-cell office:value-type="float" office:value="763.5">
            <text:p>763,5</text:p>
          </table:table-cell>
          <table:table-cell office:value-type="float" office:value="764.1">
            <text:p>764,1</text:p>
          </table:table-cell>
          <table:table-cell office:value-type="float" office:value="761.8">
            <text:p>761,8</text:p>
          </table:table-cell>
          <table:table-cell office:value-type="float" office:value="759.3">
            <text:p>759,3</text:p>
          </table:table-cell>
          <table:table-cell office:value-type="float" office:value="759.5">
            <text:p>759,5</text:p>
          </table:table-cell>
          <table:table-cell office:value-type="float" office:value="760">
            <text:p>760,0</text:p>
          </table:table-cell>
          <table:table-cell office:value-type="float" office:value="760.2">
            <text:p>760,2</text:p>
          </table:table-cell>
          <table:table-cell office:value-type="float" office:value="762.8">
            <text:p>762,8</text:p>
          </table:table-cell>
          <table:table-cell office:value-type="float" office:value="763.4">
            <text:p>763,4</text:p>
          </table:table-cell>
          <table:table-cell office:value-type="float" office:value="765.9">
            <text:p>765,9</text:p>
          </table:table-cell>
        </table:table-row>
        <table:table-row table:style-name="ro1">
          <table:table-cell office:value-type="date" office:date-value="2019-07-14">
            <text:p>14.07.19</text:p>
          </table:table-cell>
          <table:table-cell office:value-type="float" office:value="766.8">
            <text:p>766,8</text:p>
          </table:table-cell>
          <table:table-cell office:value-type="float" office:value="763.8">
            <text:p>763,8</text:p>
          </table:table-cell>
          <table:table-cell office:value-type="float" office:value="762.9">
            <text:p>762,9</text:p>
          </table:table-cell>
          <table:table-cell office:value-type="float" office:value="762">
            <text:p>762,0</text:p>
          </table:table-cell>
          <table:table-cell office:value-type="float" office:value="762.5">
            <text:p>762,5</text:p>
          </table:table-cell>
          <table:table-cell office:value-type="float" office:value="763.8">
            <text:p>763,8</text:p>
          </table:table-cell>
          <table:table-cell office:value-type="float" office:value="761.3">
            <text:p>761,3</text:p>
          </table:table-cell>
          <table:table-cell office:value-type="float" office:value="763">
            <text:p>763,0</text:p>
          </table:table-cell>
          <table:table-cell office:value-type="float" office:value="763.1">
            <text:p>763,1</text:p>
          </table:table-cell>
          <table:table-cell office:value-type="float" office:value="761.9">
            <text:p>761,9</text:p>
          </table:table-cell>
          <table:table-cell office:value-type="float" office:value="761.8">
            <text:p>761,8</text:p>
          </table:table-cell>
          <table:table-cell office:value-type="float" office:value="760.9">
            <text:p>760,9</text:p>
          </table:table-cell>
          <table:table-cell office:value-type="float" office:value="760">
            <text:p>760,0</text:p>
          </table:table-cell>
          <table:table-cell office:value-type="float" office:value="761.8">
            <text:p>761,8</text:p>
          </table:table-cell>
          <table:table-cell office:value-type="float" office:value="758.9">
            <text:p>758,9</text:p>
          </table:table-cell>
          <table:table-cell office:value-type="float" office:value="758.1">
            <text:p>758,1</text:p>
          </table:table-cell>
          <table:table-cell office:value-type="float" office:value="759.5">
            <text:p>759,5</text:p>
          </table:table-cell>
          <table:table-cell office:value-type="float" office:value="762.5">
            <text:p>762,5</text:p>
          </table:table-cell>
          <table:table-cell office:value-type="float" office:value="760.2">
            <text:p>760,2</text:p>
          </table:table-cell>
          <table:table-cell office:value-type="float" office:value="757.3">
            <text:p>757,3</text:p>
          </table:table-cell>
          <table:table-cell office:value-type="float" office:value="758.7">
            <text:p>758,7</text:p>
          </table:table-cell>
          <table:table-cell office:value-type="float" office:value="758.1">
            <text:p>758,1</text:p>
          </table:table-cell>
          <table:table-cell office:value-type="float" office:value="756.4">
            <text:p>756,4</text:p>
          </table:table-cell>
          <table:table-cell office:value-type="float" office:value="759.3">
            <text:p>759,3</text:p>
          </table:table-cell>
        </table:table-row>
        <table:table-row table:style-name="ro1">
          <table:table-cell office:value-type="date" office:date-value="2019-07-15">
            <text:p>15.07.19</text:p>
          </table:table-cell>
          <table:table-cell office:value-type="float" office:value="757.5">
            <text:p>757,5</text:p>
          </table:table-cell>
          <table:table-cell office:value-type="float" office:value="757.1">
            <text:p>757,1</text:p>
          </table:table-cell>
          <table:table-cell office:value-type="float" office:value="756.1">
            <text:p>756,1</text:p>
          </table:table-cell>
          <table:table-cell office:value-type="float" office:value="753.5">
            <text:p>753,5</text:p>
          </table:table-cell>
          <table:table-cell office:value-type="float" office:value="756.9">
            <text:p>756,9</text:p>
          </table:table-cell>
          <table:table-cell office:value-type="float" office:value="754.5">
            <text:p>754,5</text:p>
          </table:table-cell>
          <table:table-cell office:value-type="float" office:value="758">
            <text:p>758,0</text:p>
          </table:table-cell>
          <table:table-cell office:value-type="float" office:value="756.7">
            <text:p>756,7</text:p>
          </table:table-cell>
          <table:table-cell office:value-type="float" office:value="757.5">
            <text:p>757,5</text:p>
          </table:table-cell>
          <table:table-cell office:value-type="float" office:value="759.5">
            <text:p>759,5</text:p>
          </table:table-cell>
          <table:table-cell office:value-type="float" office:value="762.2">
            <text:p>762,2</text:p>
          </table:table-cell>
          <table:table-cell office:value-type="float" office:value="759">
            <text:p>759,0</text:p>
          </table:table-cell>
          <table:table-cell office:value-type="float" office:value="757.5">
            <text:p>757,5</text:p>
          </table:table-cell>
          <table:table-cell office:value-type="float" office:value="760">
            <text:p>760,0</text:p>
          </table:table-cell>
          <table:table-cell office:value-type="float" office:value="757.9">
            <text:p>757,9</text:p>
          </table:table-cell>
          <table:table-cell office:value-type="float" office:value="760.8">
            <text:p>760,8</text:p>
          </table:table-cell>
          <table:table-cell office:value-type="float" office:value="758.3">
            <text:p>758,3</text:p>
          </table:table-cell>
          <table:table-cell office:value-type="float" office:value="760.7">
            <text:p>760,7</text:p>
          </table:table-cell>
          <table:table-cell office:value-type="float" office:value="757.9">
            <text:p>757,9</text:p>
          </table:table-cell>
          <table:table-cell office:value-type="float" office:value="758.7">
            <text:p>758,7</text:p>
          </table:table-cell>
          <table:table-cell office:value-type="float" office:value="760.5">
            <text:p>760,5</text:p>
          </table:table-cell>
          <table:table-cell office:value-type="float" office:value="759.3">
            <text:p>759,3</text:p>
          </table:table-cell>
          <table:table-cell office:value-type="float" office:value="758.4">
            <text:p>758,4</text:p>
          </table:table-cell>
          <table:table-cell office:value-type="float" office:value="757.1">
            <text:p>757,1</text:p>
          </table:table-cell>
        </table:table-row>
        <table:table-row table:style-name="ro1">
          <table:table-cell office:value-type="date" office:date-value="2019-07-16">
            <text:p>16.07.19</text:p>
          </table:table-cell>
          <table:table-cell office:value-type="float" office:value="758.6">
            <text:p>758,6</text:p>
          </table:table-cell>
          <table:table-cell office:value-type="float" office:value="760.1">
            <text:p>760,1</text:p>
          </table:table-cell>
          <table:table-cell office:value-type="float" office:value="762.9">
            <text:p>762,9</text:p>
          </table:table-cell>
          <table:table-cell office:value-type="float" office:value="762.7">
            <text:p>762,7</text:p>
          </table:table-cell>
          <table:table-cell office:value-type="float" office:value="759.6">
            <text:p>759,6</text:p>
          </table:table-cell>
          <table:table-cell office:value-type="float" office:value="757.7">
            <text:p>757,7</text:p>
          </table:table-cell>
          <table:table-cell office:value-type="float" office:value="759">
            <text:p>759,0</text:p>
          </table:table-cell>
          <table:table-cell office:value-type="float" office:value="759.4">
            <text:p>759,4</text:p>
          </table:table-cell>
          <table:table-cell office:value-type="float" office:value="760.8">
            <text:p>760,8</text:p>
          </table:table-cell>
          <table:table-cell office:value-type="float" office:value="760.6">
            <text:p>760,6</text:p>
          </table:table-cell>
          <table:table-cell office:value-type="float" office:value="763.1">
            <text:p>763,1</text:p>
          </table:table-cell>
          <table:table-cell office:value-type="float" office:value="763.5">
            <text:p>763,5</text:p>
          </table:table-cell>
          <table:table-cell office:value-type="float" office:value="765.9">
            <text:p>765,9</text:p>
          </table:table-cell>
          <table:table-cell office:value-type="float" office:value="763.8">
            <text:p>763,8</text:p>
          </table:table-cell>
          <table:table-cell office:value-type="float" office:value="766">
            <text:p>766,0</text:p>
          </table:table-cell>
          <table:table-cell office:value-type="float" office:value="764.3">
            <text:p>764,3</text:p>
          </table:table-cell>
          <table:table-cell office:value-type="float" office:value="766.6">
            <text:p>766,6</text:p>
          </table:table-cell>
          <table:table-cell office:value-type="float" office:value="768.4">
            <text:p>768,4</text:p>
          </table:table-cell>
          <table:table-cell office:value-type="float" office:value="769.2">
            <text:p>769,2</text:p>
          </table:table-cell>
          <table:table-cell office:value-type="float" office:value="767.4">
            <text:p>767,4</text:p>
          </table:table-cell>
          <table:table-cell office:value-type="float" office:value="769">
            <text:p>769,0</text:p>
          </table:table-cell>
          <table:table-cell office:value-type="float" office:value="768.2">
            <text:p>768,2</text:p>
          </table:table-cell>
          <table:table-cell office:value-type="float" office:value="766.6">
            <text:p>766,6</text:p>
          </table:table-cell>
          <table:table-cell office:value-type="float" office:value="768.1">
            <text:p>768,1</text:p>
          </table:table-cell>
        </table:table-row>
        <table:table-row table:style-name="ro1">
          <table:table-cell office:value-type="date" office:date-value="2019-07-17">
            <text:p>17.07.19</text:p>
          </table:table-cell>
          <table:table-cell office:value-type="float" office:value="765.5">
            <text:p>765,5</text:p>
          </table:table-cell>
          <table:table-cell office:value-type="float" office:value="763.2">
            <text:p>763,2</text:p>
          </table:table-cell>
          <table:table-cell office:value-type="float" office:value="761.1">
            <text:p>761,1</text:p>
          </table:table-cell>
          <table:table-cell office:value-type="float" office:value="759.7">
            <text:p>759,7</text:p>
          </table:table-cell>
          <table:table-cell office:value-type="float" office:value="759">
            <text:p>759,0</text:p>
          </table:table-cell>
          <table:table-cell office:value-type="float" office:value="758.9">
            <text:p>758,9</text:p>
          </table:table-cell>
          <table:table-cell office:value-type="float" office:value="756.3">
            <text:p>756,3</text:p>
          </table:table-cell>
          <table:table-cell office:value-type="float" office:value="755.5">
            <text:p>755,5</text:p>
          </table:table-cell>
          <table:table-cell office:value-type="float" office:value="753.6">
            <text:p>753,6</text:p>
          </table:table-cell>
          <table:table-cell office:value-type="float" office:value="752.8">
            <text:p>752,8</text:p>
          </table:table-cell>
          <table:table-cell office:value-type="float" office:value="755.5">
            <text:p>755,5</text:p>
          </table:table-cell>
          <table:table-cell office:value-type="float" office:value="753.3">
            <text:p>753,3</text:p>
          </table:table-cell>
          <table:table-cell office:value-type="float" office:value="755.2">
            <text:p>755,2</text:p>
          </table:table-cell>
          <table:table-cell office:value-type="float" office:value="755.3">
            <text:p>755,3</text:p>
          </table:table-cell>
          <table:table-cell office:value-type="float" office:value="756.9">
            <text:p>756,9</text:p>
          </table:table-cell>
          <table:table-cell office:value-type="float" office:value="760.1">
            <text:p>760,1</text:p>
          </table:table-cell>
          <table:table-cell office:value-type="float" office:value="760.9">
            <text:p>760,9</text:p>
          </table:table-cell>
          <table:table-cell office:value-type="float" office:value="762.4">
            <text:p>762,4</text:p>
          </table:table-cell>
          <table:table-cell office:value-type="float" office:value="760.9">
            <text:p>760,9</text:p>
          </table:table-cell>
          <table:table-cell office:value-type="float" office:value="762.3">
            <text:p>762,3</text:p>
          </table:table-cell>
          <table:table-cell office:value-type="float" office:value="763.2">
            <text:p>763,2</text:p>
          </table:table-cell>
          <table:table-cell office:value-type="float" office:value="760.2">
            <text:p>760,2</text:p>
          </table:table-cell>
          <table:table-cell office:value-type="float" office:value="761">
            <text:p>761,0</text:p>
          </table:table-cell>
          <table:table-cell office:value-type="float" office:value="762.9">
            <text:p>762,9</text:p>
          </table:table-cell>
        </table:table-row>
        <table:table-row table:style-name="ro1">
          <table:table-cell office:value-type="date" office:date-value="2019-07-18">
            <text:p>18.07.19</text:p>
          </table:table-cell>
          <table:table-cell office:value-type="float" office:value="762">
            <text:p>762,0</text:p>
          </table:table-cell>
          <table:table-cell office:value-type="float" office:value="760.6">
            <text:p>760,6</text:p>
          </table:table-cell>
          <table:table-cell office:value-type="float" office:value="763.2">
            <text:p>763,2</text:p>
          </table:table-cell>
          <table:table-cell office:value-type="float" office:value="764.4">
            <text:p>764,4</text:p>
          </table:table-cell>
          <table:table-cell office:value-type="float" office:value="764.2">
            <text:p>764,2</text:p>
          </table:table-cell>
          <table:table-cell office:value-type="float" office:value="765.3">
            <text:p>765,3</text:p>
          </table:table-cell>
          <table:table-cell table:number-columns-repeated="2" office:value-type="float" office:value="764.2">
            <text:p>764,2</text:p>
          </table:table-cell>
          <table:table-cell office:value-type="float" office:value="766.7">
            <text:p>766,7</text:p>
          </table:table-cell>
          <table:table-cell office:value-type="float" office:value="763.5">
            <text:p>763,5</text:p>
          </table:table-cell>
          <table:table-cell office:value-type="float" office:value="763">
            <text:p>763,0</text:p>
          </table:table-cell>
          <table:table-cell office:value-type="float" office:value="761.6">
            <text:p>761,6</text:p>
          </table:table-cell>
          <table:table-cell office:value-type="float" office:value="759.1">
            <text:p>759,1</text:p>
          </table:table-cell>
          <table:table-cell office:value-type="float" office:value="758.5">
            <text:p>758,5</text:p>
          </table:table-cell>
          <table:table-cell office:value-type="float" office:value="760">
            <text:p>760,0</text:p>
          </table:table-cell>
          <table:table-cell office:value-type="float" office:value="761.6">
            <text:p>761,6</text:p>
          </table:table-cell>
          <table:table-cell office:value-type="float" office:value="759.2">
            <text:p>759,2</text:p>
          </table:table-cell>
          <table:table-cell office:value-type="float" office:value="756.6">
            <text:p>756,6</text:p>
          </table:table-cell>
          <table:table-cell office:value-type="float" office:value="759.2">
            <text:p>759,2</text:p>
          </table:table-cell>
          <table:table-cell office:value-type="float" office:value="759.9">
            <text:p>759,9</text:p>
          </table:table-cell>
          <table:table-cell office:value-type="float" office:value="761.9">
            <text:p>761,9</text:p>
          </table:table-cell>
          <table:table-cell office:value-type="float" office:value="760.1">
            <text:p>760,1</text:p>
          </table:table-cell>
          <table:table-cell office:value-type="float" office:value="759.9">
            <text:p>759,9</text:p>
          </table:table-cell>
          <table:table-cell office:value-type="float" office:value="757.9">
            <text:p>757,9</text:p>
          </table:table-cell>
        </table:table-row>
        <table:table-row table:style-name="ro1">
          <table:table-cell office:value-type="date" office:date-value="2019-07-19">
            <text:p>19.07.19</text:p>
          </table:table-cell>
          <table:table-cell office:value-type="float" office:value="760.2">
            <text:p>760,2</text:p>
          </table:table-cell>
          <table:table-cell office:value-type="float" office:value="757.3">
            <text:p>757,3</text:p>
          </table:table-cell>
          <table:table-cell office:value-type="float" office:value="755.5">
            <text:p>755,5</text:p>
          </table:table-cell>
          <table:table-cell office:value-type="float" office:value="756.5">
            <text:p>756,5</text:p>
          </table:table-cell>
          <table:table-cell office:value-type="float" office:value="755.5">
            <text:p>755,5</text:p>
          </table:table-cell>
          <table:table-cell office:value-type="float" office:value="758">
            <text:p>758,0</text:p>
          </table:table-cell>
          <table:table-cell office:value-type="float" office:value="755.9">
            <text:p>755,9</text:p>
          </table:table-cell>
          <table:table-cell office:value-type="float" office:value="753.5">
            <text:p>753,5</text:p>
          </table:table-cell>
          <table:table-cell office:value-type="float" office:value="753.8">
            <text:p>753,8</text:p>
          </table:table-cell>
          <table:table-cell office:value-type="float" office:value="756.4">
            <text:p>756,4</text:p>
          </table:table-cell>
          <table:table-cell office:value-type="float" office:value="756.5">
            <text:p>756,5</text:p>
          </table:table-cell>
          <table:table-cell office:value-type="float" office:value="758.1">
            <text:p>758,1</text:p>
          </table:table-cell>
          <table:table-cell office:value-type="float" office:value="760">
            <text:p>760,0</text:p>
          </table:table-cell>
          <table:table-cell office:value-type="float" office:value="760.3">
            <text:p>760,3</text:p>
          </table:table-cell>
          <table:table-cell office:value-type="float" office:value="762.8">
            <text:p>762,8</text:p>
          </table:table-cell>
          <table:table-cell office:value-type="float" office:value="762.2">
            <text:p>762,2</text:p>
          </table:table-cell>
          <table:table-cell office:value-type="float" office:value="761.2">
            <text:p>761,2</text:p>
          </table:table-cell>
          <table:table-cell office:value-type="float" office:value="764">
            <text:p>764,0</text:p>
          </table:table-cell>
          <table:table-cell office:value-type="float" office:value="765.5">
            <text:p>765,5</text:p>
          </table:table-cell>
          <table:table-cell office:value-type="float" office:value="766.4">
            <text:p>766,4</text:p>
          </table:table-cell>
          <table:table-cell office:value-type="float" office:value="763">
            <text:p>763,0</text:p>
          </table:table-cell>
          <table:table-cell office:value-type="float" office:value="760.8">
            <text:p>760,8</text:p>
          </table:table-cell>
          <table:table-cell office:value-type="float" office:value="758.6">
            <text:p>758,6</text:p>
          </table:table-cell>
          <table:table-cell office:value-type="float" office:value="758.8">
            <text:p>758,8</text:p>
          </table:table-cell>
        </table:table-row>
        <table:table-row table:style-name="ro1">
          <table:table-cell office:value-type="date" office:date-value="2019-07-20">
            <text:p>20.07.19</text:p>
          </table:table-cell>
          <table:table-cell office:value-type="float" office:value="759.5">
            <text:p>759,5</text:p>
          </table:table-cell>
          <table:table-cell office:value-type="float" office:value="756.8">
            <text:p>756,8</text:p>
          </table:table-cell>
          <table:table-cell office:value-type="float" office:value="758.5">
            <text:p>758,5</text:p>
          </table:table-cell>
          <table:table-cell office:value-type="float" office:value="757">
            <text:p>757,0</text:p>
          </table:table-cell>
          <table:table-cell office:value-type="float" office:value="759.4">
            <text:p>759,4</text:p>
          </table:table-cell>
          <table:table-cell table:number-columns-repeated="2" office:value-type="float" office:value="761.2">
            <text:p>761,2</text:p>
          </table:table-cell>
          <table:table-cell office:value-type="float" office:value="760.3">
            <text:p>760,3</text:p>
          </table:table-cell>
          <table:table-cell office:value-type="float" office:value="762.6">
            <text:p>762,6</text:p>
          </table:table-cell>
          <table:table-cell office:value-type="float" office:value="765.2">
            <text:p>765,2</text:p>
          </table:table-cell>
          <table:table-cell office:value-type="float" office:value="767.4">
            <text:p>767,4</text:p>
          </table:table-cell>
          <table:table-cell office:value-type="float" office:value="769.3">
            <text:p>769,3</text:p>
          </table:table-cell>
          <table:table-cell office:value-type="float" office:value="769.6">
            <text:p>769,6</text:p>
          </table:table-cell>
          <table:table-cell office:value-type="float" office:value="770">
            <text:p>770,0</text:p>
          </table:table-cell>
          <table:table-cell office:value-type="float" office:value="766.4">
            <text:p>766,4</text:p>
          </table:table-cell>
          <table:table-cell office:value-type="float" office:value="766.6">
            <text:p>766,6</text:p>
          </table:table-cell>
          <table:table-cell office:value-type="float" office:value="768.1">
            <text:p>768,1</text:p>
          </table:table-cell>
          <table:table-cell office:value-type="float" office:value="765.3">
            <text:p>765,3</text:p>
          </table:table-cell>
          <table:table-cell office:value-type="float" office:value="763.6">
            <text:p>763,6</text:p>
          </table:table-cell>
          <table:table-cell office:value-type="float" office:value="766.1">
            <text:p>766,1</text:p>
          </table:table-cell>
          <table:table-cell office:value-type="float" office:value="767.5">
            <text:p>767,5</text:p>
          </table:table-cell>
          <table:table-cell office:value-type="float" office:value="764.5">
            <text:p>764,5</text:p>
          </table:table-cell>
          <table:table-cell office:value-type="float" office:value="763.7">
            <text:p>763,7</text:p>
          </table:table-cell>
          <table:table-cell office:value-type="float" office:value="763.8">
            <text:p>763,8</text:p>
          </table:table-cell>
        </table:table-row>
        <table:table-row table:style-name="ro1">
          <table:table-cell office:value-type="date" office:date-value="2019-07-21">
            <text:p>21.07.19</text:p>
          </table:table-cell>
          <table:table-cell office:value-type="float" office:value="762.2">
            <text:p>762,2</text:p>
          </table:table-cell>
          <table:table-cell office:value-type="float" office:value="760.5">
            <text:p>760,5</text:p>
          </table:table-cell>
          <table:table-cell office:value-type="float" office:value="758">
            <text:p>758,0</text:p>
          </table:table-cell>
          <table:table-cell office:value-type="float" office:value="759.9">
            <text:p>759,9</text:p>
          </table:table-cell>
          <table:table-cell office:value-type="float" office:value="759.5">
            <text:p>759,5</text:p>
          </table:table-cell>
          <table:table-cell office:value-type="float" office:value="762.3">
            <text:p>762,3</text:p>
          </table:table-cell>
          <table:table-cell office:value-type="float" office:value="764.5">
            <text:p>764,5</text:p>
          </table:table-cell>
          <table:table-cell office:value-type="float" office:value="764.8">
            <text:p>764,8</text:p>
          </table:table-cell>
          <table:table-cell office:value-type="float" office:value="765.4">
            <text:p>765,4</text:p>
          </table:table-cell>
          <table:table-cell office:value-type="float" office:value="763.8">
            <text:p>763,8</text:p>
          </table:table-cell>
          <table:table-cell office:value-type="float" office:value="762.9">
            <text:p>762,9</text:p>
          </table:table-cell>
          <table:table-cell office:value-type="float" office:value="762.2">
            <text:p>762,2</text:p>
          </table:table-cell>
          <table:table-cell office:value-type="float" office:value="760.6">
            <text:p>760,6</text:p>
          </table:table-cell>
          <table:table-cell office:value-type="float" office:value="763">
            <text:p>763,0</text:p>
          </table:table-cell>
          <table:table-cell office:value-type="float" office:value="761.9">
            <text:p>761,9</text:p>
          </table:table-cell>
          <table:table-cell office:value-type="float" office:value="759.1">
            <text:p>759,1</text:p>
          </table:table-cell>
          <table:table-cell office:value-type="float" office:value="760.2">
            <text:p>760,2</text:p>
          </table:table-cell>
          <table:table-cell office:value-type="float" office:value="759.2">
            <text:p>759,2</text:p>
          </table:table-cell>
          <table:table-cell office:value-type="float" office:value="760.3">
            <text:p>760,3</text:p>
          </table:table-cell>
          <table:table-cell office:value-type="float" office:value="762.4">
            <text:p>762,4</text:p>
          </table:table-cell>
          <table:table-cell office:value-type="float" office:value="761.9">
            <text:p>761,9</text:p>
          </table:table-cell>
          <table:table-cell office:value-type="float" office:value="759.7">
            <text:p>759,7</text:p>
          </table:table-cell>
          <table:table-cell office:value-type="float" office:value="762.5">
            <text:p>762,5</text:p>
          </table:table-cell>
          <table:table-cell office:value-type="float" office:value="760.7">
            <text:p>760,7</text:p>
          </table:table-cell>
        </table:table-row>
        <table:table-row table:style-name="ro1">
          <table:table-cell office:value-type="date" office:date-value="2019-07-22">
            <text:p>22.07.19</text:p>
          </table:table-cell>
          <table:table-cell office:value-type="float" office:value="763.1">
            <text:p>763,1</text:p>
          </table:table-cell>
          <table:table-cell office:value-type="float" office:value="765">
            <text:p>765,0</text:p>
          </table:table-cell>
          <table:table-cell office:value-type="float" office:value="766.3">
            <text:p>766,3</text:p>
          </table:table-cell>
          <table:table-cell office:value-type="float" office:value="762.9">
            <text:p>762,9</text:p>
          </table:table-cell>
          <table:table-cell office:value-type="float" office:value="761">
            <text:p>761,0</text:p>
          </table:table-cell>
          <table:table-cell office:value-type="float" office:value="763.6">
            <text:p>763,6</text:p>
          </table:table-cell>
          <table:table-cell office:value-type="float" office:value="762.9">
            <text:p>762,9</text:p>
          </table:table-cell>
          <table:table-cell office:value-type="float" office:value="762.7">
            <text:p>762,7</text:p>
          </table:table-cell>
          <table:table-cell office:value-type="float" office:value="764.6">
            <text:p>764,6</text:p>
          </table:table-cell>
          <table:table-cell office:value-type="float" office:value="762.4">
            <text:p>762,4</text:p>
          </table:table-cell>
          <table:table-cell office:value-type="float" office:value="763.2">
            <text:p>763,2</text:p>
          </table:table-cell>
          <table:table-cell office:value-type="float" office:value="763.4">
            <text:p>763,4</text:p>
          </table:table-cell>
          <table:table-cell office:value-type="float" office:value="761.7">
            <text:p>761,7</text:p>
          </table:table-cell>
          <table:table-cell office:value-type="float" office:value="763.1">
            <text:p>763,1</text:p>
          </table:table-cell>
          <table:table-cell office:value-type="float" office:value="764.5">
            <text:p>764,5</text:p>
          </table:table-cell>
          <table:table-cell office:value-type="float" office:value="761.3">
            <text:p>761,3</text:p>
          </table:table-cell>
          <table:table-cell office:value-type="float" office:value="760.4">
            <text:p>760,4</text:p>
          </table:table-cell>
          <table:table-cell office:value-type="float" office:value="762.1">
            <text:p>762,1</text:p>
          </table:table-cell>
          <table:table-cell office:value-type="float" office:value="762.5">
            <text:p>762,5</text:p>
          </table:table-cell>
          <table:table-cell office:value-type="float" office:value="760.3">
            <text:p>760,3</text:p>
          </table:table-cell>
          <table:table-cell office:value-type="float" office:value="762">
            <text:p>762,0</text:p>
          </table:table-cell>
          <table:table-cell office:value-type="float" office:value="760.8">
            <text:p>760,8</text:p>
          </table:table-cell>
          <table:table-cell office:value-type="float" office:value="761.5">
            <text:p>761,5</text:p>
          </table:table-cell>
          <table:table-cell office:value-type="float" office:value="759.7">
            <text:p>759,7</text:p>
          </table:table-cell>
        </table:table-row>
        <table:table-row table:style-name="ro1">
          <table:table-cell office:value-type="date" office:date-value="2019-07-23">
            <text:p>23.07.19</text:p>
          </table:table-cell>
          <table:table-cell office:value-type="float" office:value="762.3">
            <text:p>762,3</text:p>
          </table:table-cell>
          <table:table-cell office:value-type="float" office:value="764.6">
            <text:p>764,6</text:p>
          </table:table-cell>
          <table:table-cell office:value-type="float" office:value="763.9">
            <text:p>763,9</text:p>
          </table:table-cell>
          <table:table-cell office:value-type="float" office:value="763">
            <text:p>763,0</text:p>
          </table:table-cell>
          <table:table-cell office:value-type="float" office:value="761.5">
            <text:p>761,5</text:p>
          </table:table-cell>
          <table:table-cell office:value-type="float" office:value="761.9">
            <text:p>761,9</text:p>
          </table:table-cell>
          <table:table-cell office:value-type="float" office:value="762">
            <text:p>762,0</text:p>
          </table:table-cell>
          <table:table-cell office:value-type="float" office:value="763.7">
            <text:p>763,7</text:p>
          </table:table-cell>
          <table:table-cell office:value-type="float" office:value="764.4">
            <text:p>764,4</text:p>
          </table:table-cell>
          <table:table-cell office:value-type="float" office:value="763.4">
            <text:p>763,4</text:p>
          </table:table-cell>
          <table:table-cell office:value-type="float" office:value="762.3">
            <text:p>762,3</text:p>
          </table:table-cell>
          <table:table-cell office:value-type="float" office:value="762">
            <text:p>762,0</text:p>
          </table:table-cell>
          <table:table-cell table:number-columns-repeated="2" office:value-type="float" office:value="761.4">
            <text:p>761,4</text:p>
          </table:table-cell>
          <table:table-cell office:value-type="float" office:value="763.8">
            <text:p>763,8</text:p>
          </table:table-cell>
          <table:table-cell office:value-type="float" office:value="765">
            <text:p>765,0</text:p>
          </table:table-cell>
          <table:table-cell office:value-type="float" office:value="764.2">
            <text:p>764,2</text:p>
          </table:table-cell>
          <table:table-cell office:value-type="float" office:value="762.9">
            <text:p>762,9</text:p>
          </table:table-cell>
          <table:table-cell office:value-type="float" office:value="764.4">
            <text:p>764,4</text:p>
          </table:table-cell>
          <table:table-cell office:value-type="float" office:value="762.8">
            <text:p>762,8</text:p>
          </table:table-cell>
          <table:table-cell office:value-type="float" office:value="761.7">
            <text:p>761,7</text:p>
          </table:table-cell>
          <table:table-cell office:value-type="float" office:value="762.5">
            <text:p>762,5</text:p>
          </table:table-cell>
          <table:table-cell office:value-type="float" office:value="760.9">
            <text:p>760,9</text:p>
          </table:table-cell>
          <table:table-cell office:value-type="float" office:value="759.9">
            <text:p>759,9</text:p>
          </table:table-cell>
        </table:table-row>
        <table:table-row table:style-name="ro1">
          <table:table-cell office:value-type="date" office:date-value="2019-07-24">
            <text:p>24.07.19</text:p>
          </table:table-cell>
          <table:table-cell office:value-type="float" office:value="759.1">
            <text:p>759,1</text:p>
          </table:table-cell>
          <table:table-cell office:value-type="float" office:value="759.3">
            <text:p>759,3</text:p>
          </table:table-cell>
          <table:table-cell office:value-type="float" office:value="761.6">
            <text:p>761,6</text:p>
          </table:table-cell>
          <table:table-cell office:value-type="float" office:value="760.4">
            <text:p>760,4</text:p>
          </table:table-cell>
          <table:table-cell office:value-type="float" office:value="763.1">
            <text:p>763,1</text:p>
          </table:table-cell>
          <table:table-cell office:value-type="float" office:value="763.8">
            <text:p>763,8</text:p>
          </table:table-cell>
          <table:table-cell office:value-type="float" office:value="762.7">
            <text:p>762,7</text:p>
          </table:table-cell>
          <table:table-cell office:value-type="float" office:value="763.4">
            <text:p>763,4</text:p>
          </table:table-cell>
          <table:table-cell office:value-type="float" office:value="765.4">
            <text:p>765,4</text:p>
          </table:table-cell>
          <table:table-cell office:value-type="float" office:value="764.6">
            <text:p>764,6</text:p>
          </table:table-cell>
          <table:table-cell office:value-type="float" office:value="761.9">
            <text:p>761,9</text:p>
          </table:table-cell>
          <table:table-cell office:value-type="float" office:value="758.9">
            <text:p>758,9</text:p>
          </table:table-cell>
          <table:table-cell office:value-type="float" office:value="756.9">
            <text:p>756,9</text:p>
          </table:table-cell>
          <table:table-cell office:value-type="float" office:value="760.1">
            <text:p>760,1</text:p>
          </table:table-cell>
          <table:table-cell office:value-type="float" office:value="757.8">
            <text:p>757,8</text:p>
          </table:table-cell>
          <table:table-cell office:value-type="float" office:value="758.7">
            <text:p>758,7</text:p>
          </table:table-cell>
          <table:table-cell office:value-type="float" office:value="760">
            <text:p>760,0</text:p>
          </table:table-cell>
          <table:table-cell office:value-type="float" office:value="761.8">
            <text:p>761,8</text:p>
          </table:table-cell>
          <table:table-cell office:value-type="float" office:value="764.3">
            <text:p>764,3</text:p>
          </table:table-cell>
          <table:table-cell office:value-type="float" office:value="761.7">
            <text:p>761,7</text:p>
          </table:table-cell>
          <table:table-cell office:value-type="float" office:value="763.6">
            <text:p>763,6</text:p>
          </table:table-cell>
          <table:table-cell office:value-type="float" office:value="761.9">
            <text:p>761,9</text:p>
          </table:table-cell>
          <table:table-cell office:value-type="float" office:value="760.4">
            <text:p>760,4</text:p>
          </table:table-cell>
          <table:table-cell office:value-type="float" office:value="763.3">
            <text:p>763,3</text:p>
          </table:table-cell>
        </table:table-row>
        <table:table-row table:style-name="ro1">
          <table:table-cell office:value-type="date" office:date-value="2019-07-25">
            <text:p>25.07.19</text:p>
          </table:table-cell>
          <table:table-cell office:value-type="float" office:value="760.8">
            <text:p>760,8</text:p>
          </table:table-cell>
          <table:table-cell office:value-type="float" office:value="760.6">
            <text:p>760,6</text:p>
          </table:table-cell>
          <table:table-cell office:value-type="float" office:value="760.7">
            <text:p>760,7</text:p>
          </table:table-cell>
          <table:table-cell office:value-type="float" office:value="760.3">
            <text:p>760,3</text:p>
          </table:table-cell>
          <table:table-cell office:value-type="float" office:value="761.9">
            <text:p>761,9</text:p>
          </table:table-cell>
          <table:table-cell office:value-type="float" office:value="761.8">
            <text:p>761,8</text:p>
          </table:table-cell>
          <table:table-cell office:value-type="float" office:value="760">
            <text:p>760,0</text:p>
          </table:table-cell>
          <table:table-cell office:value-type="float" office:value="757.6">
            <text:p>757,6</text:p>
          </table:table-cell>
          <table:table-cell office:value-type="float" office:value="755.7">
            <text:p>755,7</text:p>
          </table:table-cell>
          <table:table-cell office:value-type="float" office:value="756.8">
            <text:p>756,8</text:p>
          </table:table-cell>
          <table:table-cell office:value-type="float" office:value="755.6">
            <text:p>755,6</text:p>
          </table:table-cell>
          <table:table-cell office:value-type="float" office:value="755.1">
            <text:p>755,1</text:p>
          </table:table-cell>
          <table:table-cell office:value-type="float" office:value="757.2">
            <text:p>757,2</text:p>
          </table:table-cell>
          <table:table-cell office:value-type="float" office:value="759.2">
            <text:p>759,2</text:p>
          </table:table-cell>
          <table:table-cell office:value-type="float" office:value="757.5">
            <text:p>757,5</text:p>
          </table:table-cell>
          <table:table-cell office:value-type="float" office:value="755">
            <text:p>755,0</text:p>
          </table:table-cell>
          <table:table-cell office:value-type="float" office:value="754.5">
            <text:p>754,5</text:p>
          </table:table-cell>
          <table:table-cell office:value-type="float" office:value="754.1">
            <text:p>754,1</text:p>
          </table:table-cell>
          <table:table-cell office:value-type="float" office:value="751.9">
            <text:p>751,9</text:p>
          </table:table-cell>
          <table:table-cell office:value-type="float" office:value="753.5">
            <text:p>753,5</text:p>
          </table:table-cell>
          <table:table-cell office:value-type="float" office:value="755.6">
            <text:p>755,6</text:p>
          </table:table-cell>
          <table:table-cell office:value-type="float" office:value="756">
            <text:p>756,0</text:p>
          </table:table-cell>
          <table:table-cell office:value-type="float" office:value="754.5">
            <text:p>754,5</text:p>
          </table:table-cell>
          <table:table-cell office:value-type="float" office:value="756.8">
            <text:p>756,8</text:p>
          </table:table-cell>
        </table:table-row>
        <table:table-row table:style-name="ro1">
          <table:table-cell office:value-type="date" office:date-value="2019-07-26">
            <text:p>26.07.19</text:p>
          </table:table-cell>
          <table:table-cell office:value-type="float" office:value="757.5">
            <text:p>757,5</text:p>
          </table:table-cell>
          <table:table-cell office:value-type="float" office:value="759.8">
            <text:p>759,8</text:p>
          </table:table-cell>
          <table:table-cell office:value-type="float" office:value="762.6">
            <text:p>762,6</text:p>
          </table:table-cell>
          <table:table-cell office:value-type="float" office:value="761.1">
            <text:p>761,1</text:p>
          </table:table-cell>
          <table:table-cell office:value-type="float" office:value="761.3">
            <text:p>761,3</text:p>
          </table:table-cell>
          <table:table-cell office:value-type="float" office:value="762">
            <text:p>762,0</text:p>
          </table:table-cell>
          <table:table-cell office:value-type="float" office:value="761.5">
            <text:p>761,5</text:p>
          </table:table-cell>
          <table:table-cell office:value-type="float" office:value="761.9">
            <text:p>761,9</text:p>
          </table:table-cell>
          <table:table-cell office:value-type="float" office:value="762.5">
            <text:p>762,5</text:p>
          </table:table-cell>
          <table:table-cell office:value-type="float" office:value="760.6">
            <text:p>760,6</text:p>
          </table:table-cell>
          <table:table-cell office:value-type="float" office:value="758.8">
            <text:p>758,8</text:p>
          </table:table-cell>
          <table:table-cell table:number-columns-repeated="2" office:value-type="float" office:value="761.9">
            <text:p>761,9</text:p>
          </table:table-cell>
          <table:table-cell office:value-type="float" office:value="759.1">
            <text:p>759,1</text:p>
          </table:table-cell>
          <table:table-cell office:value-type="float" office:value="758.5">
            <text:p>758,5</text:p>
          </table:table-cell>
          <table:table-cell office:value-type="float" office:value="759.7">
            <text:p>759,7</text:p>
          </table:table-cell>
          <table:table-cell office:value-type="float" office:value="757.1">
            <text:p>757,1</text:p>
          </table:table-cell>
          <table:table-cell office:value-type="float" office:value="758.9">
            <text:p>758,9</text:p>
          </table:table-cell>
          <table:table-cell office:value-type="float" office:value="760.6">
            <text:p>760,6</text:p>
          </table:table-cell>
          <table:table-cell office:value-type="float" office:value="760.8">
            <text:p>760,8</text:p>
          </table:table-cell>
          <table:table-cell office:value-type="float" office:value="758.4">
            <text:p>758,4</text:p>
          </table:table-cell>
          <table:table-cell office:value-type="float" office:value="760.9">
            <text:p>760,9</text:p>
          </table:table-cell>
          <table:table-cell office:value-type="float" office:value="760.7">
            <text:p>760,7</text:p>
          </table:table-cell>
          <table:table-cell office:value-type="float" office:value="760.2">
            <text:p>760,2</text:p>
          </table:table-cell>
        </table:table-row>
        <table:table-row table:style-name="ro1">
          <table:table-cell office:value-type="date" office:date-value="2019-07-27">
            <text:p>27.07.19</text:p>
          </table:table-cell>
          <table:table-cell office:value-type="float" office:value="761.6">
            <text:p>761,6</text:p>
          </table:table-cell>
          <table:table-cell office:value-type="float" office:value="762.6">
            <text:p>762,6</text:p>
          </table:table-cell>
          <table:table-cell office:value-type="float" office:value="762.4">
            <text:p>762,4</text:p>
          </table:table-cell>
          <table:table-cell office:value-type="float" office:value="759.5">
            <text:p>759,5</text:p>
          </table:table-cell>
          <table:table-cell office:value-type="float" office:value="759.3">
            <text:p>759,3</text:p>
          </table:table-cell>
          <table:table-cell office:value-type="float" office:value="757">
            <text:p>757,0</text:p>
          </table:table-cell>
          <table:table-cell office:value-type="float" office:value="758.5">
            <text:p>758,5</text:p>
          </table:table-cell>
          <table:table-cell office:value-type="float" office:value="757.4">
            <text:p>757,4</text:p>
          </table:table-cell>
          <table:table-cell office:value-type="float" office:value="760.1">
            <text:p>760,1</text:p>
          </table:table-cell>
          <table:table-cell office:value-type="float" office:value="757.7">
            <text:p>757,7</text:p>
          </table:table-cell>
          <table:table-cell office:value-type="float" office:value="760.3">
            <text:p>760,3</text:p>
          </table:table-cell>
          <table:table-cell office:value-type="float" office:value="757.9">
            <text:p>757,9</text:p>
          </table:table-cell>
          <table:table-cell table:number-columns-repeated="2" office:value-type="float" office:value="759.7">
            <text:p>759,7</text:p>
          </table:table-cell>
          <table:table-cell office:value-type="float" office:value="757.4">
            <text:p>757,4</text:p>
          </table:table-cell>
          <table:table-cell office:value-type="float" office:value="760.6">
            <text:p>760,6</text:p>
          </table:table-cell>
          <table:table-cell office:value-type="float" office:value="759">
            <text:p>759,0</text:p>
          </table:table-cell>
          <table:table-cell office:value-type="float" office:value="758.4">
            <text:p>758,4</text:p>
          </table:table-cell>
          <table:table-cell office:value-type="float" office:value="761.2">
            <text:p>761,2</text:p>
          </table:table-cell>
          <table:table-cell office:value-type="float" office:value="761.7">
            <text:p>761,7</text:p>
          </table:table-cell>
          <table:table-cell office:value-type="float" office:value="759.2">
            <text:p>759,2</text:p>
          </table:table-cell>
          <table:table-cell office:value-type="float" office:value="757.2">
            <text:p>757,2</text:p>
          </table:table-cell>
          <table:table-cell office:value-type="float" office:value="757.3">
            <text:p>757,3</text:p>
          </table:table-cell>
          <table:table-cell office:value-type="float" office:value="759.3">
            <text:p>759,3</text:p>
          </table:table-cell>
        </table:table-row>
        <table:table-row table:style-name="ro1">
          <table:table-cell office:value-type="date" office:date-value="2019-07-28">
            <text:p>28.07.19</text:p>
          </table:table-cell>
          <table:table-cell office:value-type="float" office:value="761.5">
            <text:p>761,5</text:p>
          </table:table-cell>
          <table:table-cell office:value-type="float" office:value="759.2">
            <text:p>759,2</text:p>
          </table:table-cell>
          <table:table-cell office:value-type="float" office:value="759.1">
            <text:p>759,1</text:p>
          </table:table-cell>
          <table:table-cell office:value-type="float" office:value="757.9">
            <text:p>757,9</text:p>
          </table:table-cell>
          <table:table-cell office:value-type="float" office:value="757.1">
            <text:p>757,1</text:p>
          </table:table-cell>
          <table:table-cell office:value-type="float" office:value="755.8">
            <text:p>755,8</text:p>
          </table:table-cell>
          <table:table-cell office:value-type="float" office:value="754.2">
            <text:p>754,2</text:p>
          </table:table-cell>
          <table:table-cell office:value-type="float" office:value="756">
            <text:p>756,0</text:p>
          </table:table-cell>
          <table:table-cell office:value-type="float" office:value="757.1">
            <text:p>757,1</text:p>
          </table:table-cell>
          <table:table-cell office:value-type="float" office:value="756.8">
            <text:p>756,8</text:p>
          </table:table-cell>
          <table:table-cell office:value-type="float" office:value="755.7">
            <text:p>755,7</text:p>
          </table:table-cell>
          <table:table-cell office:value-type="float" office:value="754">
            <text:p>754,0</text:p>
          </table:table-cell>
          <table:table-cell office:value-type="float" office:value="751.6">
            <text:p>751,6</text:p>
          </table:table-cell>
          <table:table-cell office:value-type="float" office:value="753.1">
            <text:p>753,1</text:p>
          </table:table-cell>
          <table:table-cell office:value-type="float" office:value="753.3">
            <text:p>753,3</text:p>
          </table:table-cell>
          <table:table-cell office:value-type="float" office:value="753.5">
            <text:p>753,5</text:p>
          </table:table-cell>
          <table:table-cell office:value-type="float" office:value="753.6">
            <text:p>753,6</text:p>
          </table:table-cell>
          <table:table-cell office:value-type="float" office:value="754.5">
            <text:p>754,5</text:p>
          </table:table-cell>
          <table:table-cell office:value-type="float" office:value="756.4">
            <text:p>756,4</text:p>
          </table:table-cell>
          <table:table-cell office:value-type="float" office:value="759.3">
            <text:p>759,3</text:p>
          </table:table-cell>
          <table:table-cell office:value-type="float" office:value="760.2">
            <text:p>760,2</text:p>
          </table:table-cell>
          <table:table-cell office:value-type="float" office:value="762.4">
            <text:p>762,4</text:p>
          </table:table-cell>
          <table:table-cell office:value-type="float" office:value="763.6">
            <text:p>763,6</text:p>
          </table:table-cell>
          <table:table-cell office:value-type="float" office:value="760.6">
            <text:p>760,6</text:p>
          </table:table-cell>
        </table:table-row>
        <table:table-row table:style-name="ro1">
          <table:table-cell office:value-type="date" office:date-value="2019-07-29">
            <text:p>29.07.19</text:p>
          </table:table-cell>
          <table:table-cell office:value-type="float" office:value="761.4">
            <text:p>761,4</text:p>
          </table:table-cell>
          <table:table-cell office:value-type="float" office:value="762.6">
            <text:p>762,6</text:p>
          </table:table-cell>
          <table:table-cell office:value-type="float" office:value="764.9">
            <text:p>764,9</text:p>
          </table:table-cell>
          <table:table-cell office:value-type="float" office:value="764.4">
            <text:p>764,4</text:p>
          </table:table-cell>
          <table:table-cell office:value-type="float" office:value="765.7">
            <text:p>765,7</text:p>
          </table:table-cell>
          <table:table-cell office:value-type="float" office:value="766.2">
            <text:p>766,2</text:p>
          </table:table-cell>
          <table:table-cell office:value-type="float" office:value="764.4">
            <text:p>764,4</text:p>
          </table:table-cell>
          <table:table-cell office:value-type="float" office:value="766.1">
            <text:p>766,1</text:p>
          </table:table-cell>
          <table:table-cell office:value-type="float" office:value="765.9">
            <text:p>765,9</text:p>
          </table:table-cell>
          <table:table-cell office:value-type="float" office:value="762.9">
            <text:p>762,9</text:p>
          </table:table-cell>
          <table:table-cell office:value-type="float" office:value="763.2">
            <text:p>763,2</text:p>
          </table:table-cell>
          <table:table-cell office:value-type="float" office:value="763.7">
            <text:p>763,7</text:p>
          </table:table-cell>
          <table:table-cell office:value-type="float" office:value="766.1">
            <text:p>766,1</text:p>
          </table:table-cell>
          <table:table-cell office:value-type="float" office:value="767.3">
            <text:p>767,3</text:p>
          </table:table-cell>
          <table:table-cell office:value-type="float" office:value="764.4">
            <text:p>764,4</text:p>
          </table:table-cell>
          <table:table-cell office:value-type="float" office:value="766.4">
            <text:p>766,4</text:p>
          </table:table-cell>
          <table:table-cell office:value-type="float" office:value="766.9">
            <text:p>766,9</text:p>
          </table:table-cell>
          <table:table-cell office:value-type="float" office:value="765.4">
            <text:p>765,4</text:p>
          </table:table-cell>
          <table:table-cell office:value-type="float" office:value="762.4">
            <text:p>762,4</text:p>
          </table:table-cell>
          <table:table-cell office:value-type="float" office:value="762.3">
            <text:p>762,3</text:p>
          </table:table-cell>
          <table:table-cell office:value-type="float" office:value="764.8">
            <text:p>764,8</text:p>
          </table:table-cell>
          <table:table-cell office:value-type="float" office:value="764.6">
            <text:p>764,6</text:p>
          </table:table-cell>
          <table:table-cell office:value-type="float" office:value="765.6">
            <text:p>765,6</text:p>
          </table:table-cell>
          <table:table-cell office:value-type="float" office:value="767.3">
            <text:p>767,3</text:p>
          </table:table-cell>
        </table:table-row>
        <table:table-row table:style-name="ro1">
          <table:table-cell office:value-type="date" office:date-value="2019-07-30">
            <text:p>30.07.19</text:p>
          </table:table-cell>
          <table:table-cell office:value-type="float" office:value="767.8">
            <text:p>767,8</text:p>
          </table:table-cell>
          <table:table-cell office:value-type="float" office:value="767.9">
            <text:p>767,9</text:p>
          </table:table-cell>
          <table:table-cell office:value-type="float" office:value="769.5">
            <text:p>769,5</text:p>
          </table:table-cell>
          <table:table-cell office:value-type="float" office:value="768.2">
            <text:p>768,2</text:p>
          </table:table-cell>
          <table:table-cell office:value-type="float" office:value="764.7">
            <text:p>764,7</text:p>
          </table:table-cell>
          <table:table-cell office:value-type="float" office:value="765.4">
            <text:p>765,4</text:p>
          </table:table-cell>
          <table:table-cell office:value-type="float" office:value="765.6">
            <text:p>765,6</text:p>
          </table:table-cell>
          <table:table-cell office:value-type="float" office:value="762.1">
            <text:p>762,1</text:p>
          </table:table-cell>
          <table:table-cell office:value-type="float" office:value="762.7">
            <text:p>762,7</text:p>
          </table:table-cell>
          <table:table-cell office:value-type="float" office:value="764.8">
            <text:p>764,8</text:p>
          </table:table-cell>
          <table:table-cell office:value-type="float" office:value="763.1">
            <text:p>763,1</text:p>
          </table:table-cell>
          <table:table-cell office:value-type="float" office:value="764.2">
            <text:p>764,2</text:p>
          </table:table-cell>
          <table:table-cell office:value-type="float" office:value="761.3">
            <text:p>761,3</text:p>
          </table:table-cell>
          <table:table-cell office:value-type="float" office:value="758.7">
            <text:p>758,7</text:p>
          </table:table-cell>
          <table:table-cell office:value-type="float" office:value="758">
            <text:p>758,0</text:p>
          </table:table-cell>
          <table:table-cell office:value-type="float" office:value="759.3">
            <text:p>759,3</text:p>
          </table:table-cell>
          <table:table-cell office:value-type="float" office:value="757.9">
            <text:p>757,9</text:p>
          </table:table-cell>
          <table:table-cell table:number-columns-repeated="2" office:value-type="float" office:value="756.6">
            <text:p>756,6</text:p>
          </table:table-cell>
          <table:table-cell office:value-type="float" office:value="755.8">
            <text:p>755,8</text:p>
          </table:table-cell>
          <table:table-cell office:value-type="float" office:value="758.8">
            <text:p>758,8</text:p>
          </table:table-cell>
          <table:table-cell office:value-type="float" office:value="759.6">
            <text:p>759,6</text:p>
          </table:table-cell>
          <table:table-cell office:value-type="float" office:value="758.9">
            <text:p>758,9</text:p>
          </table:table-cell>
          <table:table-cell office:value-type="float" office:value="759.2">
            <text:p>759,2</text:p>
          </table:table-cell>
        </table:table-row>
        <table:table-row table:style-name="ro1">
          <table:table-cell office:value-type="date" office:date-value="2019-07-31">
            <text:p>31.07.19</text:p>
          </table:table-cell>
          <table:table-cell office:value-type="float" office:value="755.5">
            <text:p>755,5</text:p>
          </table:table-cell>
          <table:table-cell office:value-type="float" office:value="757.1">
            <text:p>757,1</text:p>
          </table:table-cell>
          <table:table-cell office:value-type="float" office:value="757.2">
            <text:p>757,2</text:p>
          </table:table-cell>
          <table:table-cell office:value-type="float" office:value="759.5">
            <text:p>759,5</text:p>
          </table:table-cell>
          <table:table-cell office:value-type="float" office:value="760.1">
            <text:p>760,1</text:p>
          </table:table-cell>
          <table:table-cell office:value-type="float" office:value="759.5">
            <text:p>759,5</text:p>
          </table:table-cell>
          <table:table-cell office:value-type="float" office:value="756.9">
            <text:p>756,9</text:p>
          </table:table-cell>
          <table:table-cell office:value-type="float" office:value="755.1">
            <text:p>755,1</text:p>
          </table:table-cell>
          <table:table-cell office:value-type="float" office:value="757.3">
            <text:p>757,3</text:p>
          </table:table-cell>
          <table:table-cell office:value-type="float" office:value="757.1">
            <text:p>757,1</text:p>
          </table:table-cell>
          <table:table-cell office:value-type="float" office:value="759.4">
            <text:p>759,4</text:p>
          </table:table-cell>
          <table:table-cell office:value-type="float" office:value="757.5">
            <text:p>757,5</text:p>
          </table:table-cell>
          <table:table-cell office:value-type="float" office:value="755.1">
            <text:p>755,1</text:p>
          </table:table-cell>
          <table:table-cell office:value-type="float" office:value="757.6">
            <text:p>757,6</text:p>
          </table:table-cell>
          <table:table-cell office:value-type="float" office:value="759.7">
            <text:p>759,7</text:p>
          </table:table-cell>
          <table:table-cell office:value-type="float" office:value="757.8">
            <text:p>757,8</text:p>
          </table:table-cell>
          <table:table-cell office:value-type="float" office:value="760">
            <text:p>760,0</text:p>
          </table:table-cell>
          <table:table-cell table:number-columns-repeated="2" office:value-type="float" office:value="760.5">
            <text:p>760,5</text:p>
          </table:table-cell>
          <table:table-cell office:value-type="float" office:value="758.8">
            <text:p>758,8</text:p>
          </table:table-cell>
          <table:table-cell office:value-type="float" office:value="757.6">
            <text:p>757,6</text:p>
          </table:table-cell>
          <table:table-cell office:value-type="float" office:value="755.9">
            <text:p>755,9</text:p>
          </table:table-cell>
          <table:table-cell office:value-type="float" office:value="754.8">
            <text:p>754,8</text:p>
          </table:table-cell>
          <table:table-cell office:value-type="float" office:value="758.1">
            <text:p>758,1</text:p>
          </table:table-cell>
        </table:table-row>
        <table:table-row table:style-name="ro1">
          <table:table-cell office:value-type="date" office:date-value="2019-08-01">
            <text:p>01.08.19</text:p>
          </table:table-cell>
          <table:table-cell office:value-type="float" office:value="758.2">
            <text:p>758,2</text:p>
          </table:table-cell>
          <table:table-cell office:value-type="float" office:value="760.1">
            <text:p>760,1</text:p>
          </table:table-cell>
          <table:table-cell office:value-type="float" office:value="759.8">
            <text:p>759,8</text:p>
          </table:table-cell>
          <table:table-cell office:value-type="float" office:value="761.9">
            <text:p>761,9</text:p>
          </table:table-cell>
          <table:table-cell office:value-type="float" office:value="759.2">
            <text:p>759,2</text:p>
          </table:table-cell>
          <table:table-cell office:value-type="float" office:value="761.6">
            <text:p>761,6</text:p>
          </table:table-cell>
          <table:table-cell office:value-type="float" office:value="759.9">
            <text:p>759,9</text:p>
          </table:table-cell>
          <table:table-cell office:value-type="float" office:value="762.8">
            <text:p>762,8</text:p>
          </table:table-cell>
          <table:table-cell office:value-type="float" office:value="759.7">
            <text:p>759,7</text:p>
          </table:table-cell>
          <table:table-cell office:value-type="float" office:value="762.4">
            <text:p>762,4</text:p>
          </table:table-cell>
          <table:table-cell office:value-type="float" office:value="760.8">
            <text:p>760,8</text:p>
          </table:table-cell>
          <table:table-cell office:value-type="float" office:value="759.9">
            <text:p>759,9</text:p>
          </table:table-cell>
          <table:table-cell office:value-type="float" office:value="762.8">
            <text:p>762,8</text:p>
          </table:table-cell>
          <table:table-cell office:value-type="float" office:value="764.2">
            <text:p>764,2</text:p>
          </table:table-cell>
          <table:table-cell office:value-type="float" office:value="766.1">
            <text:p>766,1</text:p>
          </table:table-cell>
          <table:table-cell office:value-type="float" office:value="763.6">
            <text:p>763,6</text:p>
          </table:table-cell>
          <table:table-cell office:value-type="float" office:value="763.3">
            <text:p>763,3</text:p>
          </table:table-cell>
          <table:table-cell office:value-type="float" office:value="760">
            <text:p>760,0</text:p>
          </table:table-cell>
          <table:table-cell office:value-type="float" office:value="757.3">
            <text:p>757,3</text:p>
          </table:table-cell>
          <table:table-cell table:number-columns-repeated="2" office:value-type="float" office:value="756.6">
            <text:p>756,6</text:p>
          </table:table-cell>
          <table:table-cell office:value-type="float" office:value="758.9">
            <text:p>758,9</text:p>
          </table:table-cell>
          <table:table-cell office:value-type="float" office:value="761.4">
            <text:p>761,4</text:p>
          </table:table-cell>
          <table:table-cell office:value-type="float" office:value="762.8">
            <text:p>762,8</text:p>
          </table:table-cell>
        </table:table-row>
        <table:table-row table:style-name="ro1">
          <table:table-cell office:value-type="date" office:date-value="2019-08-02">
            <text:p>02.08.19</text:p>
          </table:table-cell>
          <table:table-cell office:value-type="float" office:value="765.6">
            <text:p>765,6</text:p>
          </table:table-cell>
          <table:table-cell office:value-type="float" office:value="766.7">
            <text:p>766,7</text:p>
          </table:table-cell>
          <table:table-cell office:value-type="float" office:value="764.5">
            <text:p>764,5</text:p>
          </table:table-cell>
          <table:table-cell office:value-type="float" office:value="765.1">
            <text:p>765,1</text:p>
          </table:table-cell>
          <table:table-cell office:value-type="float" office:value="766">
            <text:p>766,0</text:p>
          </table:table-cell>
          <table:table-cell office:value-type="float" office:value="766.5">
            <text:p>766,5</text:p>
          </table:table-cell>
          <table:table-cell office:value-type="float" office:value="765.6">
            <text:p>765,6</text:p>
          </table:table-cell>
          <table:table-cell office:value-type="float" office:value="763.2">
            <text:p>763,2</text:p>
          </table:table-cell>
          <table:table-cell office:value-type="float" office:value="762.9">
            <text:p>762,9</text:p>
          </table:table-cell>
          <table:table-cell office:value-type="float" office:value="764.2">
            <text:p>764,2</text:p>
          </table:table-cell>
          <table:table-cell office:value-type="float" office:value="762.1">
            <text:p>762,1</text:p>
          </table:table-cell>
          <table:table-cell office:value-type="float" office:value="763.8">
            <text:p>763,8</text:p>
          </table:table-cell>
          <table:table-cell office:value-type="float" office:value="765.9">
            <text:p>765,9</text:p>
          </table:table-cell>
          <table:table-cell office:value-type="float" office:value="762.8">
            <text:p>762,8</text:p>
          </table:table-cell>
          <table:table-cell office:value-type="float" office:value="759.8">
            <text:p>759,8</text:p>
          </table:table-cell>
          <table:table-cell office:value-type="float" office:value="762.7">
            <text:p>762,7</text:p>
          </table:table-cell>
          <table:table-cell office:value-type="float" office:value="765.4">
            <text:p>765,4</text:p>
          </table:table-cell>
          <table:table-cell office:value-type="float" office:value="764.6">
            <text:p>764,6</text:p>
          </table:table-cell>
          <table:table-cell office:value-type="float" office:value="766.1">
            <text:p>766,1</text:p>
          </table:table-cell>
          <table:table-cell office:value-type="float" office:value="768.3">
            <text:p>768,3</text:p>
          </table:table-cell>
          <table:table-cell office:value-type="float" office:value="765.4">
            <text:p>765,4</text:p>
          </table:table-cell>
          <table:table-cell office:value-type="float" office:value="767.4">
            <text:p>767,4</text:p>
          </table:table-cell>
          <table:table-cell office:value-type="float" office:value="764.8">
            <text:p>764,8</text:p>
          </table:table-cell>
          <table:table-cell office:value-type="float" office:value="765">
            <text:p>765,0</text:p>
          </table:table-cell>
        </table:table-row>
        <table:table-row table:style-name="ro1">
          <table:table-cell office:value-type="date" office:date-value="2019-08-03">
            <text:p>03.08.19</text:p>
          </table:table-cell>
          <table:table-cell office:value-type="float" office:value="762.9">
            <text:p>762,9</text:p>
          </table:table-cell>
          <table:table-cell office:value-type="float" office:value="764.1">
            <text:p>764,1</text:p>
          </table:table-cell>
          <table:table-cell office:value-type="float" office:value="765.6">
            <text:p>765,6</text:p>
          </table:table-cell>
          <table:table-cell office:value-type="float" office:value="766.5">
            <text:p>766,5</text:p>
          </table:table-cell>
          <table:table-cell office:value-type="float" office:value="764.8">
            <text:p>764,8</text:p>
          </table:table-cell>
          <table:table-cell office:value-type="float" office:value="763.4">
            <text:p>763,4</text:p>
          </table:table-cell>
          <table:table-cell office:value-type="float" office:value="761.6">
            <text:p>761,6</text:p>
          </table:table-cell>
          <table:table-cell office:value-type="float" office:value="763.8">
            <text:p>763,8</text:p>
          </table:table-cell>
          <table:table-cell office:value-type="float" office:value="762">
            <text:p>762,0</text:p>
          </table:table-cell>
          <table:table-cell office:value-type="float" office:value="761">
            <text:p>761,0</text:p>
          </table:table-cell>
          <table:table-cell office:value-type="float" office:value="762.8">
            <text:p>762,8</text:p>
          </table:table-cell>
          <table:table-cell office:value-type="float" office:value="763">
            <text:p>763,0</text:p>
          </table:table-cell>
          <table:table-cell office:value-type="float" office:value="764.7">
            <text:p>764,7</text:p>
          </table:table-cell>
          <table:table-cell office:value-type="float" office:value="765.8">
            <text:p>765,8</text:p>
          </table:table-cell>
          <table:table-cell office:value-type="float" office:value="768.2">
            <text:p>768,2</text:p>
          </table:table-cell>
          <table:table-cell office:value-type="float" office:value="765">
            <text:p>765,0</text:p>
          </table:table-cell>
          <table:table-cell office:value-type="float" office:value="765.1">
            <text:p>765,1</text:p>
          </table:table-cell>
          <table:table-cell office:value-type="float" office:value="765.8">
            <text:p>765,8</text:p>
          </table:table-cell>
          <table:table-cell office:value-type="float" office:value="766">
            <text:p>766,0</text:p>
          </table:table-cell>
          <table:table-cell office:value-type="float" office:value="764.9">
            <text:p>764,9</text:p>
          </table:table-cell>
          <table:table-cell office:value-type="float" office:value="765.3">
            <text:p>765,3</text:p>
          </table:table-cell>
          <table:table-cell office:value-type="float" office:value="766.8">
            <text:p>766,8</text:p>
          </table:table-cell>
          <table:table-cell office:value-type="float" office:value="766.2">
            <text:p>766,2</text:p>
          </table:table-cell>
          <table:table-cell office:value-type="float" office:value="767.3">
            <text:p>767,3</text:p>
          </table:table-cell>
        </table:table-row>
        <table:table-row table:style-name="ro1">
          <table:table-cell office:value-type="date" office:date-value="2019-08-04">
            <text:p>04.08.19</text:p>
          </table:table-cell>
          <table:table-cell office:value-type="float" office:value="769.7">
            <text:p>769,7</text:p>
          </table:table-cell>
          <table:table-cell office:value-type="float" office:value="767.3">
            <text:p>767,3</text:p>
          </table:table-cell>
          <table:table-cell office:value-type="float" office:value="764.3">
            <text:p>764,3</text:p>
          </table:table-cell>
          <table:table-cell office:value-type="float" office:value="766.1">
            <text:p>766,1</text:p>
          </table:table-cell>
          <table:table-cell office:value-type="float" office:value="768.2">
            <text:p>768,2</text:p>
          </table:table-cell>
          <table:table-cell office:value-type="float" office:value="768.4">
            <text:p>768,4</text:p>
          </table:table-cell>
          <table:table-cell office:value-type="float" office:value="769.2">
            <text:p>769,2</text:p>
          </table:table-cell>
          <table:table-cell office:value-type="float" office:value="767">
            <text:p>767,0</text:p>
          </table:table-cell>
          <table:table-cell office:value-type="float" office:value="765.4">
            <text:p>765,4</text:p>
          </table:table-cell>
          <table:table-cell office:value-type="float" office:value="765">
            <text:p>765,0</text:p>
          </table:table-cell>
          <table:table-cell office:value-type="float" office:value="766.4">
            <text:p>766,4</text:p>
          </table:table-cell>
          <table:table-cell table:number-columns-repeated="2" office:value-type="float" office:value="768">
            <text:p>768,0</text:p>
          </table:table-cell>
          <table:table-cell office:value-type="float" office:value="767.1">
            <text:p>767,1</text:p>
          </table:table-cell>
          <table:table-cell office:value-type="float" office:value="768.7">
            <text:p>768,7</text:p>
          </table:table-cell>
          <table:table-cell office:value-type="float" office:value="770.6">
            <text:p>770,6</text:p>
          </table:table-cell>
          <table:table-cell office:value-type="float" office:value="771.6">
            <text:p>771,6</text:p>
          </table:table-cell>
          <table:table-cell office:value-type="float" office:value="771.9">
            <text:p>771,9</text:p>
          </table:table-cell>
          <table:table-cell office:value-type="float" office:value="771.6">
            <text:p>771,6</text:p>
          </table:table-cell>
          <table:table-cell office:value-type="float" office:value="770.3">
            <text:p>770,3</text:p>
          </table:table-cell>
          <table:table-cell office:value-type="float" office:value="769.5">
            <text:p>769,5</text:p>
          </table:table-cell>
          <table:table-cell office:value-type="float" office:value="771.4">
            <text:p>771,4</text:p>
          </table:table-cell>
          <table:table-cell office:value-type="float" office:value="770.7">
            <text:p>770,7</text:p>
          </table:table-cell>
          <table:table-cell office:value-type="float" office:value="767">
            <text:p>767,0</text:p>
          </table:table-cell>
        </table:table-row>
        <table:table-row table:style-name="ro1">
          <table:table-cell office:value-type="date" office:date-value="2019-08-05">
            <text:p>05.08.19</text:p>
          </table:table-cell>
          <table:table-cell office:value-type="float" office:value="768">
            <text:p>768,0</text:p>
          </table:table-cell>
          <table:table-cell office:value-type="float" office:value="769.6">
            <text:p>769,6</text:p>
          </table:table-cell>
          <table:table-cell office:value-type="float" office:value="768.6">
            <text:p>768,6</text:p>
          </table:table-cell>
          <table:table-cell office:value-type="float" office:value="768">
            <text:p>768,0</text:p>
          </table:table-cell>
          <table:table-cell office:value-type="float" office:value="765.6">
            <text:p>765,6</text:p>
          </table:table-cell>
          <table:table-cell office:value-type="float" office:value="766.9">
            <text:p>766,9</text:p>
          </table:table-cell>
          <table:table-cell office:value-type="float" office:value="768.1">
            <text:p>768,1</text:p>
          </table:table-cell>
          <table:table-cell office:value-type="float" office:value="765.2">
            <text:p>765,2</text:p>
          </table:table-cell>
          <table:table-cell office:value-type="float" office:value="762.4">
            <text:p>762,4</text:p>
          </table:table-cell>
          <table:table-cell office:value-type="float" office:value="761">
            <text:p>761,0</text:p>
          </table:table-cell>
          <table:table-cell office:value-type="float" office:value="758.4">
            <text:p>758,4</text:p>
          </table:table-cell>
          <table:table-cell office:value-type="float" office:value="760.2">
            <text:p>760,2</text:p>
          </table:table-cell>
          <table:table-cell office:value-type="float" office:value="762.4">
            <text:p>762,4</text:p>
          </table:table-cell>
          <table:table-cell office:value-type="float" office:value="762.1">
            <text:p>762,1</text:p>
          </table:table-cell>
          <table:table-cell office:value-type="float" office:value="763.4">
            <text:p>763,4</text:p>
          </table:table-cell>
          <table:table-cell office:value-type="float" office:value="763.1">
            <text:p>763,1</text:p>
          </table:table-cell>
          <table:table-cell office:value-type="float" office:value="764.3">
            <text:p>764,3</text:p>
          </table:table-cell>
          <table:table-cell office:value-type="float" office:value="763.9">
            <text:p>763,9</text:p>
          </table:table-cell>
          <table:table-cell office:value-type="float" office:value="765.4">
            <text:p>765,4</text:p>
          </table:table-cell>
          <table:table-cell office:value-type="float" office:value="767.5">
            <text:p>767,5</text:p>
          </table:table-cell>
          <table:table-cell table:number-columns-repeated="2" office:value-type="float" office:value="764.4">
            <text:p>764,4</text:p>
          </table:table-cell>
          <table:table-cell office:value-type="float" office:value="762.1">
            <text:p>762,1</text:p>
          </table:table-cell>
          <table:table-cell office:value-type="float" office:value="762.9">
            <text:p>762,9</text:p>
          </table:table-cell>
        </table:table-row>
        <table:table-row table:style-name="ro1">
          <table:table-cell office:value-type="date" office:date-value="2019-08-06">
            <text:p>06.08.19</text:p>
          </table:table-cell>
          <table:table-cell office:value-type="float" office:value="761.2">
            <text:p>761,2</text:p>
          </table:table-cell>
          <table:table-cell office:value-type="float" office:value="761.5">
            <text:p>761,5</text:p>
          </table:table-cell>
          <table:table-cell office:value-type="float" office:value="761.7">
            <text:p>761,7</text:p>
          </table:table-cell>
          <table:table-cell office:value-type="float" office:value="764">
            <text:p>764,0</text:p>
          </table:table-cell>
          <table:table-cell office:value-type="float" office:value="765.9">
            <text:p>765,9</text:p>
          </table:table-cell>
          <table:table-cell office:value-type="float" office:value="768.2">
            <text:p>768,2</text:p>
          </table:table-cell>
          <table:table-cell office:value-type="float" office:value="764.8">
            <text:p>764,8</text:p>
          </table:table-cell>
          <table:table-cell office:value-type="float" office:value="763.1">
            <text:p>763,1</text:p>
          </table:table-cell>
          <table:table-cell office:value-type="float" office:value="765.4">
            <text:p>765,4</text:p>
          </table:table-cell>
          <table:table-cell office:value-type="float" office:value="764.4">
            <text:p>764,4</text:p>
          </table:table-cell>
          <table:table-cell table:number-columns-repeated="2" office:value-type="float" office:value="762.3">
            <text:p>762,3</text:p>
          </table:table-cell>
          <table:table-cell office:value-type="float" office:value="760.5">
            <text:p>760,5</text:p>
          </table:table-cell>
          <table:table-cell office:value-type="float" office:value="762.8">
            <text:p>762,8</text:p>
          </table:table-cell>
          <table:table-cell office:value-type="float" office:value="763.7">
            <text:p>763,7</text:p>
          </table:table-cell>
          <table:table-cell office:value-type="float" office:value="761.3">
            <text:p>761,3</text:p>
          </table:table-cell>
          <table:table-cell office:value-type="float" office:value="758.3">
            <text:p>758,3</text:p>
          </table:table-cell>
          <table:table-cell office:value-type="float" office:value="760.8">
            <text:p>760,8</text:p>
          </table:table-cell>
          <table:table-cell office:value-type="float" office:value="762.2">
            <text:p>762,2</text:p>
          </table:table-cell>
          <table:table-cell office:value-type="float" office:value="762.1">
            <text:p>762,1</text:p>
          </table:table-cell>
          <table:table-cell office:value-type="float" office:value="764.5">
            <text:p>764,5</text:p>
          </table:table-cell>
          <table:table-cell office:value-type="float" office:value="761.9">
            <text:p>761,9</text:p>
          </table:table-cell>
          <table:table-cell office:value-type="float" office:value="761">
            <text:p>761,0</text:p>
          </table:table-cell>
          <table:table-cell office:value-type="float" office:value="761.7">
            <text:p>761,7</text:p>
          </table:table-cell>
        </table:table-row>
        <table:table-row table:style-name="ro1">
          <table:table-cell office:value-type="date" office:date-value="2019-08-07">
            <text:p>07.08.19</text:p>
          </table:table-cell>
          <table:table-cell office:value-type="float" office:value="760.4">
            <text:p>760,4</text:p>
          </table:table-cell>
          <table:table-cell table:number-columns-repeated="2" office:value-type="float" office:value="763.1">
            <text:p>763,1</text:p>
          </table:table-cell>
          <table:table-cell office:value-type="float" office:value="763.9">
            <text:p>763,9</text:p>
          </table:table-cell>
          <table:table-cell office:value-type="float" office:value="765.5">
            <text:p>765,5</text:p>
          </table:table-cell>
          <table:table-cell office:value-type="float" office:value="766.2">
            <text:p>766,2</text:p>
          </table:table-cell>
          <table:table-cell office:value-type="float" office:value="766.9">
            <text:p>766,9</text:p>
          </table:table-cell>
          <table:table-cell office:value-type="float" office:value="763.3">
            <text:p>763,3</text:p>
          </table:table-cell>
          <table:table-cell office:value-type="float" office:value="761.7">
            <text:p>761,7</text:p>
          </table:table-cell>
          <table:table-cell office:value-type="float" office:value="762.5">
            <text:p>762,5</text:p>
          </table:table-cell>
          <table:table-cell office:value-type="float" office:value="760.4">
            <text:p>760,4</text:p>
          </table:table-cell>
          <table:table-cell office:value-type="float" office:value="757.4">
            <text:p>757,4</text:p>
          </table:table-cell>
          <table:table-cell office:value-type="float" office:value="755.7">
            <text:p>755,7</text:p>
          </table:table-cell>
          <table:table-cell office:value-type="float" office:value="758.7">
            <text:p>758,7</text:p>
          </table:table-cell>
          <table:table-cell office:value-type="float" office:value="757.9">
            <text:p>757,9</text:p>
          </table:table-cell>
          <table:table-cell office:value-type="float" office:value="756.8">
            <text:p>756,8</text:p>
          </table:table-cell>
          <table:table-cell office:value-type="float" office:value="758.5">
            <text:p>758,5</text:p>
          </table:table-cell>
          <table:table-cell office:value-type="float" office:value="758.8">
            <text:p>758,8</text:p>
          </table:table-cell>
          <table:table-cell office:value-type="float" office:value="760.6">
            <text:p>760,6</text:p>
          </table:table-cell>
          <table:table-cell office:value-type="float" office:value="758.3">
            <text:p>758,3</text:p>
          </table:table-cell>
          <table:table-cell office:value-type="float" office:value="759.4">
            <text:p>759,4</text:p>
          </table:table-cell>
          <table:table-cell office:value-type="float" office:value="760.7">
            <text:p>760,7</text:p>
          </table:table-cell>
          <table:table-cell office:value-type="float" office:value="761.6">
            <text:p>761,6</text:p>
          </table:table-cell>
          <table:table-cell office:value-type="float" office:value="762.9">
            <text:p>762,9</text:p>
          </table:table-cell>
        </table:table-row>
        <table:table-row table:style-name="ro1">
          <table:table-cell office:value-type="date" office:date-value="2019-08-08">
            <text:p>08.08.19</text:p>
          </table:table-cell>
          <table:table-cell office:value-type="float" office:value="764.3">
            <text:p>764,3</text:p>
          </table:table-cell>
          <table:table-cell office:value-type="float" office:value="763">
            <text:p>763,0</text:p>
          </table:table-cell>
          <table:table-cell office:value-type="float" office:value="765.3">
            <text:p>765,3</text:p>
          </table:table-cell>
          <table:table-cell office:value-type="float" office:value="762.1">
            <text:p>762,1</text:p>
          </table:table-cell>
          <table:table-cell office:value-type="float" office:value="761.8">
            <text:p>761,8</text:p>
          </table:table-cell>
          <table:table-cell office:value-type="float" office:value="763.7">
            <text:p>763,7</text:p>
          </table:table-cell>
          <table:table-cell office:value-type="float" office:value="762.1">
            <text:p>762,1</text:p>
          </table:table-cell>
          <table:table-cell office:value-type="float" office:value="759.9">
            <text:p>759,9</text:p>
          </table:table-cell>
          <table:table-cell office:value-type="float" office:value="761.7">
            <text:p>761,7</text:p>
          </table:table-cell>
          <table:table-cell office:value-type="float" office:value="762.5">
            <text:p>762,5</text:p>
          </table:table-cell>
          <table:table-cell office:value-type="float" office:value="760.6">
            <text:p>760,6</text:p>
          </table:table-cell>
          <table:table-cell office:value-type="float" office:value="759.4">
            <text:p>759,4</text:p>
          </table:table-cell>
          <table:table-cell table:number-columns-repeated="2" office:value-type="float" office:value="759.3">
            <text:p>759,3</text:p>
          </table:table-cell>
          <table:table-cell office:value-type="float" office:value="759.6">
            <text:p>759,6</text:p>
          </table:table-cell>
          <table:table-cell office:value-type="float" office:value="760">
            <text:p>760,0</text:p>
          </table:table-cell>
          <table:table-cell office:value-type="float" office:value="758">
            <text:p>758,0</text:p>
          </table:table-cell>
          <table:table-cell office:value-type="float" office:value="760.5">
            <text:p>760,5</text:p>
          </table:table-cell>
          <table:table-cell office:value-type="float" office:value="758.5">
            <text:p>758,5</text:p>
          </table:table-cell>
          <table:table-cell office:value-type="float" office:value="759.2">
            <text:p>759,2</text:p>
          </table:table-cell>
          <table:table-cell office:value-type="float" office:value="761.4">
            <text:p>761,4</text:p>
          </table:table-cell>
          <table:table-cell office:value-type="float" office:value="764">
            <text:p>764,0</text:p>
          </table:table-cell>
          <table:table-cell office:value-type="float" office:value="761.5">
            <text:p>761,5</text:p>
          </table:table-cell>
          <table:table-cell office:value-type="float" office:value="760.7">
            <text:p>760,7</text:p>
          </table:table-cell>
        </table:table-row>
        <table:table-row table:style-name="ro1">
          <table:table-cell office:value-type="date" office:date-value="2019-08-09">
            <text:p>09.08.19</text:p>
          </table:table-cell>
          <table:table-cell office:value-type="float" office:value="761.7">
            <text:p>761,7</text:p>
          </table:table-cell>
          <table:table-cell office:value-type="float" office:value="764.1">
            <text:p>764,1</text:p>
          </table:table-cell>
          <table:table-cell office:value-type="float" office:value="760.9">
            <text:p>760,9</text:p>
          </table:table-cell>
          <table:table-cell office:value-type="float" office:value="762.8">
            <text:p>762,8</text:p>
          </table:table-cell>
          <table:table-cell office:value-type="float" office:value="760.4">
            <text:p>760,4</text:p>
          </table:table-cell>
          <table:table-cell office:value-type="float" office:value="763">
            <text:p>763,0</text:p>
          </table:table-cell>
          <table:table-cell office:value-type="float" office:value="764.4">
            <text:p>764,4</text:p>
          </table:table-cell>
          <table:table-cell office:value-type="float" office:value="761.8">
            <text:p>761,8</text:p>
          </table:table-cell>
          <table:table-cell office:value-type="float" office:value="763.3">
            <text:p>763,3</text:p>
          </table:table-cell>
          <table:table-cell office:value-type="float" office:value="760.1">
            <text:p>760,1</text:p>
          </table:table-cell>
          <table:table-cell office:value-type="float" office:value="758.2">
            <text:p>758,2</text:p>
          </table:table-cell>
          <table:table-cell office:value-type="float" office:value="757.4">
            <text:p>757,4</text:p>
          </table:table-cell>
          <table:table-cell office:value-type="float" office:value="757.2">
            <text:p>757,2</text:p>
          </table:table-cell>
          <table:table-cell office:value-type="float" office:value="754.7">
            <text:p>754,7</text:p>
          </table:table-cell>
          <table:table-cell office:value-type="float" office:value="757.5">
            <text:p>757,5</text:p>
          </table:table-cell>
          <table:table-cell office:value-type="float" office:value="756.4">
            <text:p>756,4</text:p>
          </table:table-cell>
          <table:table-cell office:value-type="float" office:value="759.2">
            <text:p>759,2</text:p>
          </table:table-cell>
          <table:table-cell office:value-type="float" office:value="758.2">
            <text:p>758,2</text:p>
          </table:table-cell>
          <table:table-cell office:value-type="float" office:value="759.6">
            <text:p>759,6</text:p>
          </table:table-cell>
          <table:table-cell office:value-type="float" office:value="760.2">
            <text:p>760,2</text:p>
          </table:table-cell>
          <table:table-cell office:value-type="float" office:value="761.7">
            <text:p>761,7</text:p>
          </table:table-cell>
          <table:table-cell office:value-type="float" office:value="760.7">
            <text:p>760,7</text:p>
          </table:table-cell>
          <table:table-cell table:number-columns-repeated="2" office:value-type="float" office:value="762.9">
            <text:p>762,9</text:p>
          </table:table-cell>
        </table:table-row>
        <table:table-row table:style-name="ro1">
          <table:table-cell office:value-type="date" office:date-value="2019-08-10">
            <text:p>10.08.19</text:p>
          </table:table-cell>
          <table:table-cell office:value-type="float" office:value="764.3">
            <text:p>764,3</text:p>
          </table:table-cell>
          <table:table-cell office:value-type="float" office:value="764.6">
            <text:p>764,6</text:p>
          </table:table-cell>
          <table:table-cell office:value-type="float" office:value="765.4">
            <text:p>765,4</text:p>
          </table:table-cell>
          <table:table-cell office:value-type="float" office:value="761.9">
            <text:p>761,9</text:p>
          </table:table-cell>
          <table:table-cell office:value-type="float" office:value="759.1">
            <text:p>759,1</text:p>
          </table:table-cell>
          <table:table-cell table:number-columns-repeated="2" office:value-type="float" office:value="758.8">
            <text:p>758,8</text:p>
          </table:table-cell>
          <table:table-cell office:value-type="float" office:value="756.3">
            <text:p>756,3</text:p>
          </table:table-cell>
          <table:table-cell office:value-type="float" office:value="755.5">
            <text:p>755,5</text:p>
          </table:table-cell>
          <table:table-cell office:value-type="float" office:value="757.6">
            <text:p>757,6</text:p>
          </table:table-cell>
          <table:table-cell office:value-type="float" office:value="759.4">
            <text:p>759,4</text:p>
          </table:table-cell>
          <table:table-cell office:value-type="float" office:value="757.8">
            <text:p>757,8</text:p>
          </table:table-cell>
          <table:table-cell office:value-type="float" office:value="755.3">
            <text:p>755,3</text:p>
          </table:table-cell>
          <table:table-cell office:value-type="float" office:value="755.2">
            <text:p>755,2</text:p>
          </table:table-cell>
          <table:table-cell office:value-type="float" office:value="758">
            <text:p>758,0</text:p>
          </table:table-cell>
          <table:table-cell office:value-type="float" office:value="759.4">
            <text:p>759,4</text:p>
          </table:table-cell>
          <table:table-cell office:value-type="float" office:value="761.6">
            <text:p>761,6</text:p>
          </table:table-cell>
          <table:table-cell office:value-type="float" office:value="763.5">
            <text:p>763,5</text:p>
          </table:table-cell>
          <table:table-cell office:value-type="float" office:value="764.2">
            <text:p>764,2</text:p>
          </table:table-cell>
          <table:table-cell office:value-type="float" office:value="762.2">
            <text:p>762,2</text:p>
          </table:table-cell>
          <table:table-cell office:value-type="float" office:value="764.3">
            <text:p>764,3</text:p>
          </table:table-cell>
          <table:table-cell office:value-type="float" office:value="765.1">
            <text:p>765,1</text:p>
          </table:table-cell>
          <table:table-cell office:value-type="float" office:value="764.4">
            <text:p>764,4</text:p>
          </table:table-cell>
          <table:table-cell office:value-type="float" office:value="764.9">
            <text:p>764,9</text:p>
          </table:table-cell>
        </table:table-row>
        <table:table-row table:style-name="ro1">
          <table:table-cell office:value-type="date" office:date-value="2019-08-11">
            <text:p>11.08.19</text:p>
          </table:table-cell>
          <table:table-cell office:value-type="float" office:value="763.2">
            <text:p>763,2</text:p>
          </table:table-cell>
          <table:table-cell office:value-type="float" office:value="762.4">
            <text:p>762,4</text:p>
          </table:table-cell>
          <table:table-cell office:value-type="float" office:value="760.9">
            <text:p>760,9</text:p>
          </table:table-cell>
          <table:table-cell office:value-type="float" office:value="761.3">
            <text:p>761,3</text:p>
          </table:table-cell>
          <table:table-cell office:value-type="float" office:value="759.6">
            <text:p>759,6</text:p>
          </table:table-cell>
          <table:table-cell office:value-type="float" office:value="759.8">
            <text:p>759,8</text:p>
          </table:table-cell>
          <table:table-cell office:value-type="float" office:value="758.7">
            <text:p>758,7</text:p>
          </table:table-cell>
          <table:table-cell office:value-type="float" office:value="758.5">
            <text:p>758,5</text:p>
          </table:table-cell>
          <table:table-cell office:value-type="float" office:value="755.8">
            <text:p>755,8</text:p>
          </table:table-cell>
          <table:table-cell office:value-type="float" office:value="753.3">
            <text:p>753,3</text:p>
          </table:table-cell>
          <table:table-cell office:value-type="float" office:value="755.2">
            <text:p>755,2</text:p>
          </table:table-cell>
          <table:table-cell office:value-type="float" office:value="753.4">
            <text:p>753,4</text:p>
          </table:table-cell>
          <table:table-cell office:value-type="float" office:value="752.9">
            <text:p>752,9</text:p>
          </table:table-cell>
          <table:table-cell office:value-type="float" office:value="752.5">
            <text:p>752,5</text:p>
          </table:table-cell>
          <table:table-cell office:value-type="float" office:value="752.4">
            <text:p>752,4</text:p>
          </table:table-cell>
          <table:table-cell office:value-type="float" office:value="754.3">
            <text:p>754,3</text:p>
          </table:table-cell>
          <table:table-cell office:value-type="float" office:value="757.7">
            <text:p>757,7</text:p>
          </table:table-cell>
          <table:table-cell office:value-type="float" office:value="757.3">
            <text:p>757,3</text:p>
          </table:table-cell>
          <table:table-cell office:value-type="float" office:value="760.3">
            <text:p>760,3</text:p>
          </table:table-cell>
          <table:table-cell office:value-type="float" office:value="759.4">
            <text:p>759,4</text:p>
          </table:table-cell>
          <table:table-cell office:value-type="float" office:value="756.7">
            <text:p>756,7</text:p>
          </table:table-cell>
          <table:table-cell office:value-type="float" office:value="755.4">
            <text:p>755,4</text:p>
          </table:table-cell>
          <table:table-cell office:value-type="float" office:value="753.8">
            <text:p>753,8</text:p>
          </table:table-cell>
          <table:table-cell office:value-type="float" office:value="752.6">
            <text:p>752,6</text:p>
          </table:table-cell>
        </table:table-row>
        <table:table-row table:style-name="ro1">
          <table:table-cell office:value-type="date" office:date-value="2019-08-12">
            <text:p>12.08.19</text:p>
          </table:table-cell>
          <table:table-cell office:value-type="float" office:value="754">
            <text:p>754,0</text:p>
          </table:table-cell>
          <table:table-cell office:value-type="float" office:value="752.4">
            <text:p>752,4</text:p>
          </table:table-cell>
          <table:table-cell office:value-type="float" office:value="750.3">
            <text:p>750,3</text:p>
          </table:table-cell>
          <table:table-cell office:value-type="float" office:value="753.2">
            <text:p>753,2</text:p>
          </table:table-cell>
          <table:table-cell office:value-type="float" office:value="756.6">
            <text:p>756,6</text:p>
          </table:table-cell>
          <table:table-cell office:value-type="float" office:value="759.7">
            <text:p>759,7</text:p>
          </table:table-cell>
          <table:table-cell office:value-type="float" office:value="757.2">
            <text:p>757,2</text:p>
          </table:table-cell>
          <table:table-cell office:value-type="float" office:value="758">
            <text:p>758,0</text:p>
          </table:table-cell>
          <table:table-cell office:value-type="float" office:value="755.9">
            <text:p>755,9</text:p>
          </table:table-cell>
          <table:table-cell office:value-type="float" office:value="753.7">
            <text:p>753,7</text:p>
          </table:table-cell>
          <table:table-cell office:value-type="float" office:value="756.7">
            <text:p>756,7</text:p>
          </table:table-cell>
          <table:table-cell office:value-type="float" office:value="754.9">
            <text:p>754,9</text:p>
          </table:table-cell>
          <table:table-cell office:value-type="float" office:value="753.2">
            <text:p>753,2</text:p>
          </table:table-cell>
          <table:table-cell office:value-type="float" office:value="755.7">
            <text:p>755,7</text:p>
          </table:table-cell>
          <table:table-cell office:value-type="float" office:value="757.8">
            <text:p>757,8</text:p>
          </table:table-cell>
          <table:table-cell office:value-type="float" office:value="755.6">
            <text:p>755,6</text:p>
          </table:table-cell>
          <table:table-cell office:value-type="float" office:value="753.1">
            <text:p>753,1</text:p>
          </table:table-cell>
          <table:table-cell office:value-type="float" office:value="754.6">
            <text:p>754,6</text:p>
          </table:table-cell>
          <table:table-cell office:value-type="float" office:value="753.7">
            <text:p>753,7</text:p>
          </table:table-cell>
          <table:table-cell office:value-type="float" office:value="757">
            <text:p>757,0</text:p>
          </table:table-cell>
          <table:table-cell office:value-type="float" office:value="755.3">
            <text:p>755,3</text:p>
          </table:table-cell>
          <table:table-cell office:value-type="float" office:value="754.1">
            <text:p>754,1</text:p>
          </table:table-cell>
          <table:table-cell office:value-type="float" office:value="753.5">
            <text:p>753,5</text:p>
          </table:table-cell>
          <table:table-cell office:value-type="float" office:value="752.1">
            <text:p>752,1</text:p>
          </table:table-cell>
        </table:table-row>
        <table:table-row table:style-name="ro1">
          <table:table-cell office:value-type="date" office:date-value="2019-08-13">
            <text:p>13.08.19</text:p>
          </table:table-cell>
          <table:table-cell office:value-type="float" office:value="751.8">
            <text:p>751,8</text:p>
          </table:table-cell>
          <table:table-cell office:value-type="float" office:value="754.4">
            <text:p>754,4</text:p>
          </table:table-cell>
          <table:table-cell office:value-type="float" office:value="754.5">
            <text:p>754,5</text:p>
          </table:table-cell>
          <table:table-cell office:value-type="float" office:value="754.7">
            <text:p>754,7</text:p>
          </table:table-cell>
          <table:table-cell office:value-type="float" office:value="753.7">
            <text:p>753,7</text:p>
          </table:table-cell>
          <table:table-cell office:value-type="float" office:value="752.6">
            <text:p>752,6</text:p>
          </table:table-cell>
          <table:table-cell office:value-type="float" office:value="755.2">
            <text:p>755,2</text:p>
          </table:table-cell>
          <table:table-cell office:value-type="float" office:value="753.5">
            <text:p>753,5</text:p>
          </table:table-cell>
          <table:table-cell office:value-type="float" office:value="755.4">
            <text:p>755,4</text:p>
          </table:table-cell>
          <table:table-cell office:value-type="float" office:value="754">
            <text:p>754,0</text:p>
          </table:table-cell>
          <table:table-cell office:value-type="float" office:value="751.6">
            <text:p>751,6</text:p>
          </table:table-cell>
          <table:table-cell office:value-type="float" office:value="752.4">
            <text:p>752,4</text:p>
          </table:table-cell>
          <table:table-cell office:value-type="float" office:value="752.3">
            <text:p>752,3</text:p>
          </table:table-cell>
          <table:table-cell office:value-type="float" office:value="754">
            <text:p>754,0</text:p>
          </table:table-cell>
          <table:table-cell office:value-type="float" office:value="755.2">
            <text:p>755,2</text:p>
          </table:table-cell>
          <table:table-cell office:value-type="float" office:value="756.8">
            <text:p>756,8</text:p>
          </table:table-cell>
          <table:table-cell office:value-type="float" office:value="754.7">
            <text:p>754,7</text:p>
          </table:table-cell>
          <table:table-cell office:value-type="float" office:value="755.2">
            <text:p>755,2</text:p>
          </table:table-cell>
          <table:table-cell office:value-type="float" office:value="758.1">
            <text:p>758,1</text:p>
          </table:table-cell>
          <table:table-cell office:value-type="float" office:value="758.9">
            <text:p>758,9</text:p>
          </table:table-cell>
          <table:table-cell office:value-type="float" office:value="759.3">
            <text:p>759,3</text:p>
          </table:table-cell>
          <table:table-cell office:value-type="float" office:value="760.3">
            <text:p>760,3</text:p>
          </table:table-cell>
          <table:table-cell office:value-type="float" office:value="762.9">
            <text:p>762,9</text:p>
          </table:table-cell>
          <table:table-cell office:value-type="float" office:value="764">
            <text:p>764,0</text:p>
          </table:table-cell>
        </table:table-row>
        <table:table-row table:style-name="ro1">
          <table:table-cell office:value-type="date" office:date-value="2019-08-14">
            <text:p>14.08.19</text:p>
          </table:table-cell>
          <table:table-cell office:value-type="float" office:value="764.5">
            <text:p>764,5</text:p>
          </table:table-cell>
          <table:table-cell office:value-type="float" office:value="761.6">
            <text:p>761,6</text:p>
          </table:table-cell>
          <table:table-cell office:value-type="float" office:value="760.4">
            <text:p>760,4</text:p>
          </table:table-cell>
          <table:table-cell office:value-type="float" office:value="759.8">
            <text:p>759,8</text:p>
          </table:table-cell>
          <table:table-cell office:value-type="float" office:value="757.3">
            <text:p>757,3</text:p>
          </table:table-cell>
          <table:table-cell office:value-type="float" office:value="755.4">
            <text:p>755,4</text:p>
          </table:table-cell>
          <table:table-cell office:value-type="float" office:value="754.8">
            <text:p>754,8</text:p>
          </table:table-cell>
          <table:table-cell office:value-type="float" office:value="753.2">
            <text:p>753,2</text:p>
          </table:table-cell>
          <table:table-cell office:value-type="float" office:value="753.4">
            <text:p>753,4</text:p>
          </table:table-cell>
          <table:table-cell office:value-type="float" office:value="755.2">
            <text:p>755,2</text:p>
          </table:table-cell>
          <table:table-cell office:value-type="float" office:value="757.6">
            <text:p>757,6</text:p>
          </table:table-cell>
          <table:table-cell office:value-type="float" office:value="758.7">
            <text:p>758,7</text:p>
          </table:table-cell>
          <table:table-cell office:value-type="float" office:value="757.9">
            <text:p>757,9</text:p>
          </table:table-cell>
          <table:table-cell office:value-type="float" office:value="757.7">
            <text:p>757,7</text:p>
          </table:table-cell>
          <table:table-cell office:value-type="float" office:value="760">
            <text:p>760,0</text:p>
          </table:table-cell>
          <table:table-cell office:value-type="float" office:value="759.1">
            <text:p>759,1</text:p>
          </table:table-cell>
          <table:table-cell office:value-type="float" office:value="761.4">
            <text:p>761,4</text:p>
          </table:table-cell>
          <table:table-cell office:value-type="float" office:value="758.5">
            <text:p>758,5</text:p>
          </table:table-cell>
          <table:table-cell office:value-type="float" office:value="759.2">
            <text:p>759,2</text:p>
          </table:table-cell>
          <table:table-cell office:value-type="float" office:value="761.3">
            <text:p>761,3</text:p>
          </table:table-cell>
          <table:table-cell office:value-type="float" office:value="758.8">
            <text:p>758,8</text:p>
          </table:table-cell>
          <table:table-cell office:value-type="float" office:value="761">
            <text:p>761,0</text:p>
          </table:table-cell>
          <table:table-cell office:value-type="float" office:value="758.5">
            <text:p>758,5</text:p>
          </table:table-cell>
          <table:table-cell office:value-type="float" office:value="758.9">
            <text:p>758,9</text:p>
          </table:table-cell>
        </table:table-row>
        <table:table-row table:style-name="ro1">
          <table:table-cell office:value-type="date" office:date-value="2019-08-15">
            <text:p>15.08.19</text:p>
          </table:table-cell>
          <table:table-cell office:value-type="float" office:value="756">
            <text:p>756,0</text:p>
          </table:table-cell>
          <table:table-cell office:value-type="float" office:value="754.8">
            <text:p>754,8</text:p>
          </table:table-cell>
          <table:table-cell office:value-type="float" office:value="755.1">
            <text:p>755,1</text:p>
          </table:table-cell>
          <table:table-cell office:value-type="float" office:value="754.3">
            <text:p>754,3</text:p>
          </table:table-cell>
          <table:table-cell office:value-type="float" office:value="756.5">
            <text:p>756,5</text:p>
          </table:table-cell>
          <table:table-cell office:value-type="float" office:value="756">
            <text:p>756,0</text:p>
          </table:table-cell>
          <table:table-cell office:value-type="float" office:value="758.8">
            <text:p>758,8</text:p>
          </table:table-cell>
          <table:table-cell office:value-type="float" office:value="760.9">
            <text:p>760,9</text:p>
          </table:table-cell>
          <table:table-cell office:value-type="float" office:value="761.4">
            <text:p>761,4</text:p>
          </table:table-cell>
          <table:table-cell office:value-type="float" office:value="759.7">
            <text:p>759,7</text:p>
          </table:table-cell>
          <table:table-cell office:value-type="float" office:value="760.8">
            <text:p>760,8</text:p>
          </table:table-cell>
          <table:table-cell office:value-type="float" office:value="763.7">
            <text:p>763,7</text:p>
          </table:table-cell>
          <table:table-cell office:value-type="float" office:value="761.2">
            <text:p>761,2</text:p>
          </table:table-cell>
          <table:table-cell office:value-type="float" office:value="760.1">
            <text:p>760,1</text:p>
          </table:table-cell>
          <table:table-cell table:number-columns-repeated="2" office:value-type="float" office:value="759.7">
            <text:p>759,7</text:p>
          </table:table-cell>
          <table:table-cell office:value-type="float" office:value="760.7">
            <text:p>760,7</text:p>
          </table:table-cell>
          <table:table-cell office:value-type="float" office:value="759.6">
            <text:p>759,6</text:p>
          </table:table-cell>
          <table:table-cell office:value-type="float" office:value="758.5">
            <text:p>758,5</text:p>
          </table:table-cell>
          <table:table-cell office:value-type="float" office:value="756.6">
            <text:p>756,6</text:p>
          </table:table-cell>
          <table:table-cell office:value-type="float" office:value="755.4">
            <text:p>755,4</text:p>
          </table:table-cell>
          <table:table-cell office:value-type="float" office:value="758.7">
            <text:p>758,7</text:p>
          </table:table-cell>
          <table:table-cell table:number-columns-repeated="2" office:value-type="float" office:value="761.3">
            <text:p>761,3</text:p>
          </table:table-cell>
        </table:table-row>
        <table:table-row table:style-name="ro1">
          <table:table-cell office:value-type="date" office:date-value="2019-08-16">
            <text:p>16.08.19</text:p>
          </table:table-cell>
          <table:table-cell office:value-type="float" office:value="764.4">
            <text:p>764,4</text:p>
          </table:table-cell>
          <table:table-cell office:value-type="float" office:value="765.7">
            <text:p>765,7</text:p>
          </table:table-cell>
          <table:table-cell office:value-type="float" office:value="767">
            <text:p>767,0</text:p>
          </table:table-cell>
          <table:table-cell office:value-type="float" office:value="768.3">
            <text:p>768,3</text:p>
          </table:table-cell>
          <table:table-cell office:value-type="float" office:value="767.9">
            <text:p>767,9</text:p>
          </table:table-cell>
          <table:table-cell office:value-type="float" office:value="769.6">
            <text:p>769,6</text:p>
          </table:table-cell>
          <table:table-cell office:value-type="float" office:value="770.9">
            <text:p>770,9</text:p>
          </table:table-cell>
          <table:table-cell office:value-type="float" office:value="771.8">
            <text:p>771,8</text:p>
          </table:table-cell>
          <table:table-cell office:value-type="float" office:value="771.3">
            <text:p>771,3</text:p>
          </table:table-cell>
          <table:table-cell office:value-type="float" office:value="767.3">
            <text:p>767,3</text:p>
          </table:table-cell>
          <table:table-cell office:value-type="float" office:value="766.7">
            <text:p>766,7</text:p>
          </table:table-cell>
          <table:table-cell office:value-type="float" office:value="763.6">
            <text:p>763,6</text:p>
          </table:table-cell>
          <table:table-cell office:value-type="float" office:value="762.7">
            <text:p>762,7</text:p>
          </table:table-cell>
          <table:table-cell office:value-type="float" office:value="760.5">
            <text:p>760,5</text:p>
          </table:table-cell>
          <table:table-cell office:value-type="float" office:value="759">
            <text:p>759,0</text:p>
          </table:table-cell>
          <table:table-cell office:value-type="float" office:value="758.6">
            <text:p>758,6</text:p>
          </table:table-cell>
          <table:table-cell office:value-type="float" office:value="759.2">
            <text:p>759,2</text:p>
          </table:table-cell>
          <table:table-cell office:value-type="float" office:value="757.2">
            <text:p>757,2</text:p>
          </table:table-cell>
          <table:table-cell office:value-type="float" office:value="755.6">
            <text:p>755,6</text:p>
          </table:table-cell>
          <table:table-cell office:value-type="float" office:value="753.8">
            <text:p>753,8</text:p>
          </table:table-cell>
          <table:table-cell office:value-type="float" office:value="752.6">
            <text:p>752,6</text:p>
          </table:table-cell>
          <table:table-cell office:value-type="float" office:value="755.7">
            <text:p>755,7</text:p>
          </table:table-cell>
          <table:table-cell office:value-type="float" office:value="754.4">
            <text:p>754,4</text:p>
          </table:table-cell>
          <table:table-cell office:value-type="float" office:value="757.3">
            <text:p>757,3</text:p>
          </table:table-cell>
        </table:table-row>
        <table:table-row table:style-name="ro1">
          <table:table-cell office:value-type="date" office:date-value="2019-08-17">
            <text:p>17.08.19</text:p>
          </table:table-cell>
          <table:table-cell office:value-type="float" office:value="757.1">
            <text:p>757,1</text:p>
          </table:table-cell>
          <table:table-cell office:value-type="float" office:value="758.7">
            <text:p>758,7</text:p>
          </table:table-cell>
          <table:table-cell office:value-type="float" office:value="757.3">
            <text:p>757,3</text:p>
          </table:table-cell>
          <table:table-cell office:value-type="float" office:value="758.1">
            <text:p>758,1</text:p>
          </table:table-cell>
          <table:table-cell office:value-type="float" office:value="758.6">
            <text:p>758,6</text:p>
          </table:table-cell>
          <table:table-cell office:value-type="float" office:value="757.8">
            <text:p>757,8</text:p>
          </table:table-cell>
          <table:table-cell office:value-type="float" office:value="756.9">
            <text:p>756,9</text:p>
          </table:table-cell>
          <table:table-cell office:value-type="float" office:value="760.1">
            <text:p>760,1</text:p>
          </table:table-cell>
          <table:table-cell office:value-type="float" office:value="759.8">
            <text:p>759,8</text:p>
          </table:table-cell>
          <table:table-cell office:value-type="float" office:value="761.7">
            <text:p>761,7</text:p>
          </table:table-cell>
          <table:table-cell office:value-type="float" office:value="760.9">
            <text:p>760,9</text:p>
          </table:table-cell>
          <table:table-cell office:value-type="float" office:value="759.3">
            <text:p>759,3</text:p>
          </table:table-cell>
          <table:table-cell office:value-type="float" office:value="756.9">
            <text:p>756,9</text:p>
          </table:table-cell>
          <table:table-cell office:value-type="float" office:value="758.9">
            <text:p>758,9</text:p>
          </table:table-cell>
          <table:table-cell office:value-type="float" office:value="757.5">
            <text:p>757,5</text:p>
          </table:table-cell>
          <table:table-cell office:value-type="float" office:value="760.4">
            <text:p>760,4</text:p>
          </table:table-cell>
          <table:table-cell office:value-type="float" office:value="758.6">
            <text:p>758,6</text:p>
          </table:table-cell>
          <table:table-cell office:value-type="float" office:value="761.4">
            <text:p>761,4</text:p>
          </table:table-cell>
          <table:table-cell office:value-type="float" office:value="763.7">
            <text:p>763,7</text:p>
          </table:table-cell>
          <table:table-cell office:value-type="float" office:value="765.4">
            <text:p>765,4</text:p>
          </table:table-cell>
          <table:table-cell office:value-type="float" office:value="762.6">
            <text:p>762,6</text:p>
          </table:table-cell>
          <table:table-cell office:value-type="float" office:value="761.6">
            <text:p>761,6</text:p>
          </table:table-cell>
          <table:table-cell office:value-type="float" office:value="763.6">
            <text:p>763,6</text:p>
          </table:table-cell>
          <table:table-cell office:value-type="float" office:value="764.8">
            <text:p>764,8</text:p>
          </table:table-cell>
        </table:table-row>
        <table:table-row table:style-name="ro1">
          <table:table-cell office:value-type="date" office:date-value="2019-08-18">
            <text:p>18.08.19</text:p>
          </table:table-cell>
          <table:table-cell office:value-type="float" office:value="768">
            <text:p>768,0</text:p>
          </table:table-cell>
          <table:table-cell office:value-type="float" office:value="767.2">
            <text:p>767,2</text:p>
          </table:table-cell>
          <table:table-cell office:value-type="float" office:value="766.5">
            <text:p>766,5</text:p>
          </table:table-cell>
          <table:table-cell office:value-type="float" office:value="764.5">
            <text:p>764,5</text:p>
          </table:table-cell>
          <table:table-cell office:value-type="float" office:value="764.3">
            <text:p>764,3</text:p>
          </table:table-cell>
          <table:table-cell office:value-type="float" office:value="764.6">
            <text:p>764,6</text:p>
          </table:table-cell>
          <table:table-cell office:value-type="float" office:value="765.3">
            <text:p>765,3</text:p>
          </table:table-cell>
          <table:table-cell office:value-type="float" office:value="764.3">
            <text:p>764,3</text:p>
          </table:table-cell>
          <table:table-cell office:value-type="float" office:value="763">
            <text:p>763,0</text:p>
          </table:table-cell>
          <table:table-cell office:value-type="float" office:value="760.6">
            <text:p>760,6</text:p>
          </table:table-cell>
          <table:table-cell office:value-type="float" office:value="763.2">
            <text:p>763,2</text:p>
          </table:table-cell>
          <table:table-cell office:value-type="float" office:value="762">
            <text:p>762,0</text:p>
          </table:table-cell>
          <table:table-cell office:value-type="float" office:value="760.3">
            <text:p>760,3</text:p>
          </table:table-cell>
          <table:table-cell office:value-type="float" office:value="760.1">
            <text:p>760,1</text:p>
          </table:table-cell>
          <table:table-cell office:value-type="float" office:value="761.5">
            <text:p>761,5</text:p>
          </table:table-cell>
          <table:table-cell office:value-type="float" office:value="761.3">
            <text:p>761,3</text:p>
          </table:table-cell>
          <table:table-cell office:value-type="float" office:value="763.8">
            <text:p>763,8</text:p>
          </table:table-cell>
          <table:table-cell office:value-type="float" office:value="764.9">
            <text:p>764,9</text:p>
          </table:table-cell>
          <table:table-cell table:number-columns-repeated="2" office:value-type="float" office:value="766">
            <text:p>766,0</text:p>
          </table:table-cell>
          <table:table-cell office:value-type="float" office:value="768">
            <text:p>768,0</text:p>
          </table:table-cell>
          <table:table-cell office:value-type="float" office:value="765.2">
            <text:p>765,2</text:p>
          </table:table-cell>
          <table:table-cell office:value-type="float" office:value="761.9">
            <text:p>761,9</text:p>
          </table:table-cell>
          <table:table-cell office:value-type="float" office:value="759.3">
            <text:p>759,3</text:p>
          </table:table-cell>
        </table:table-row>
        <table:table-row table:style-name="ro1">
          <table:table-cell office:value-type="date" office:date-value="2019-08-19">
            <text:p>19.08.19</text:p>
          </table:table-cell>
          <table:table-cell office:value-type="float" office:value="755.9">
            <text:p>755,9</text:p>
          </table:table-cell>
          <table:table-cell office:value-type="float" office:value="755.7">
            <text:p>755,7</text:p>
          </table:table-cell>
          <table:table-cell office:value-type="float" office:value="756.4">
            <text:p>756,4</text:p>
          </table:table-cell>
          <table:table-cell office:value-type="float" office:value="754.1">
            <text:p>754,1</text:p>
          </table:table-cell>
          <table:table-cell office:value-type="float" office:value="752.2">
            <text:p>752,2</text:p>
          </table:table-cell>
          <table:table-cell office:value-type="float" office:value="753.6">
            <text:p>753,6</text:p>
          </table:table-cell>
          <table:table-cell office:value-type="float" office:value="754.2">
            <text:p>754,2</text:p>
          </table:table-cell>
          <table:table-cell office:value-type="float" office:value="755.6">
            <text:p>755,6</text:p>
          </table:table-cell>
          <table:table-cell office:value-type="float" office:value="755.1">
            <text:p>755,1</text:p>
          </table:table-cell>
          <table:table-cell office:value-type="float" office:value="753.6">
            <text:p>753,6</text:p>
          </table:table-cell>
          <table:table-cell office:value-type="float" office:value="754.2">
            <text:p>754,2</text:p>
          </table:table-cell>
          <table:table-cell office:value-type="float" office:value="756.3">
            <text:p>756,3</text:p>
          </table:table-cell>
          <table:table-cell office:value-type="float" office:value="755.4">
            <text:p>755,4</text:p>
          </table:table-cell>
          <table:table-cell office:value-type="float" office:value="757.5">
            <text:p>757,5</text:p>
          </table:table-cell>
          <table:table-cell office:value-type="float" office:value="757.9">
            <text:p>757,9</text:p>
          </table:table-cell>
          <table:table-cell office:value-type="float" office:value="757.1">
            <text:p>757,1</text:p>
          </table:table-cell>
          <table:table-cell office:value-type="float" office:value="756.2">
            <text:p>756,2</text:p>
          </table:table-cell>
          <table:table-cell office:value-type="float" office:value="754.8">
            <text:p>754,8</text:p>
          </table:table-cell>
          <table:table-cell office:value-type="float" office:value="753.2">
            <text:p>753,2</text:p>
          </table:table-cell>
          <table:table-cell office:value-type="float" office:value="752.8">
            <text:p>752,8</text:p>
          </table:table-cell>
          <table:table-cell office:value-type="float" office:value="755.2">
            <text:p>755,2</text:p>
          </table:table-cell>
          <table:table-cell office:value-type="float" office:value="757.6">
            <text:p>757,6</text:p>
          </table:table-cell>
          <table:table-cell office:value-type="float" office:value="759.5">
            <text:p>759,5</text:p>
          </table:table-cell>
          <table:table-cell office:value-type="float" office:value="757">
            <text:p>757,0</text:p>
          </table:table-cell>
        </table:table-row>
        <table:table-row table:style-name="ro1">
          <table:table-cell office:value-type="date" office:date-value="2019-08-20">
            <text:p>20.08.19</text:p>
          </table:table-cell>
          <table:table-cell office:value-type="float" office:value="757.1">
            <text:p>757,1</text:p>
          </table:table-cell>
          <table:table-cell office:value-type="float" office:value="760.1">
            <text:p>760,1</text:p>
          </table:table-cell>
          <table:table-cell office:value-type="float" office:value="757.1">
            <text:p>757,1</text:p>
          </table:table-cell>
          <table:table-cell office:value-type="float" office:value="755.9">
            <text:p>755,9</text:p>
          </table:table-cell>
          <table:table-cell office:value-type="float" office:value="758.2">
            <text:p>758,2</text:p>
          </table:table-cell>
          <table:table-cell office:value-type="float" office:value="755.4">
            <text:p>755,4</text:p>
          </table:table-cell>
          <table:table-cell office:value-type="float" office:value="753.6">
            <text:p>753,6</text:p>
          </table:table-cell>
          <table:table-cell office:value-type="float" office:value="753.4">
            <text:p>753,4</text:p>
          </table:table-cell>
          <table:table-cell office:value-type="float" office:value="755.9">
            <text:p>755,9</text:p>
          </table:table-cell>
          <table:table-cell office:value-type="float" office:value="757.4">
            <text:p>757,4</text:p>
          </table:table-cell>
          <table:table-cell office:value-type="float" office:value="756.3">
            <text:p>756,3</text:p>
          </table:table-cell>
          <table:table-cell office:value-type="float" office:value="757.7">
            <text:p>757,7</text:p>
          </table:table-cell>
          <table:table-cell office:value-type="float" office:value="756.9">
            <text:p>756,9</text:p>
          </table:table-cell>
          <table:table-cell office:value-type="float" office:value="758.7">
            <text:p>758,7</text:p>
          </table:table-cell>
          <table:table-cell office:value-type="float" office:value="757.5">
            <text:p>757,5</text:p>
          </table:table-cell>
          <table:table-cell office:value-type="float" office:value="759.1">
            <text:p>759,1</text:p>
          </table:table-cell>
          <table:table-cell office:value-type="float" office:value="760.2">
            <text:p>760,2</text:p>
          </table:table-cell>
          <table:table-cell office:value-type="float" office:value="762.6">
            <text:p>762,6</text:p>
          </table:table-cell>
          <table:table-cell office:value-type="float" office:value="759.8">
            <text:p>759,8</text:p>
          </table:table-cell>
          <table:table-cell office:value-type="float" office:value="757.9">
            <text:p>757,9</text:p>
          </table:table-cell>
          <table:table-cell office:value-type="float" office:value="757.4">
            <text:p>757,4</text:p>
          </table:table-cell>
          <table:table-cell office:value-type="float" office:value="759.2">
            <text:p>759,2</text:p>
          </table:table-cell>
          <table:table-cell office:value-type="float" office:value="757.7">
            <text:p>757,7</text:p>
          </table:table-cell>
          <table:table-cell office:value-type="float" office:value="757.8">
            <text:p>757,8</text:p>
          </table:table-cell>
        </table:table-row>
        <table:table-row table:style-name="ro1">
          <table:table-cell office:value-type="date" office:date-value="2019-08-21">
            <text:p>21.08.19</text:p>
          </table:table-cell>
          <table:table-cell office:value-type="float" office:value="755.6">
            <text:p>755,6</text:p>
          </table:table-cell>
          <table:table-cell office:value-type="float" office:value="756.6">
            <text:p>756,6</text:p>
          </table:table-cell>
          <table:table-cell office:value-type="float" office:value="759.9">
            <text:p>759,9</text:p>
          </table:table-cell>
          <table:table-cell office:value-type="float" office:value="760.9">
            <text:p>760,9</text:p>
          </table:table-cell>
          <table:table-cell office:value-type="float" office:value="759.2">
            <text:p>759,2</text:p>
          </table:table-cell>
          <table:table-cell office:value-type="float" office:value="761.7">
            <text:p>761,7</text:p>
          </table:table-cell>
          <table:table-cell office:value-type="float" office:value="761.4">
            <text:p>761,4</text:p>
          </table:table-cell>
          <table:table-cell office:value-type="float" office:value="761.7">
            <text:p>761,7</text:p>
          </table:table-cell>
          <table:table-cell office:value-type="float" office:value="758.8">
            <text:p>758,8</text:p>
          </table:table-cell>
          <table:table-cell office:value-type="float" office:value="756.5">
            <text:p>756,5</text:p>
          </table:table-cell>
          <table:table-cell office:value-type="float" office:value="758.8">
            <text:p>758,8</text:p>
          </table:table-cell>
          <table:table-cell office:value-type="float" office:value="761.3">
            <text:p>761,3</text:p>
          </table:table-cell>
          <table:table-cell office:value-type="float" office:value="760.9">
            <text:p>760,9</text:p>
          </table:table-cell>
          <table:table-cell office:value-type="float" office:value="760.6">
            <text:p>760,6</text:p>
          </table:table-cell>
          <table:table-cell office:value-type="float" office:value="758">
            <text:p>758,0</text:p>
          </table:table-cell>
          <table:table-cell office:value-type="float" office:value="757.6">
            <text:p>757,6</text:p>
          </table:table-cell>
          <table:table-cell office:value-type="float" office:value="757.3">
            <text:p>757,3</text:p>
          </table:table-cell>
          <table:table-cell office:value-type="float" office:value="759.8">
            <text:p>759,8</text:p>
          </table:table-cell>
          <table:table-cell office:value-type="float" office:value="761.9">
            <text:p>761,9</text:p>
          </table:table-cell>
          <table:table-cell office:value-type="float" office:value="763.3">
            <text:p>763,3</text:p>
          </table:table-cell>
          <table:table-cell office:value-type="float" office:value="763.8">
            <text:p>763,8</text:p>
          </table:table-cell>
          <table:table-cell office:value-type="float" office:value="766.4">
            <text:p>766,4</text:p>
          </table:table-cell>
          <table:table-cell office:value-type="float" office:value="763.5">
            <text:p>763,5</text:p>
          </table:table-cell>
          <table:table-cell office:value-type="float" office:value="764.1">
            <text:p>764,1</text:p>
          </table:table-cell>
        </table:table-row>
        <table:table-row table:style-name="ro1">
          <table:table-cell office:value-type="date" office:date-value="2019-08-22">
            <text:p>22.08.19</text:p>
          </table:table-cell>
          <table:table-cell office:value-type="float" office:value="767.2">
            <text:p>767,2</text:p>
          </table:table-cell>
          <table:table-cell office:value-type="float" office:value="764.2">
            <text:p>764,2</text:p>
          </table:table-cell>
          <table:table-cell office:value-type="float" office:value="764.7">
            <text:p>764,7</text:p>
          </table:table-cell>
          <table:table-cell office:value-type="float" office:value="765.4">
            <text:p>765,4</text:p>
          </table:table-cell>
          <table:table-cell office:value-type="float" office:value="766.9">
            <text:p>766,9</text:p>
          </table:table-cell>
          <table:table-cell office:value-type="float" office:value="765.4">
            <text:p>765,4</text:p>
          </table:table-cell>
          <table:table-cell office:value-type="float" office:value="765.9">
            <text:p>765,9</text:p>
          </table:table-cell>
          <table:table-cell office:value-type="float" office:value="767.1">
            <text:p>767,1</text:p>
          </table:table-cell>
          <table:table-cell office:value-type="float" office:value="763.8">
            <text:p>763,8</text:p>
          </table:table-cell>
          <table:table-cell office:value-type="float" office:value="766.2">
            <text:p>766,2</text:p>
          </table:table-cell>
          <table:table-cell office:value-type="float" office:value="764.5">
            <text:p>764,5</text:p>
          </table:table-cell>
          <table:table-cell office:value-type="float" office:value="763.4">
            <text:p>763,4</text:p>
          </table:table-cell>
          <table:table-cell office:value-type="float" office:value="762.3">
            <text:p>762,3</text:p>
          </table:table-cell>
          <table:table-cell office:value-type="float" office:value="763.6">
            <text:p>763,6</text:p>
          </table:table-cell>
          <table:table-cell office:value-type="float" office:value="761.7">
            <text:p>761,7</text:p>
          </table:table-cell>
          <table:table-cell office:value-type="float" office:value="764.5">
            <text:p>764,5</text:p>
          </table:table-cell>
          <table:table-cell table:number-columns-repeated="2" office:value-type="float" office:value="763.2">
            <text:p>763,2</text:p>
          </table:table-cell>
          <table:table-cell office:value-type="float" office:value="764.1">
            <text:p>764,1</text:p>
          </table:table-cell>
          <table:table-cell office:value-type="float" office:value="761.8">
            <text:p>761,8</text:p>
          </table:table-cell>
          <table:table-cell office:value-type="float" office:value="759.8">
            <text:p>759,8</text:p>
          </table:table-cell>
          <table:table-cell office:value-type="float" office:value="757.3">
            <text:p>757,3</text:p>
          </table:table-cell>
          <table:table-cell office:value-type="float" office:value="760.5">
            <text:p>760,5</text:p>
          </table:table-cell>
          <table:table-cell office:value-type="float" office:value="759.5">
            <text:p>759,5</text:p>
          </table:table-cell>
        </table:table-row>
        <table:table-row table:style-name="ro1">
          <table:table-cell office:value-type="date" office:date-value="2019-08-23">
            <text:p>23.08.19</text:p>
          </table:table-cell>
          <table:table-cell office:value-type="float" office:value="759.5">
            <text:p>759,5</text:p>
          </table:table-cell>
          <table:table-cell office:value-type="float" office:value="757">
            <text:p>757,0</text:p>
          </table:table-cell>
          <table:table-cell table:number-columns-repeated="2" office:value-type="float" office:value="760.1">
            <text:p>760,1</text:p>
          </table:table-cell>
          <table:table-cell office:value-type="float" office:value="759.7">
            <text:p>759,7</text:p>
          </table:table-cell>
          <table:table-cell office:value-type="float" office:value="759.5">
            <text:p>759,5</text:p>
          </table:table-cell>
          <table:table-cell office:value-type="float" office:value="761.7">
            <text:p>761,7</text:p>
          </table:table-cell>
          <table:table-cell table:number-columns-repeated="2" office:value-type="float" office:value="760.6">
            <text:p>760,6</text:p>
          </table:table-cell>
          <table:table-cell office:value-type="float" office:value="760.5">
            <text:p>760,5</text:p>
          </table:table-cell>
          <table:table-cell office:value-type="float" office:value="763.2">
            <text:p>763,2</text:p>
          </table:table-cell>
          <table:table-cell office:value-type="float" office:value="762.4">
            <text:p>762,4</text:p>
          </table:table-cell>
          <table:table-cell office:value-type="float" office:value="760">
            <text:p>760,0</text:p>
          </table:table-cell>
          <table:table-cell office:value-type="float" office:value="762.7">
            <text:p>762,7</text:p>
          </table:table-cell>
          <table:table-cell office:value-type="float" office:value="762.8">
            <text:p>762,8</text:p>
          </table:table-cell>
          <table:table-cell office:value-type="float" office:value="761.8">
            <text:p>761,8</text:p>
          </table:table-cell>
          <table:table-cell office:value-type="float" office:value="760.6">
            <text:p>760,6</text:p>
          </table:table-cell>
          <table:table-cell office:value-type="float" office:value="758.7">
            <text:p>758,7</text:p>
          </table:table-cell>
          <table:table-cell office:value-type="float" office:value="758">
            <text:p>758,0</text:p>
          </table:table-cell>
          <table:table-cell office:value-type="float" office:value="757.5">
            <text:p>757,5</text:p>
          </table:table-cell>
          <table:table-cell office:value-type="float" office:value="758.3">
            <text:p>758,3</text:p>
          </table:table-cell>
          <table:table-cell office:value-type="float" office:value="757.9">
            <text:p>757,9</text:p>
          </table:table-cell>
          <table:table-cell office:value-type="float" office:value="759.1">
            <text:p>759,1</text:p>
          </table:table-cell>
          <table:table-cell office:value-type="float" office:value="759.7">
            <text:p>759,7</text:p>
          </table:table-cell>
        </table:table-row>
        <table:table-row table:style-name="ro1">
          <table:table-cell office:value-type="date" office:date-value="2019-08-24">
            <text:p>24.08.19</text:p>
          </table:table-cell>
          <table:table-cell office:value-type="float" office:value="762.7">
            <text:p>762,7</text:p>
          </table:table-cell>
          <table:table-cell office:value-type="float" office:value="763.9">
            <text:p>763,9</text:p>
          </table:table-cell>
          <table:table-cell office:value-type="float" office:value="761.4">
            <text:p>761,4</text:p>
          </table:table-cell>
          <table:table-cell office:value-type="float" office:value="763.6">
            <text:p>763,6</text:p>
          </table:table-cell>
          <table:table-cell office:value-type="float" office:value="763.8">
            <text:p>763,8</text:p>
          </table:table-cell>
          <table:table-cell office:value-type="float" office:value="764.9">
            <text:p>764,9</text:p>
          </table:table-cell>
          <table:table-cell office:value-type="float" office:value="764.6">
            <text:p>764,6</text:p>
          </table:table-cell>
          <table:table-cell office:value-type="float" office:value="766.3">
            <text:p>766,3</text:p>
          </table:table-cell>
          <table:table-cell office:value-type="float" office:value="765.2">
            <text:p>765,2</text:p>
          </table:table-cell>
          <table:table-cell office:value-type="float" office:value="763">
            <text:p>763,0</text:p>
          </table:table-cell>
          <table:table-cell office:value-type="float" office:value="765.5">
            <text:p>765,5</text:p>
          </table:table-cell>
          <table:table-cell office:value-type="float" office:value="767.1">
            <text:p>767,1</text:p>
          </table:table-cell>
          <table:table-cell office:value-type="float" office:value="767">
            <text:p>767,0</text:p>
          </table:table-cell>
          <table:table-cell office:value-type="float" office:value="768.7">
            <text:p>768,7</text:p>
          </table:table-cell>
          <table:table-cell office:value-type="float" office:value="768.3">
            <text:p>768,3</text:p>
          </table:table-cell>
          <table:table-cell office:value-type="float" office:value="768.7">
            <text:p>768,7</text:p>
          </table:table-cell>
          <table:table-cell office:value-type="float" office:value="766.2">
            <text:p>766,2</text:p>
          </table:table-cell>
          <table:table-cell office:value-type="float" office:value="768.1">
            <text:p>768,1</text:p>
          </table:table-cell>
          <table:table-cell office:value-type="float" office:value="768.5">
            <text:p>768,5</text:p>
          </table:table-cell>
          <table:table-cell office:value-type="float" office:value="766.8">
            <text:p>766,8</text:p>
          </table:table-cell>
          <table:table-cell office:value-type="float" office:value="767.6">
            <text:p>767,6</text:p>
          </table:table-cell>
          <table:table-cell office:value-type="float" office:value="768">
            <text:p>768,0</text:p>
          </table:table-cell>
          <table:table-cell office:value-type="float" office:value="767.5">
            <text:p>767,5</text:p>
          </table:table-cell>
          <table:table-cell office:value-type="float" office:value="764.9">
            <text:p>764,9</text:p>
          </table:table-cell>
        </table:table-row>
        <table:table-row table:style-name="ro1">
          <table:table-cell office:value-type="date" office:date-value="2019-08-25">
            <text:p>25.08.19</text:p>
          </table:table-cell>
          <table:table-cell office:value-type="float" office:value="762.9">
            <text:p>762,9</text:p>
          </table:table-cell>
          <table:table-cell office:value-type="float" office:value="764.1">
            <text:p>764,1</text:p>
          </table:table-cell>
          <table:table-cell office:value-type="float" office:value="764.7">
            <text:p>764,7</text:p>
          </table:table-cell>
          <table:table-cell office:value-type="float" office:value="763.1">
            <text:p>763,1</text:p>
          </table:table-cell>
          <table:table-cell office:value-type="float" office:value="765.7">
            <text:p>765,7</text:p>
          </table:table-cell>
          <table:table-cell office:value-type="float" office:value="764.2">
            <text:p>764,2</text:p>
          </table:table-cell>
          <table:table-cell office:value-type="float" office:value="764.9">
            <text:p>764,9</text:p>
          </table:table-cell>
          <table:table-cell office:value-type="float" office:value="762.9">
            <text:p>762,9</text:p>
          </table:table-cell>
          <table:table-cell office:value-type="float" office:value="761">
            <text:p>761,0</text:p>
          </table:table-cell>
          <table:table-cell office:value-type="float" office:value="758.3">
            <text:p>758,3</text:p>
          </table:table-cell>
          <table:table-cell office:value-type="float" office:value="757.6">
            <text:p>757,6</text:p>
          </table:table-cell>
          <table:table-cell office:value-type="float" office:value="755.5">
            <text:p>755,5</text:p>
          </table:table-cell>
          <table:table-cell office:value-type="float" office:value="758.8">
            <text:p>758,8</text:p>
          </table:table-cell>
          <table:table-cell office:value-type="float" office:value="759.1">
            <text:p>759,1</text:p>
          </table:table-cell>
          <table:table-cell office:value-type="float" office:value="759.3">
            <text:p>759,3</text:p>
          </table:table-cell>
          <table:table-cell office:value-type="float" office:value="757.3">
            <text:p>757,3</text:p>
          </table:table-cell>
          <table:table-cell office:value-type="float" office:value="754.9">
            <text:p>754,9</text:p>
          </table:table-cell>
          <table:table-cell office:value-type="float" office:value="757.8">
            <text:p>757,8</text:p>
          </table:table-cell>
          <table:table-cell office:value-type="float" office:value="760.1">
            <text:p>760,1</text:p>
          </table:table-cell>
          <table:table-cell office:value-type="float" office:value="762.4">
            <text:p>762,4</text:p>
          </table:table-cell>
          <table:table-cell office:value-type="float" office:value="764.7">
            <text:p>764,7</text:p>
          </table:table-cell>
          <table:table-cell office:value-type="float" office:value="766.9">
            <text:p>766,9</text:p>
          </table:table-cell>
          <table:table-cell office:value-type="float" office:value="765">
            <text:p>765,0</text:p>
          </table:table-cell>
          <table:table-cell office:value-type="float" office:value="763">
            <text:p>763,0</text:p>
          </table:table-cell>
        </table:table-row>
        <table:table-row table:style-name="ro1">
          <table:table-cell office:value-type="date" office:date-value="2019-08-26">
            <text:p>26.08.19</text:p>
          </table:table-cell>
          <table:table-cell office:value-type="float" office:value="759.8">
            <text:p>759,8</text:p>
          </table:table-cell>
          <table:table-cell office:value-type="float" office:value="762.3">
            <text:p>762,3</text:p>
          </table:table-cell>
          <table:table-cell office:value-type="float" office:value="759.3">
            <text:p>759,3</text:p>
          </table:table-cell>
          <table:table-cell office:value-type="float" office:value="759.8">
            <text:p>759,8</text:p>
          </table:table-cell>
          <table:table-cell office:value-type="float" office:value="758.8">
            <text:p>758,8</text:p>
          </table:table-cell>
          <table:table-cell office:value-type="float" office:value="759.5">
            <text:p>759,5</text:p>
          </table:table-cell>
          <table:table-cell office:value-type="float" office:value="762.4">
            <text:p>762,4</text:p>
          </table:table-cell>
          <table:table-cell office:value-type="float" office:value="762.6">
            <text:p>762,6</text:p>
          </table:table-cell>
          <table:table-cell office:value-type="float" office:value="764.2">
            <text:p>764,2</text:p>
          </table:table-cell>
          <table:table-cell office:value-type="float" office:value="763.2">
            <text:p>763,2</text:p>
          </table:table-cell>
          <table:table-cell office:value-type="float" office:value="763.4">
            <text:p>763,4</text:p>
          </table:table-cell>
          <table:table-cell office:value-type="float" office:value="764">
            <text:p>764,0</text:p>
          </table:table-cell>
          <table:table-cell office:value-type="float" office:value="763.2">
            <text:p>763,2</text:p>
          </table:table-cell>
          <table:table-cell office:value-type="float" office:value="764.7">
            <text:p>764,7</text:p>
          </table:table-cell>
          <table:table-cell office:value-type="float" office:value="763.5">
            <text:p>763,5</text:p>
          </table:table-cell>
          <table:table-cell office:value-type="float" office:value="764.6">
            <text:p>764,6</text:p>
          </table:table-cell>
          <table:table-cell office:value-type="float" office:value="762.3">
            <text:p>762,3</text:p>
          </table:table-cell>
          <table:table-cell office:value-type="float" office:value="760.3">
            <text:p>760,3</text:p>
          </table:table-cell>
          <table:table-cell office:value-type="float" office:value="758">
            <text:p>758,0</text:p>
          </table:table-cell>
          <table:table-cell office:value-type="float" office:value="757.1">
            <text:p>757,1</text:p>
          </table:table-cell>
          <table:table-cell office:value-type="float" office:value="759.4">
            <text:p>759,4</text:p>
          </table:table-cell>
          <table:table-cell office:value-type="float" office:value="761">
            <text:p>761,0</text:p>
          </table:table-cell>
          <table:table-cell office:value-type="float" office:value="759.5">
            <text:p>759,5</text:p>
          </table:table-cell>
          <table:table-cell office:value-type="float" office:value="757.6">
            <text:p>757,6</text:p>
          </table:table-cell>
        </table:table-row>
        <table:table-row table:style-name="ro1">
          <table:table-cell office:value-type="date" office:date-value="2019-08-27">
            <text:p>27.08.19</text:p>
          </table:table-cell>
          <table:table-cell office:value-type="float" office:value="754.7">
            <text:p>754,7</text:p>
          </table:table-cell>
          <table:table-cell office:value-type="float" office:value="752.9">
            <text:p>752,9</text:p>
          </table:table-cell>
          <table:table-cell office:value-type="float" office:value="754.9">
            <text:p>754,9</text:p>
          </table:table-cell>
          <table:table-cell office:value-type="float" office:value="756">
            <text:p>756,0</text:p>
          </table:table-cell>
          <table:table-cell office:value-type="float" office:value="754">
            <text:p>754,0</text:p>
          </table:table-cell>
          <table:table-cell office:value-type="float" office:value="753">
            <text:p>753,0</text:p>
          </table:table-cell>
          <table:table-cell office:value-type="float" office:value="754.1">
            <text:p>754,1</text:p>
          </table:table-cell>
          <table:table-cell office:value-type="float" office:value="753.2">
            <text:p>753,2</text:p>
          </table:table-cell>
          <table:table-cell office:value-type="float" office:value="752.9">
            <text:p>752,9</text:p>
          </table:table-cell>
          <table:table-cell office:value-type="float" office:value="754.9">
            <text:p>754,9</text:p>
          </table:table-cell>
          <table:table-cell office:value-type="float" office:value="753.7">
            <text:p>753,7</text:p>
          </table:table-cell>
          <table:table-cell office:value-type="float" office:value="751.4">
            <text:p>751,4</text:p>
          </table:table-cell>
          <table:table-cell office:value-type="float" office:value="753.6">
            <text:p>753,6</text:p>
          </table:table-cell>
          <table:table-cell office:value-type="float" office:value="752.7">
            <text:p>752,7</text:p>
          </table:table-cell>
          <table:table-cell office:value-type="float" office:value="754.2">
            <text:p>754,2</text:p>
          </table:table-cell>
          <table:table-cell office:value-type="float" office:value="753.8">
            <text:p>753,8</text:p>
          </table:table-cell>
          <table:table-cell office:value-type="float" office:value="753.5">
            <text:p>753,5</text:p>
          </table:table-cell>
          <table:table-cell office:value-type="float" office:value="756.7">
            <text:p>756,7</text:p>
          </table:table-cell>
          <table:table-cell office:value-type="float" office:value="758">
            <text:p>758,0</text:p>
          </table:table-cell>
          <table:table-cell office:value-type="float" office:value="756.4">
            <text:p>756,4</text:p>
          </table:table-cell>
          <table:table-cell office:value-type="float" office:value="756.1">
            <text:p>756,1</text:p>
          </table:table-cell>
          <table:table-cell office:value-type="float" office:value="755.2">
            <text:p>755,2</text:p>
          </table:table-cell>
          <table:table-cell office:value-type="float" office:value="756.3">
            <text:p>756,3</text:p>
          </table:table-cell>
          <table:table-cell office:value-type="float" office:value="755.1">
            <text:p>755,1</text:p>
          </table:table-cell>
        </table:table-row>
        <table:table-row table:style-name="ro1">
          <table:table-cell office:value-type="date" office:date-value="2019-08-28">
            <text:p>28.08.19</text:p>
          </table:table-cell>
          <table:table-cell office:value-type="float" office:value="758.1">
            <text:p>758,1</text:p>
          </table:table-cell>
          <table:table-cell office:value-type="float" office:value="758.5">
            <text:p>758,5</text:p>
          </table:table-cell>
          <table:table-cell office:value-type="float" office:value="758.4">
            <text:p>758,4</text:p>
          </table:table-cell>
          <table:table-cell office:value-type="float" office:value="757.8">
            <text:p>757,8</text:p>
          </table:table-cell>
          <table:table-cell office:value-type="float" office:value="756.9">
            <text:p>756,9</text:p>
          </table:table-cell>
          <table:table-cell office:value-type="float" office:value="759.6">
            <text:p>759,6</text:p>
          </table:table-cell>
          <table:table-cell office:value-type="float" office:value="761.2">
            <text:p>761,2</text:p>
          </table:table-cell>
          <table:table-cell office:value-type="float" office:value="762.2">
            <text:p>762,2</text:p>
          </table:table-cell>
          <table:table-cell office:value-type="float" office:value="761.2">
            <text:p>761,2</text:p>
          </table:table-cell>
          <table:table-cell office:value-type="float" office:value="759.9">
            <text:p>759,9</text:p>
          </table:table-cell>
          <table:table-cell office:value-type="float" office:value="762.2">
            <text:p>762,2</text:p>
          </table:table-cell>
          <table:table-cell office:value-type="float" office:value="760.1">
            <text:p>760,1</text:p>
          </table:table-cell>
          <table:table-cell office:value-type="float" office:value="762.3">
            <text:p>762,3</text:p>
          </table:table-cell>
          <table:table-cell office:value-type="float" office:value="761.4">
            <text:p>761,4</text:p>
          </table:table-cell>
          <table:table-cell office:value-type="float" office:value="760.3">
            <text:p>760,3</text:p>
          </table:table-cell>
          <table:table-cell office:value-type="float" office:value="761.4">
            <text:p>761,4</text:p>
          </table:table-cell>
          <table:table-cell office:value-type="float" office:value="764.2">
            <text:p>764,2</text:p>
          </table:table-cell>
          <table:table-cell office:value-type="float" office:value="763.6">
            <text:p>763,6</text:p>
          </table:table-cell>
          <table:table-cell office:value-type="float" office:value="760.5">
            <text:p>760,5</text:p>
          </table:table-cell>
          <table:table-cell office:value-type="float" office:value="762.5">
            <text:p>762,5</text:p>
          </table:table-cell>
          <table:table-cell office:value-type="float" office:value="759.4">
            <text:p>759,4</text:p>
          </table:table-cell>
          <table:table-cell office:value-type="float" office:value="756.9">
            <text:p>756,9</text:p>
          </table:table-cell>
          <table:table-cell office:value-type="float" office:value="759.4">
            <text:p>759,4</text:p>
          </table:table-cell>
          <table:table-cell office:value-type="float" office:value="756.8">
            <text:p>756,8</text:p>
          </table:table-cell>
        </table:table-row>
        <table:table-row table:style-name="ro1">
          <table:table-cell office:value-type="date" office:date-value="2019-08-29">
            <text:p>29.08.19</text:p>
          </table:table-cell>
          <table:table-cell office:value-type="float" office:value="755">
            <text:p>755,0</text:p>
          </table:table-cell>
          <table:table-cell office:value-type="float" office:value="753.8">
            <text:p>753,8</text:p>
          </table:table-cell>
          <table:table-cell office:value-type="float" office:value="755.8">
            <text:p>755,8</text:p>
          </table:table-cell>
          <table:table-cell office:value-type="float" office:value="758.6">
            <text:p>758,6</text:p>
          </table:table-cell>
          <table:table-cell office:value-type="float" office:value="758.2">
            <text:p>758,2</text:p>
          </table:table-cell>
          <table:table-cell office:value-type="float" office:value="759.1">
            <text:p>759,1</text:p>
          </table:table-cell>
          <table:table-cell office:value-type="float" office:value="761.3">
            <text:p>761,3</text:p>
          </table:table-cell>
          <table:table-cell office:value-type="float" office:value="760">
            <text:p>760,0</text:p>
          </table:table-cell>
          <table:table-cell office:value-type="float" office:value="761.9">
            <text:p>761,9</text:p>
          </table:table-cell>
          <table:table-cell office:value-type="float" office:value="763.1">
            <text:p>763,1</text:p>
          </table:table-cell>
          <table:table-cell office:value-type="float" office:value="762.8">
            <text:p>762,8</text:p>
          </table:table-cell>
          <table:table-cell office:value-type="float" office:value="759.9">
            <text:p>759,9</text:p>
          </table:table-cell>
          <table:table-cell office:value-type="float" office:value="761.4">
            <text:p>761,4</text:p>
          </table:table-cell>
          <table:table-cell office:value-type="float" office:value="763.3">
            <text:p>763,3</text:p>
          </table:table-cell>
          <table:table-cell office:value-type="float" office:value="765.9">
            <text:p>765,9</text:p>
          </table:table-cell>
          <table:table-cell office:value-type="float" office:value="762.5">
            <text:p>762,5</text:p>
          </table:table-cell>
          <table:table-cell office:value-type="float" office:value="764.3">
            <text:p>764,3</text:p>
          </table:table-cell>
          <table:table-cell office:value-type="float" office:value="764.7">
            <text:p>764,7</text:p>
          </table:table-cell>
          <table:table-cell office:value-type="float" office:value="764">
            <text:p>764,0</text:p>
          </table:table-cell>
          <table:table-cell office:value-type="float" office:value="765.7">
            <text:p>765,7</text:p>
          </table:table-cell>
          <table:table-cell office:value-type="float" office:value="764.7">
            <text:p>764,7</text:p>
          </table:table-cell>
          <table:table-cell office:value-type="float" office:value="766.2">
            <text:p>766,2</text:p>
          </table:table-cell>
          <table:table-cell office:value-type="float" office:value="768.2">
            <text:p>768,2</text:p>
          </table:table-cell>
          <table:table-cell office:value-type="float" office:value="766">
            <text:p>766,0</text:p>
          </table:table-cell>
        </table:table-row>
        <table:table-row table:style-name="ro1">
          <table:table-cell office:value-type="date" office:date-value="2019-08-30">
            <text:p>30.08.19</text:p>
          </table:table-cell>
          <table:table-cell office:value-type="float" office:value="764.4">
            <text:p>764,4</text:p>
          </table:table-cell>
          <table:table-cell office:value-type="float" office:value="761.4">
            <text:p>761,4</text:p>
          </table:table-cell>
          <table:table-cell table:number-columns-repeated="2" office:value-type="float" office:value="760.6">
            <text:p>760,6</text:p>
          </table:table-cell>
          <table:table-cell office:value-type="float" office:value="762.3">
            <text:p>762,3</text:p>
          </table:table-cell>
          <table:table-cell office:value-type="float" office:value="763.9">
            <text:p>763,9</text:p>
          </table:table-cell>
          <table:table-cell office:value-type="float" office:value="763.5">
            <text:p>763,5</text:p>
          </table:table-cell>
          <table:table-cell office:value-type="float" office:value="761.9">
            <text:p>761,9</text:p>
          </table:table-cell>
          <table:table-cell office:value-type="float" office:value="763">
            <text:p>763,0</text:p>
          </table:table-cell>
          <table:table-cell office:value-type="float" office:value="763.2">
            <text:p>763,2</text:p>
          </table:table-cell>
          <table:table-cell office:value-type="float" office:value="765.5">
            <text:p>765,5</text:p>
          </table:table-cell>
          <table:table-cell office:value-type="float" office:value="762">
            <text:p>762,0</text:p>
          </table:table-cell>
          <table:table-cell office:value-type="float" office:value="760.4">
            <text:p>760,4</text:p>
          </table:table-cell>
          <table:table-cell office:value-type="float" office:value="759.5">
            <text:p>759,5</text:p>
          </table:table-cell>
          <table:table-cell office:value-type="float" office:value="758.3">
            <text:p>758,3</text:p>
          </table:table-cell>
          <table:table-cell office:value-type="float" office:value="758.5">
            <text:p>758,5</text:p>
          </table:table-cell>
          <table:table-cell office:value-type="float" office:value="757.2">
            <text:p>757,2</text:p>
          </table:table-cell>
          <table:table-cell office:value-type="float" office:value="756.9">
            <text:p>756,9</text:p>
          </table:table-cell>
          <table:table-cell office:value-type="float" office:value="756.6">
            <text:p>756,6</text:p>
          </table:table-cell>
          <table:table-cell office:value-type="float" office:value="756.5">
            <text:p>756,5</text:p>
          </table:table-cell>
          <table:table-cell office:value-type="float" office:value="755.3">
            <text:p>755,3</text:p>
          </table:table-cell>
          <table:table-cell office:value-type="float" office:value="754.9">
            <text:p>754,9</text:p>
          </table:table-cell>
          <table:table-cell office:value-type="float" office:value="755.4">
            <text:p>755,4</text:p>
          </table:table-cell>
          <table:table-cell office:value-type="float" office:value="755.5">
            <text:p>755,5</text:p>
          </table:table-cell>
        </table:table-row>
        <table:table-row table:style-name="ro1">
          <table:table-cell office:value-type="date" office:date-value="2019-08-31">
            <text:p>31.08.19</text:p>
          </table:table-cell>
          <table:table-cell table:number-columns-repeated="2" office:value-type="float" office:value="756.6">
            <text:p>756,6</text:p>
          </table:table-cell>
          <table:table-cell office:value-type="float" office:value="758.2">
            <text:p>758,2</text:p>
          </table:table-cell>
          <table:table-cell office:value-type="float" office:value="758.4">
            <text:p>758,4</text:p>
          </table:table-cell>
          <table:table-cell office:value-type="float" office:value="758.2">
            <text:p>758,2</text:p>
          </table:table-cell>
          <table:table-cell office:value-type="float" office:value="759.4">
            <text:p>759,4</text:p>
          </table:table-cell>
          <table:table-cell office:value-type="float" office:value="756.7">
            <text:p>756,7</text:p>
          </table:table-cell>
          <table:table-cell office:value-type="float" office:value="754.4">
            <text:p>754,4</text:p>
          </table:table-cell>
          <table:table-cell office:value-type="float" office:value="754.2">
            <text:p>754,2</text:p>
          </table:table-cell>
          <table:table-cell office:value-type="float" office:value="756">
            <text:p>756,0</text:p>
          </table:table-cell>
          <table:table-cell office:value-type="float" office:value="757.4">
            <text:p>757,4</text:p>
          </table:table-cell>
          <table:table-cell office:value-type="float" office:value="759.7">
            <text:p>759,7</text:p>
          </table:table-cell>
          <table:table-cell office:value-type="float" office:value="760.9">
            <text:p>760,9</text:p>
          </table:table-cell>
          <table:table-cell office:value-type="float" office:value="762.4">
            <text:p>762,4</text:p>
          </table:table-cell>
          <table:table-cell office:value-type="float" office:value="762.3">
            <text:p>762,3</text:p>
          </table:table-cell>
          <table:table-cell office:value-type="float" office:value="759.3">
            <text:p>759,3</text:p>
          </table:table-cell>
          <table:table-cell office:value-type="float" office:value="762.2">
            <text:p>762,2</text:p>
          </table:table-cell>
          <table:table-cell office:value-type="float" office:value="763.7">
            <text:p>763,7</text:p>
          </table:table-cell>
          <table:table-cell office:value-type="float" office:value="765.6">
            <text:p>765,6</text:p>
          </table:table-cell>
          <table:table-cell office:value-type="float" office:value="763.6">
            <text:p>763,6</text:p>
          </table:table-cell>
          <table:table-cell office:value-type="float" office:value="760.7">
            <text:p>760,7</text:p>
          </table:table-cell>
          <table:table-cell office:value-type="float" office:value="758.9">
            <text:p>758,9</text:p>
          </table:table-cell>
          <table:table-cell office:value-type="float" office:value="758.5">
            <text:p>758,5</text:p>
          </table:table-cell>
          <table:table-cell office:value-type="float" office:value="759.1">
            <text:p>759,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8.09.2020</text:date>, <text:time>13:04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9-08T13:04:32.76</dc:date>
    <meta:document-statistic meta:table-count="1" meta:cell-count="2324" meta:object-count="0"/>
    <meta:generator>OpenOffice.org/3.0$Win32 OpenOffice.org_project/300m9$Build-9358</meta:generator>
  </office:meta>
</office:document-meta>
</file>